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89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1"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, 1989, 'A', 1473);">
            <text:p>insert into qualifying_group_stage (id, tournament, group_code, squad) values (1, 1989, 'A', 147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qualifying_group_stage (id, tournament, group_code, squad) values (&quot; &amp; [.A3] &amp; &quot;, &quot; &amp; [.B3] &amp; &quot;, '&quot; &amp; [.C3] &amp; &quot;', &quot; &amp; [.D3] &amp;  &quot;);&quot;" office:value-type="string" office:string-value="insert into qualifying_group_stage (id, tournament, group_code, squad) values (2, 1989, 'A', 1868);">
            <text:p>insert into qualifying_group_stage (id, tournament, group_code, squad) values (2, 1989, 'A', 1868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qualifying_group_stage (id, tournament, group_code, squad) values (&quot; &amp; [.A4] &amp; &quot;, &quot; &amp; [.B4] &amp; &quot;, '&quot; &amp; [.C4] &amp; &quot;', &quot; &amp; [.D4] &amp;  &quot;);&quot;" office:value-type="string" office:string-value="insert into qualifying_group_stage (id, tournament, group_code, squad) values (3, 1989, 'A', 1869);">
            <text:p>insert into qualifying_group_stage (id, tournament, group_code, squad) values (3, 1989, 'A', 1869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4">
            <text:p>594</text:p>
          </table:table-cell>
          <table:table-cell table:number-columns-repeated="2"/>
          <table:table-cell table:formula="of:=&quot;insert into qualifying_group_stage (id, tournament, group_code, squad) values (&quot; &amp; [.A5] &amp; &quot;, &quot; &amp; [.B5] &amp; &quot;, '&quot; &amp; [.C5] &amp; &quot;', &quot; &amp; [.D5] &amp;  &quot;);&quot;" office:value-type="string" office:string-value="insert into qualifying_group_stage (id, tournament, group_code, squad) values (4, 1989, 'A', 594);">
            <text:p>insert into qualifying_group_stage (id, tournament, group_code, squad) values (4, 1989, 'A', 59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297">
            <text:p>297</text:p>
          </table:table-cell>
          <table:table-cell table:number-columns-repeated="2"/>
          <table:table-cell table:formula="of:=&quot;insert into qualifying_group_stage (id, tournament, group_code, squad) values (&quot; &amp; [.A6] &amp; &quot;, &quot; &amp; [.B6] &amp; &quot;, '&quot; &amp; [.C6] &amp; &quot;', &quot; &amp; [.D6] &amp;  &quot;);&quot;" office:value-type="string" office:string-value="insert into qualifying_group_stage (id, tournament, group_code, squad) values (5, 1989, 'A', 297);">
            <text:p>insert into qualifying_group_stage (id, tournament, group_code, squad) values (5, 1989, 'A', 29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qualifying_group_stage (id, tournament, group_code, squad) values (&quot; &amp; [.A7] &amp; &quot;, &quot; &amp; [.B7] &amp; &quot;, '&quot; &amp; [.C7] &amp; &quot;', &quot; &amp; [.D7] &amp;  &quot;);&quot;" office:value-type="string" office:string-value="insert into qualifying_group_stage (id, tournament, group_code, squad) values (6, 1989, 'B', 1784);">
            <text:p>insert into qualifying_group_stage (id, tournament, group_code, squad) values (6, 1989, 'B', 178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qualifying_group_stage (id, tournament, group_code, squad) values (&quot; &amp; [.A8] &amp; &quot;, &quot; &amp; [.B8] &amp; &quot;, '&quot; &amp; [.C8] &amp; &quot;', &quot; &amp; [.D8] &amp;  &quot;);&quot;" office:value-type="string" office:string-value="insert into qualifying_group_stage (id, tournament, group_code, squad) values (7, 1989, 'B', 599);">
            <text:p>insert into qualifying_group_stage (id, tournament, group_code, squad) values (7, 1989, 'B', 59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qualifying_group_stage (id, tournament, group_code, squad) values (&quot; &amp; [.A9] &amp; &quot;, &quot; &amp; [.B9] &amp; &quot;, '&quot; &amp; [.C9] &amp; &quot;', &quot; &amp; [.D9] &amp;  &quot;);&quot;" office:value-type="string" office:string-value="insert into qualifying_group_stage (id, tournament, group_code, squad) values (8, 1989, 'B', 596);">
            <text:p>insert into qualifying_group_stage (id, tournament, group_code, squad) values (8, 1989, 'B', 596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">
            <text:p>9</text:p>
          </table:table-cell>
          <table:table-cell table:formula="of:=[.B9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84">
            <text:p>1284</text:p>
          </table:table-cell>
          <table:table-cell table:number-columns-repeated="2"/>
          <table:table-cell table:formula="of:=&quot;insert into qualifying_group_stage (id, tournament, group_code, squad) values (&quot; &amp; [.A10] &amp; &quot;, &quot; &amp; [.B10] &amp; &quot;, '&quot; &amp; [.C10] &amp; &quot;', &quot; &amp; [.D10] &amp;  &quot;);&quot;" office:value-type="string" office:string-value="insert into qualifying_group_stage (id, tournament, group_code, squad) values (9, 1989, 'B', 1284);">
            <text:p>insert into qualifying_group_stage (id, tournament, group_code, squad) values (9, 1989, 'B', 1284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0">
            <text:p>10</text:p>
          </table:table-cell>
          <table:table-cell table:formula="of:=[.B10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21">
            <text:p>1721</text:p>
          </table:table-cell>
          <table:table-cell table:number-columns-repeated="2"/>
          <table:table-cell table:formula="of:=&quot;insert into qualifying_group_stage (id, tournament, group_code, squad) values (&quot; &amp; [.A11] &amp; &quot;, &quot; &amp; [.B11] &amp; &quot;, '&quot; &amp; [.C11] &amp; &quot;', &quot; &amp; [.D11] &amp;  &quot;);&quot;" office:value-type="string" office:string-value="insert into qualifying_group_stage (id, tournament, group_code, squad) values (10, 1989, 'B', 1721);">
            <text:p>insert into qualifying_group_stage (id, tournament, group_code, squad) values (10, 1989, 'B', 1721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1">
            <text:p>11</text:p>
          </table:table-cell>
          <table:table-cell table:formula="of:=[.B11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qualifying_group_stage (id, tournament, group_code, squad) values (&quot; &amp; [.A12] &amp; &quot;, &quot; &amp; [.B12] &amp; &quot;, '&quot; &amp; [.C12] &amp; &quot;', &quot; &amp; [.D12] &amp;  &quot;);&quot;" office:value-type="string" office:string-value="insert into qualifying_group_stage (id, tournament, group_code, squad) values (11, 1989, 'C', 590);">
            <text:p>insert into qualifying_group_stage (id, tournament, group_code, squad) values (11, 1989, 'C', 590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2">
            <text:p>12</text:p>
          </table:table-cell>
          <table:table-cell table:formula="of:=[.B12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12, 1989, 'C', 1268);">
            <text:p>insert into qualifying_group_stage (id, tournament, group_code, squad) values (12, 1989, 'C', 1268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3">
            <text:p>13</text:p>
          </table:table-cell>
          <table:table-cell table:formula="of:=[.B13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qualifying_group_stage (id, tournament, group_code, squad) values (&quot; &amp; [.A14] &amp; &quot;, &quot; &amp; [.B14] &amp; &quot;, '&quot; &amp; [.C14] &amp; &quot;', &quot; &amp; [.D14] &amp;  &quot;);&quot;" office:value-type="string" office:string-value="insert into qualifying_group_stage (id, tournament, group_code, squad) values (13, 1989, 'C', 1758);">
            <text:p>insert into qualifying_group_stage (id, tournament, group_code, squad) values (13, 1989, 'C', 1758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4">
            <text:p>14</text:p>
          </table:table-cell>
          <table:table-cell table:formula="of:=[.B14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qualifying_group_stage (id, tournament, group_code, squad) values (&quot; &amp; [.A15] &amp; &quot;, &quot; &amp; [.B15] &amp; &quot;, '&quot; &amp; [.C15] &amp; &quot;', &quot; &amp; [.D15] &amp;  &quot;);&quot;" office:value-type="string" office:string-value="insert into qualifying_group_stage (id, tournament, group_code, squad) values (14, 1989, 'C', 1876);">
            <text:p>insert into qualifying_group_stage (id, tournament, group_code, squad) values (14, 1989, 'C', 187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5">
            <text:p>15</text:p>
          </table:table-cell>
          <table:table-cell table:formula="of:=[.B15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67">
            <text:p>1767</text:p>
          </table:table-cell>
          <table:table-cell table:number-columns-repeated="2"/>
          <table:table-cell table:formula="of:=&quot;insert into qualifying_group_stage (id, tournament, group_code, squad) values (&quot; &amp; [.A16] &amp; &quot;, &quot; &amp; [.B16] &amp; &quot;, '&quot; &amp; [.C16] &amp; &quot;', &quot; &amp; [.D16] &amp;  &quot;);&quot;" office:value-type="string" office:string-value="insert into qualifying_group_stage (id, tournament, group_code, squad) values (15, 1989, 'C', 1767);">
            <text:p>insert into qualifying_group_stage (id, tournament, group_code, squad) values (15, 1989, 'C', 1767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office:value-type="float" office:value="1">
            <text:p>1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, '1989-04-23', 1, 1868);">
            <text:p>insert into game (matchid, matchdate, game_type, country) values (1, '1989-04-23', 1, 1868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">
            <text:p>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1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, '1989-04-23', 1, 1869);">
            <text:p>insert into game (matchid, matchdate, game_type, country) values (2, '1989-04-23', 1, 186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">
            <text:p>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20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, '1989-05-07', 1, 1473);">
            <text:p>insert into game (matchid, matchdate, game_type, country) values (3, '1989-05-07', 1, 147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4">
            <text:p>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21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, '1989-05-10', 1, 594);">
            <text:p>insert into game (matchid, matchdate, game_type, country) values (4, '1989-05-10', 1, 594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">
            <text:p>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2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, '1989-05-21', 1, 297);">
            <text:p>insert into game (matchid, matchdate, game_type, country) values (5, '1989-05-21', 1, 29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6">
            <text:p>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6, '1989-05-21', 1, 1869);">
            <text:p>insert into game (matchid, matchdate, game_type, country) values (6, '1989-05-21', 1, 186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">
            <text:p>7</text:p>
          </table:table-cell>
          <table:table-cell table:style-name="ce5" table:formula="of:=&quot;1989-06-06&quot;" office:value-type="string" office:string-value="1989-06-06">
            <text:p>1989-06-06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, '1989-06-06', 1, 1473);">
            <text:p>insert into game (matchid, matchdate, game_type, country) values (7, '1989-06-06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8">
            <text:p>8</text:p>
          </table:table-cell>
          <table:table-cell table:style-name="ce5" table:formula="of:=&quot;1989-06-08&quot;" office:value-type="string" office:string-value="1989-06-08">
            <text:p>1989-06-08</text:p>
          </table:table-cell>
          <table:table-cell table:formula="of:=+[.C25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8, '1989-06-08', 1, 594);">
            <text:p>insert into game (matchid, matchdate, game_type, country) values (8, '1989-06-08', 1, 59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">
            <text:p>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26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, '1989-06-18', 1, 297);">
            <text:p>insert into game (matchid, matchdate, game_type, country) values (9, '1989-06-18', 1, 297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0">
            <text:p>10</text:p>
          </table:table-cell>
          <table:table-cell table:style-name="ce5" table:formula="of:=&quot;1989-06-30&quot;" office:value-type="string" office:string-value="1989-06-30">
            <text:p>1989-06-30</text:p>
          </table:table-cell>
          <table:table-cell table:formula="of:=+[.C27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, '1989-06-30', 1, 1473);">
            <text:p>insert into game (matchid, matchdate, game_type, country) values (10, '1989-06-30', 1, 1473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1">
            <text:p>1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28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1, '1989-04-23', 1, 1784);">
            <text:p>insert into game (matchid, matchdate, game_type, country) values (11, '1989-04-23', 1, 1784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2">
            <text:p>12</text:p>
          </table:table-cell>
          <table:table-cell table:style-name="ce5" table:formula="of:=&quot;1989-04-26&quot;" office:value-type="string" office:string-value="1989-04-26">
            <text:p>1989-04-26</text:p>
          </table:table-cell>
          <table:table-cell table:formula="of:=+[.C29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2, '1989-04-26', 1, 599);">
            <text:p>insert into game (matchid, matchdate, game_type, country) values (12, '1989-04-26', 1, 599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3">
            <text:p>1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3, '1989-05-07', 1, 1721);">
            <text:p>insert into game (matchid, matchdate, game_type, country) values (13, '1989-05-07', 1, 172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4">
            <text:p>1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31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4, '1989-05-10', 1, 596);">
            <text:p>insert into game (matchid, matchdate, game_type, country) values (14, '1989-05-10', 1, 596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5">
            <text:p>1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2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5, '1989-05-21', 1, 1784);">
            <text:p>insert into game (matchid, matchdate, game_type, country) values (15, '1989-05-21', 1, 1784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6">
            <text:p>1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6, '1989-05-21', 1, 596);">
            <text:p>insert into game (matchid, matchdate, game_type, country) values (16, '1989-05-21', 1, 596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7">
            <text:p>17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4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7, '1989-06-07', 1, 599);">
            <text:p>insert into game (matchid, matchdate, game_type, country) values (17, '1989-06-07', 1, 599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8">
            <text:p>18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5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8, '1989-06-07', 1, 596);">
            <text:p>insert into game (matchid, matchdate, game_type, country) values (18, '1989-06-07', 1, 596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9">
            <text:p>1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36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9, '1989-06-18', 1, 1721);">
            <text:p>insert into game (matchid, matchdate, game_type, country) values (19, '1989-06-18', 1, 1721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20">
            <text:p>20</text:p>
          </table:table-cell>
          <table:table-cell table:style-name="ce5" table:formula="of:=&quot;1989-06-19&quot;" office:value-type="string" office:string-value="1989-06-19">
            <text:p>1989-06-19</text:p>
          </table:table-cell>
          <table:table-cell table:formula="of:=+[.C3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0, '1989-06-19', 1, 1784);">
            <text:p>insert into game (matchid, matchdate, game_type, country) values (20, '1989-06-19', 1, 1784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21">
            <text:p>2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8]"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1, '1989-04-23', 1, 1268);">
            <text:p>insert into game (matchid, matchdate, game_type, country) values (21, '1989-04-23', 1, 1268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22">
            <text:p>2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2, '1989-04-23', 1, null);">
            <text:p>insert into game (matchid, matchdate, game_type, country) values (22, '1989-04-23', 1, null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23">
            <text:p>2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40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3, '1989-05-07', 1, 1876);">
            <text:p>insert into game (matchid, matchdate, game_type, country) values (23, '1989-05-07', 1, 1876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24">
            <text:p>24</text:p>
          </table:table-cell>
          <table:table-cell table:style-name="ce5" table:formula="of:=&quot;1989-05-13&quot;" office:value-type="string" office:string-value="1989-05-13">
            <text:p>1989-05-13</text:p>
          </table:table-cell>
          <table:table-cell table:formula="of:=+[.C41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4, '1989-05-13', 1, 1767);">
            <text:p>insert into game (matchid, matchdate, game_type, country) values (24, '1989-05-13', 1, 1767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25">
            <text:p>2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5, '1989-05-21', 1, null);">
            <text:p>insert into game (matchid, matchdate, game_type, country) values (25, '1989-05-21', 1, null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6">
            <text:p>2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6, '1989-05-21', 1, null);">
            <text:p>insert into game (matchid, matchdate, game_type, country) values (26, '1989-05-21', 1, null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27">
            <text:p>27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7, '1989-06-??', 1, null);">
            <text:p>insert into game (matchid, matchdate, game_type, country) values (27, '1989-06-??', 1, null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8">
            <text:p>28</text:p>
          </table:table-cell>
          <table:table-cell table:style-name="ce5" table:formula="of:=&quot;1989-06-04&quot;" office:value-type="string" office:string-value="1989-06-04">
            <text:p>1989-06-04</text:p>
          </table:table-cell>
          <table:table-cell table:formula="of:=+[.C45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8, '1989-06-04', 1, 1767);">
            <text:p>insert into game (matchid, matchdate, game_type, country) values (28, '1989-06-04', 1, 1767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29">
            <text:p>29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9, '1989-06-??', 1, null);">
            <text:p>insert into game (matchid, matchdate, game_type, country) values (29, '1989-06-??', 1, null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30">
            <text:p>30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47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30, '1989-06-18', 1, 1876);">
            <text:p>insert into game (matchid, matchdate, game_type, country) values (30, '1989-06-18', 1, 187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19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, 1, 1868, 11, 2, 2);">
            <text:p>insert into game_score (id, matchid, squad, goals, points, time_type) values (1, 1, 1868, 11, 2, 2);</text:p>
          </table:table-cell>
          <table:table-cell table:number-columns-repeated="1017"/>
        </table:table-row>
        <table:table-row table:style-name="ro1">
          <table:table-cell table:style-name="ce3" table:formula="of:=[.A51]+1" office:value-type="float" office:value="2">
            <text:p>2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, 1, 1868, null, 0, 1);">
            <text:p>insert into game_score (id, matchid, squad, goals, points, time_type) values (2, 1, 1868, null, 0, 1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">
            <text:p>3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, 1, 297, 0, 0, 2);">
            <text:p>insert into game_score (id, matchid, squad, goals, points, time_type) values (3, 1, 297, 0, 0, 2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">
            <text:p>4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, 1, 297, 0, 0, 1);">
            <text:p>insert into game_score (id, matchid, squad, goals, points, time_type) values (4, 1, 297, 0, 0, 1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5">
            <text:p>5</text:p>
          </table:table-cell>
          <table:table-cell table:style-name="ce4" table:formula="of:=[.B51]+1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, 2, 1869, 1, 2, 2);">
            <text:p>insert into game_score (id, matchid, squad, goals, points, time_type) values (5, 2, 1869, 1, 2, 2);</text:p>
          </table:table-cell>
          <table:table-cell table:number-columns-repeated="1017"/>
        </table:table-row>
        <table:table-row table:style-name="ro2">
          <table:table-cell table:style-name="ce4" table:formula="of:=[.A55]+1" office:value-type="float" office:value="6">
            <text:p>6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, 2, 1869, null, 0, 1);">
            <text:p>insert into game_score (id, matchid, squad, goals, points, time_type) values (6, 2, 1869, null, 0, 1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7">
            <text:p>7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, 2, 594, 0, 0, 2);">
            <text:p>insert into game_score (id, matchid, squad, goals, points, time_type) values (7, 2, 594, 0, 0, 2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">
            <text:p>8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, 2, 594, 0, 0, 1);">
            <text:p>insert into game_score (id, matchid, squad, goals, points, time_type) values (8, 2, 594, 0, 0, 1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9">
            <text:p>9</text:p>
          </table:table-cell>
          <table:table-cell table:style-name="ce3" table:formula="of:=[.B55]+1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, 3, 1473, 2, 2, 2);">
            <text:p>insert into game_score (id, matchid, squad, goals, points, time_type) values (9, 3, 1473, 2, 2, 2);</text:p>
          </table:table-cell>
          <table:table-cell table:number-columns-repeated="1017"/>
        </table:table-row>
        <table:table-row table:style-name="ro1">
          <table:table-cell table:style-name="ce3" table:formula="of:=[.A59]+1" office:value-type="float" office:value="10">
            <text:p>10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0, 3, 1473, null, 0, 1);">
            <text:p>insert into game_score (id, matchid, squad, goals, points, time_type) values (10, 3, 1473, null, 0, 1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11">
            <text:p>11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1, 3, 1869, 1, 0, 2);">
            <text:p>insert into game_score (id, matchid, squad, goals, points, time_type) values (11, 3, 1869, 1, 0, 2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12">
            <text:p>12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2, 3, 1869, null, 0, 1);">
            <text:p>insert into game_score (id, matchid, squad, goals, points, time_type) values (12, 3, 1869, null, 0, 1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3">
            <text:p>13</text:p>
          </table:table-cell>
          <table:table-cell table:style-name="ce4" table:formula="of:=[.B59]+1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3, 4, 594, 1, 0, 2);">
            <text:p>insert into game_score (id, matchid, squad, goals, points, time_type) values (13, 4, 594, 1, 0, 2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14">
            <text:p>14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4, 4, 594, null, 0, 1);">
            <text:p>insert into game_score (id, matchid, squad, goals, points, time_type) values (14, 4, 594, null, 0, 1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15">
            <text:p>15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5, 4, 1868, 3, 2, 2);">
            <text:p>insert into game_score (id, matchid, squad, goals, points, time_type) values (15, 4, 1868, 3, 2, 2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6">
            <text:p>16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, 4, 1868, null, 0, 1);">
            <text:p>insert into game_score (id, matchid, squad, goals, points, time_type) values (16, 4, 1868, null, 0, 1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17">
            <text:p>17</text:p>
          </table:table-cell>
          <table:table-cell table:style-name="ce3" table:formula="of:=[.B63]+1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7, 5, 297, 0, 1, 2);">
            <text:p>insert into game_score (id, matchid, squad, goals, points, time_type) values (17, 5, 297, 0, 1, 2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18">
            <text:p>18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8, 5, 297, 0, 0, 1);">
            <text:p>insert into game_score (id, matchid, squad, goals, points, time_type) values (18, 5, 297, 0, 0, 1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19">
            <text:p>19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9, 5, 1473, 0, 1, 2);">
            <text:p>insert into game_score (id, matchid, squad, goals, points, time_type) values (19, 5, 1473, 0, 1, 2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0">
            <text:p>20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0, 5, 1473, 0, 0, 1);">
            <text:p>insert into game_score (id, matchid, squad, goals, points, time_type) values (20, 5, 1473, 0, 0, 1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21">
            <text:p>21</text:p>
          </table:table-cell>
          <table:table-cell table:style-name="ce4" table:formula="of:=[.B67]+1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1, 6, 1869, 0, 0, 2);">
            <text:p>insert into game_score (id, matchid, squad, goals, points, time_type) values (21, 6, 1869, 0, 0, 2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22">
            <text:p>22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2, 6, 1869, 0, 0, 1);">
            <text:p>insert into game_score (id, matchid, squad, goals, points, time_type) values (22, 6, 1869, 0, 0, 1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23">
            <text:p>23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3, 6, 1868, 2, 2, 2);">
            <text:p>insert into game_score (id, matchid, squad, goals, points, time_type) values (23, 6, 1868, 2, 2, 2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24">
            <text:p>24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, 6, 1868, null, 0, 1);">
            <text:p>insert into game_score (id, matchid, squad, goals, points, time_type) values (24, 6, 1868, null, 0, 1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25">
            <text:p>25</text:p>
          </table:table-cell>
          <table:table-cell table:style-name="ce3" table:formula="of:=[.B71]+1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5, 7, 1473, 1, 2, 2);">
            <text:p>insert into game_score (id, matchid, squad, goals, points, time_type) values (25, 7, 1473, 1, 2, 2);</text:p>
          </table:table-cell>
          <table:table-cell table:number-columns-repeated="1017"/>
        </table:table-row>
        <table:table-row table:style-name="ro1">
          <table:table-cell table:style-name="ce3" table:formula="of:=[.A75]+1" office:value-type="float" office:value="26">
            <text:p>26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6, 7, 1473, null, 0, 1);">
            <text:p>insert into game_score (id, matchid, squad, goals, points, time_type) values (26, 7, 1473, null, 0, 1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27">
            <text:p>27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7, 7, 1868, 0, 0, 2);">
            <text:p>insert into game_score (id, matchid, squad, goals, points, time_type) values (27, 7, 1868, 0, 0, 2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8">
            <text:p>28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8, 7, 1868, 0, 0, 1);">
            <text:p>insert into game_score (id, matchid, squad, goals, points, time_type) values (28, 7, 1868, 0, 0, 1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29">
            <text:p>29</text:p>
          </table:table-cell>
          <table:table-cell table:style-name="ce4" table:formula="of:=[.B75]+1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9, 8, 594, 4, 2, 2);">
            <text:p>insert into game_score (id, matchid, squad, goals, points, time_type) values (29, 8, 594, 4, 2, 2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30">
            <text:p>30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0, 8, 594, null, 0, 1);">
            <text:p>insert into game_score (id, matchid, squad, goals, points, time_type) values (30, 8, 594, null, 0, 1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31">
            <text:p>31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, 8, 297, 0, 0, 2);">
            <text:p>insert into game_score (id, matchid, squad, goals, points, time_type) values (31, 8, 297, 0, 0, 2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2">
            <text:p>32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2, 8, 297, 0, 0, 1);">
            <text:p>insert into game_score (id, matchid, squad, goals, points, time_type) values (32, 8, 297, 0, 0, 1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33">
            <text:p>33</text:p>
          </table:table-cell>
          <table:table-cell table:style-name="ce3" table:formula="of:=[.B79]+1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3, 9, 297, 1, 0, 2);">
            <text:p>insert into game_score (id, matchid, squad, goals, points, time_type) values (33, 9, 297, 1, 0, 2);</text:p>
          </table:table-cell>
          <table:table-cell table:number-columns-repeated="1017"/>
        </table:table-row>
        <table:table-row table:style-name="ro1">
          <table:table-cell table:style-name="ce3" table:formula="of:=[.A83]+1" office:value-type="float" office:value="34">
            <text:p>34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4, 9, 297, null, 0, 1);">
            <text:p>insert into game_score (id, matchid, squad, goals, points, time_type) values (34, 9, 297, null, 0, 1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35">
            <text:p>35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5, 9, 1869, 4, 2, 2);">
            <text:p>insert into game_score (id, matchid, squad, goals, points, time_type) values (35, 9, 1869, 4, 2, 2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36">
            <text:p>36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6, 9, 1869, null, 0, 1);">
            <text:p>insert into game_score (id, matchid, squad, goals, points, time_type) values (36, 9, 1869, null, 0, 1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7">
            <text:p>37</text:p>
          </table:table-cell>
          <table:table-cell table:style-name="ce4" table:formula="of:=[.B83]+1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7, 10, 1473, 2, 2, 2);">
            <text:p>insert into game_score (id, matchid, squad, goals, points, time_type) values (37, 10, 1473, 2, 2, 2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8">
            <text:p>38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, 10, 1473, null, 0, 1);">
            <text:p>insert into game_score (id, matchid, squad, goals, points, time_type) values (38, 10, 1473, null, 0, 1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9">
            <text:p>39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9, 10, 594, 0, 0, 2);">
            <text:p>insert into game_score (id, matchid, squad, goals, points, time_type) values (39, 10, 594, 0, 0, 2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40">
            <text:p>40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0, 10, 594, 0, 0, 1);">
            <text:p>insert into game_score (id, matchid, squad, goals, points, time_type) values (40, 10, 594, 0, 0, 1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1">
            <text:p>41</text:p>
          </table:table-cell>
          <table:table-cell table:style-name="ce3" table:formula="of:=[.B87]+1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1, 11, 1784, 6, 2, 2);">
            <text:p>insert into game_score (id, matchid, squad, goals, points, time_type) values (41, 11, 1784, 6, 2, 2);</text:p>
          </table:table-cell>
          <table:table-cell table:number-columns-repeated="1017"/>
        </table:table-row>
        <table:table-row table:style-name="ro1">
          <table:table-cell table:style-name="ce3" table:formula="of:=[.A91]+1" office:value-type="float" office:value="42">
            <text:p>42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2, 11, 1784, null, 0, 1);">
            <text:p>insert into game_score (id, matchid, squad, goals, points, time_type) values (42, 11, 1784, null, 0, 1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3">
            <text:p>43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3, 11, 1721, 1, 0, 2);">
            <text:p>insert into game_score (id, matchid, squad, goals, points, time_type) values (43, 11, 1721, 1, 0, 2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44">
            <text:p>44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4, 11, 1721, null, 0, 1);">
            <text:p>insert into game_score (id, matchid, squad, goals, points, time_type) values (44, 11, 1721, null, 0, 1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5">
            <text:p>45</text:p>
          </table:table-cell>
          <table:table-cell table:style-name="ce4" table:formula="of:=[.B91]+1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5, 12, 598, 3, 2, 2);">
            <text:p>insert into game_score (id, matchid, squad, goals, points, time_type) values (45, 12, 598, 3, 2, 2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6">
            <text:p>46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, 12, 598, null, 0, 1);">
            <text:p>insert into game_score (id, matchid, squad, goals, points, time_type) values (46, 12, 598, null, 0, 1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">
            <text:p>47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, 12, 596, 1, 0, 2);">
            <text:p>insert into game_score (id, matchid, squad, goals, points, time_type) values (47, 12, 596, 1, 0, 2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48">
            <text:p>48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8, 12, 596, null, 0, 1);">
            <text:p>insert into game_score (id, matchid, squad, goals, points, time_type) values (48, 12, 596, null, 0, 1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49">
            <text:p>49</text:p>
          </table:table-cell>
          <table:table-cell table:style-name="ce3" table:formula="of:=[.B95]+1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9, 13, 1721, 1, 0, 2);">
            <text:p>insert into game_score (id, matchid, squad, goals, points, time_type) values (49, 13, 1721, 1, 0, 2);</text:p>
          </table:table-cell>
          <table:table-cell table:number-columns-repeated="1017"/>
        </table:table-row>
        <table:table-row table:style-name="ro1">
          <table:table-cell table:style-name="ce3" table:formula="of:=[.A99]+1" office:value-type="float" office:value="50">
            <text:p>50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0, 13, 1721, null, 0, 1);">
            <text:p>insert into game_score (id, matchid, squad, goals, points, time_type) values (50, 13, 1721, null, 0, 1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1">
            <text:p>51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1, 13, 1284, 2, 2, 2);">
            <text:p>insert into game_score (id, matchid, squad, goals, points, time_type) values (51, 13, 1284, 2, 2, 2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52">
            <text:p>52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2, 13, 1284, null, 0, 1);">
            <text:p>insert into game_score (id, matchid, squad, goals, points, time_type) values (52, 13, 1284, null, 0, 1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3">
            <text:p>53</text:p>
          </table:table-cell>
          <table:table-cell table:style-name="ce4" table:formula="of:=[.B99]+1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3, 14, 596, 0, 1, 2);">
            <text:p>insert into game_score (id, matchid, squad, goals, points, time_type) values (53, 14, 596, 0, 1, 2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">
            <text:p>54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, 14, 596, 0, 0, 1);">
            <text:p>insert into game_score (id, matchid, squad, goals, points, time_type) values (54, 14, 596, 0, 0, 1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5">
            <text:p>55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5, 14, 1784, 0, 1, 2);">
            <text:p>insert into game_score (id, matchid, squad, goals, points, time_type) values (55, 14, 1784, 0, 1, 2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56">
            <text:p>56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56, 14, 1784, 0, 0, 1);">
            <text:p>insert into game_score (id, matchid, squad, goals, points, time_type) values (56, 14, 1784, 0, 0, 1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57">
            <text:p>57</text:p>
          </table:table-cell>
          <table:table-cell table:style-name="ce3" table:formula="of:=[.B103]+1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57, 15, 1784, 3, 2, 2);">
            <text:p>insert into game_score (id, matchid, squad, goals, points, time_type) values (57, 15, 1784, 3, 2, 2);</text:p>
          </table:table-cell>
          <table:table-cell table:number-columns-repeated="1017"/>
        </table:table-row>
        <table:table-row table:style-name="ro1">
          <table:table-cell table:style-name="ce3" table:formula="of:=[.A107]+1" office:value-type="float" office:value="58">
            <text:p>58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58, 15, 1784, null, 0, 1);">
            <text:p>insert into game_score (id, matchid, squad, goals, points, time_type) values (58, 15, 1784, null, 0, 1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59">
            <text:p>59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59, 15, 599, 2, 0, 2);">
            <text:p>insert into game_score (id, matchid, squad, goals, points, time_type) values (59, 15, 599, 2, 0, 2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60">
            <text:p>60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0, 15, 599, null, 0, 1);">
            <text:p>insert into game_score (id, matchid, squad, goals, points, time_type) values (60, 15, 599, null, 0, 1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61">
            <text:p>61</text:p>
          </table:table-cell>
          <table:table-cell table:style-name="ce4" table:formula="of:=[.B107]+1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1, 16, 596, 2, 2, 2);">
            <text:p>insert into game_score (id, matchid, squad, goals, points, time_type) values (61, 16, 596, 2, 2, 2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62">
            <text:p>62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2, 16, 596, null, 0, 1);">
            <text:p>insert into game_score (id, matchid, squad, goals, points, time_type) values (62, 16, 596, null, 0, 1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63">
            <text:p>63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3, 16, 1284, 0, 0, 2);">
            <text:p>insert into game_score (id, matchid, squad, goals, points, time_type) values (63, 16, 1284, 0, 0, 2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64">
            <text:p>64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4, 16, 1284, 0, 0, 1);">
            <text:p>insert into game_score (id, matchid, squad, goals, points, time_type) values (64, 16, 1284, 0, 0, 1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65">
            <text:p>65</text:p>
          </table:table-cell>
          <table:table-cell table:style-name="ce3" table:formula="of:=[.B111]+1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5, 17, 599, 4, 2, 2);">
            <text:p>insert into game_score (id, matchid, squad, goals, points, time_type) values (65, 17, 599, 4, 2, 2);</text:p>
          </table:table-cell>
          <table:table-cell table:number-columns-repeated="1017"/>
        </table:table-row>
        <table:table-row table:style-name="ro1">
          <table:table-cell table:style-name="ce3" table:formula="of:=[.A115]+1" office:value-type="float" office:value="66">
            <text:p>66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6, 17, 599, null, 0, 1);">
            <text:p>insert into game_score (id, matchid, squad, goals, points, time_type) values (66, 17, 599, null, 0, 1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67">
            <text:p>67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7, 17, 1284, 0, 0, 2);">
            <text:p>insert into game_score (id, matchid, squad, goals, points, time_type) values (67, 17, 1284, 0, 0, 2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68">
            <text:p>68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8, 17, 1284, 0, 0, 1);">
            <text:p>insert into game_score (id, matchid, squad, goals, points, time_type) values (68, 17, 1284, 0, 0, 1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69">
            <text:p>69</text:p>
          </table:table-cell>
          <table:table-cell table:style-name="ce4" table:formula="of:=[.B115]+1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9, 18, 596, 10, 2, 2);">
            <text:p>insert into game_score (id, matchid, squad, goals, points, time_type) values (69, 18, 596, 10, 2, 2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70">
            <text:p>70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0, 18, 596, null, 0, 1);">
            <text:p>insert into game_score (id, matchid, squad, goals, points, time_type) values (70, 18, 596, null, 0, 1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71">
            <text:p>71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1, 18, 1721, 0, 0, 2);">
            <text:p>insert into game_score (id, matchid, squad, goals, points, time_type) values (71, 18, 1721, 0, 0, 2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72">
            <text:p>72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2, 18, 1721, 0, 0, 1);">
            <text:p>insert into game_score (id, matchid, squad, goals, points, time_type) values (72, 18, 1721, 0, 0, 1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73">
            <text:p>73</text:p>
          </table:table-cell>
          <table:table-cell table:style-name="ce3" table:formula="of:=[.B119]+1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3, 19, 1721, 1, 0, 2);">
            <text:p>insert into game_score (id, matchid, squad, goals, points, time_type) values (73, 19, 1721, 1, 0, 2);</text:p>
          </table:table-cell>
          <table:table-cell table:number-columns-repeated="1017"/>
        </table:table-row>
        <table:table-row table:style-name="ro1">
          <table:table-cell table:style-name="ce3" table:formula="of:=[.A123]+1" office:value-type="float" office:value="74">
            <text:p>74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4, 19, 1721, null, 0, 1);">
            <text:p>insert into game_score (id, matchid, squad, goals, points, time_type) values (74, 19, 1721, null, 0, 1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75">
            <text:p>75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5, 19, 599, 2, 2, 2);">
            <text:p>insert into game_score (id, matchid, squad, goals, points, time_type) values (75, 19, 599, 2, 2, 2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76">
            <text:p>76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6, 19, 599, null, 0, 1);">
            <text:p>insert into game_score (id, matchid, squad, goals, points, time_type) values (76, 19, 599, null, 0, 1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77">
            <text:p>77</text:p>
          </table:table-cell>
          <table:table-cell table:style-name="ce4" table:formula="of:=[.B123]+1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7, 20, 1784, 2, 2, 2);">
            <text:p>insert into game_score (id, matchid, squad, goals, points, time_type) values (77, 20, 1784, 2, 2, 2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78">
            <text:p>78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8, 20, 1784, null, 0, 1);">
            <text:p>insert into game_score (id, matchid, squad, goals, points, time_type) values (78, 20, 1784, null, 0, 1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79">
            <text:p>79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79, 20, 1284, 0, 0, 2);">
            <text:p>insert into game_score (id, matchid, squad, goals, points, time_type) values (79, 20, 1284, 0, 0, 2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80">
            <text:p>80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0, 20, 1284, 0, 0, 1);">
            <text:p>insert into game_score (id, matchid, squad, goals, points, time_type) values (80, 20, 1284, 0, 0, 1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81">
            <text:p>81</text:p>
          </table:table-cell>
          <table:table-cell table:style-name="ce3" table:formula="of:=[.B127]+1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1, 21, 1268, 1, 2, 2);">
            <text:p>insert into game_score (id, matchid, squad, goals, points, time_type) values (81, 21, 1268, 1, 2, 2);</text:p>
          </table:table-cell>
          <table:table-cell table:number-columns-repeated="1017"/>
        </table:table-row>
        <table:table-row table:style-name="ro1">
          <table:table-cell table:style-name="ce3" table:formula="of:=[.A131]+1" office:value-type="float" office:value="82">
            <text:p>82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2, 21, 1268, null, 0, 1);">
            <text:p>insert into game_score (id, matchid, squad, goals, points, time_type) values (82, 21, 1268, null, 0, 1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83">
            <text:p>83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3, 21, 1876, 0, 0, 2);">
            <text:p>insert into game_score (id, matchid, squad, goals, points, time_type) values (83, 21, 1876, 0, 0, 2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84">
            <text:p>84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4, 21, 1876, 0, 0, 1);">
            <text:p>insert into game_score (id, matchid, squad, goals, points, time_type) values (84, 21, 1876, 0, 0, 1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85">
            <text:p>85</text:p>
          </table:table-cell>
          <table:table-cell table:style-name="ce4" table:formula="of:=[.B131]+1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5, 22, 1758, 2, 2, 2);">
            <text:p>insert into game_score (id, matchid, squad, goals, points, time_type) values (85, 22, 1758, 2, 2, 2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86">
            <text:p>86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6, 22, 1758, null, 0, 1);">
            <text:p>insert into game_score (id, matchid, squad, goals, points, time_type) values (86, 22, 1758, null, 0, 1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87">
            <text:p>87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7, 22, 1767, 0, 0, 2);">
            <text:p>insert into game_score (id, matchid, squad, goals, points, time_type) values (87, 22, 1767, 0, 0, 2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88">
            <text:p>88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88, 22, 1767, 0, 0, 1);">
            <text:p>insert into game_score (id, matchid, squad, goals, points, time_type) values (88, 22, 1767, 0, 0, 1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89">
            <text:p>89</text:p>
          </table:table-cell>
          <table:table-cell table:style-name="ce3" table:formula="of:=[.B135]+1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89, 23, 1876, 1, 0, 2);">
            <text:p>insert into game_score (id, matchid, squad, goals, points, time_type) values (89, 23, 1876, 1, 0, 2);</text:p>
          </table:table-cell>
          <table:table-cell table:number-columns-repeated="1017"/>
        </table:table-row>
        <table:table-row table:style-name="ro1">
          <table:table-cell table:style-name="ce3" table:formula="of:=[.A139]+1" office:value-type="float" office:value="90">
            <text:p>90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0, 23, 1876, null, 0, 1);">
            <text:p>insert into game_score (id, matchid, squad, goals, points, time_type) values (90, 23, 1876, null, 0, 1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91">
            <text:p>91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1, 23, 590, 3, 2, 2);">
            <text:p>insert into game_score (id, matchid, squad, goals, points, time_type) values (91, 23, 590, 3, 2, 2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92">
            <text:p>92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2, 23, 590, null, 0, 1);">
            <text:p>insert into game_score (id, matchid, squad, goals, points, time_type) values (92, 23, 590, null, 0, 1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93">
            <text:p>93</text:p>
          </table:table-cell>
          <table:table-cell table:style-name="ce4" table:formula="of:=[.B139]+1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3, 24, 1767, 0, 0, 2);">
            <text:p>insert into game_score (id, matchid, squad, goals, points, time_type) values (93, 24, 1767, 0, 0, 2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94">
            <text:p>94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4, 24, 1767, 0, 0, 1);">
            <text:p>insert into game_score (id, matchid, squad, goals, points, time_type) values (94, 24, 1767, 0, 0, 1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95">
            <text:p>95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5, 24, 1268, 1, 2, 2);">
            <text:p>insert into game_score (id, matchid, squad, goals, points, time_type) values (95, 24, 1268, 1, 2, 2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96">
            <text:p>96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6, 24, 1268, null, 0, 1);">
            <text:p>insert into game_score (id, matchid, squad, goals, points, time_type) values (96, 24, 1268, null, 0, 1);</text:p>
          </table:table-cell>
          <table:table-cell table:number-columns-repeated="1017"/>
        </table:table-row>
        <table:table-row table:style-name="ro1">
          <table:table-cell table:style-name="ce3" table:formula="of:=[.A146]+1" office:value-type="float" office:value="97">
            <text:p>97</text:p>
          </table:table-cell>
          <table:table-cell table:style-name="ce3" table:formula="of:=[.B143]+1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7, 25, 1268, null, 0, 2);">
            <text:p>insert into game_score (id, matchid, squad, goals, points, time_type) values (97, 25, 1268, null, 0, 2);</text:p>
          </table:table-cell>
          <table:table-cell table:number-columns-repeated="1017"/>
        </table:table-row>
        <table:table-row table:style-name="ro1">
          <table:table-cell table:style-name="ce3" table:formula="of:=[.A147]+1" office:value-type="float" office:value="98">
            <text:p>98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8, 25, 1268, null, 0, 1);">
            <text:p>insert into game_score (id, matchid, squad, goals, points, time_type) values (98, 25, 1268, null, 0, 1);</text:p>
          </table:table-cell>
          <table:table-cell table:number-columns-repeated="1017"/>
        </table:table-row>
        <table:table-row table:style-name="ro1">
          <table:table-cell table:style-name="ce3" table:formula="of:=[.A148]+1" office:value-type="float" office:value="99">
            <text:p>99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99, 25, 1758, null, 0, 2);">
            <text:p>insert into game_score (id, matchid, squad, goals, points, time_type) values (99, 25, 1758, null, 0, 2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100">
            <text:p>100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0, 25, 1758, null, 0, 1);">
            <text:p>insert into game_score (id, matchid, squad, goals, points, time_type) values (100, 25, 1758, null, 0, 1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101">
            <text:p>101</text:p>
          </table:table-cell>
          <table:table-cell table:style-name="ce4" table:formula="of:=[.B147]+1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1, 26, 590, null, 2, 2);">
            <text:p>insert into game_score (id, matchid, squad, goals, points, time_type) values (101, 26, 590, null, 2, 2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102">
            <text:p>102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2, 26, 590, null, 0, 1);">
            <text:p>insert into game_score (id, matchid, squad, goals, points, time_type) values (102, 26, 590, null, 0, 1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103">
            <text:p>103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3, 26, 1767, null, 0, 2);">
            <text:p>insert into game_score (id, matchid, squad, goals, points, time_type) values (103, 26, 1767, null, 0, 2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104">
            <text:p>104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4, 26, 1767, null, 0, 1);">
            <text:p>insert into game_score (id, matchid, squad, goals, points, time_type) values (104, 26, 1767, null, 0, 1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105">
            <text:p>105</text:p>
          </table:table-cell>
          <table:table-cell table:style-name="ce3" table:formula="of:=[.B151]+1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5, 27, 1758, null, 0, 2);">
            <text:p>insert into game_score (id, matchid, squad, goals, points, time_type) values (105, 27, 1758, null, 0, 2);</text:p>
          </table:table-cell>
          <table:table-cell table:number-columns-repeated="1017"/>
        </table:table-row>
        <table:table-row table:style-name="ro1">
          <table:table-cell table:style-name="ce3" table:formula="of:=[.A155]+1" office:value-type="float" office:value="106">
            <text:p>106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6, 27, 1758, null, 0, 1);">
            <text:p>insert into game_score (id, matchid, squad, goals, points, time_type) values (106, 27, 1758, null, 0, 1);</text:p>
          </table:table-cell>
          <table:table-cell table:number-columns-repeated="1017"/>
        </table:table-row>
        <table:table-row table:style-name="ro1">
          <table:table-cell table:style-name="ce3" table:formula="of:=[.A156]+1" office:value-type="float" office:value="107">
            <text:p>107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7, 27, 590, null, 0, 2);">
            <text:p>insert into game_score (id, matchid, squad, goals, points, time_type) values (107, 27, 590, null, 0, 2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108">
            <text:p>108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8, 27, 590, null, 0, 1);">
            <text:p>insert into game_score (id, matchid, squad, goals, points, time_type) values (108, 27, 590, null, 0, 1);</text:p>
          </table:table-cell>
          <table:table-cell table:number-columns-repeated="1017"/>
        </table:table-row>
        <table:table-row table:style-name="ro2">
          <table:table-cell table:style-name="ce4" table:formula="of:=[.A158]+1" office:value-type="float" office:value="109">
            <text:p>109</text:p>
          </table:table-cell>
          <table:table-cell table:style-name="ce4" table:formula="of:=[.B155]+1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09, 28, 1767, 0, 1, 2);">
            <text:p>insert into game_score (id, matchid, squad, goals, points, time_type) values (109, 28, 1767, 0, 1, 2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110">
            <text:p>110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10, 28, 1767, 0, 0, 1);">
            <text:p>insert into game_score (id, matchid, squad, goals, points, time_type) values (110, 28, 1767, 0, 0, 1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111">
            <text:p>111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11, 28, 1876, 0, 1, 2);">
            <text:p>insert into game_score (id, matchid, squad, goals, points, time_type) values (111, 28, 1876, 0, 1, 2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112">
            <text:p>112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12, 28, 1876, 0, 0, 1);">
            <text:p>insert into game_score (id, matchid, squad, goals, points, time_type) values (112, 28, 1876, 0, 0, 1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113">
            <text:p>113</text:p>
          </table:table-cell>
          <table:table-cell table:style-name="ce3" table:formula="of:=[.B159]+1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13, 29, 590, null, 0, 2);">
            <text:p>insert into game_score (id, matchid, squad, goals, points, time_type) values (113, 29, 590, null, 0, 2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114">
            <text:p>114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14, 29, 590, null, 0, 1);">
            <text:p>insert into game_score (id, matchid, squad, goals, points, time_type) values (114, 29, 590, null, 0, 1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115">
            <text:p>115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15, 29, 1268, null, 0, 2);">
            <text:p>insert into game_score (id, matchid, squad, goals, points, time_type) values (115, 29, 1268, null, 0, 2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116">
            <text:p>116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16, 29, 1268, null, 0, 1);">
            <text:p>insert into game_score (id, matchid, squad, goals, points, time_type) values (116, 29, 1268, null, 0, 1);</text:p>
          </table:table-cell>
          <table:table-cell table:number-columns-repeated="1017"/>
        </table:table-row>
        <table:table-row table:style-name="ro2">
          <table:table-cell table:style-name="ce4" table:formula="of:=[.A166]+1" office:value-type="float" office:value="117">
            <text:p>117</text:p>
          </table:table-cell>
          <table:table-cell table:style-name="ce4" table:formula="of:=[.B163]+1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17, 30, 1876, 1, 1, 2);">
            <text:p>insert into game_score (id, matchid, squad, goals, points, time_type) values (117, 30, 1876, 1, 1, 2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118">
            <text:p>118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18, 30, 1876, null, 0, 1);">
            <text:p>insert into game_score (id, matchid, squad, goals, points, time_type) values (118, 30, 1876, null, 0, 1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119">
            <text:p>119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19, 30, 1758, 1, 1, 2);">
            <text:p>insert into game_score (id, matchid, squad, goals, points, time_type) values (119, 30, 1758, 1, 1, 2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120">
            <text:p>120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20, 30, 1758, null, 0, 1);">
            <text:p>insert into game_score (id, matchid, squad, goals, points, time_type) values (120, 30, 1758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72] &amp; &quot;, &quot; &amp; [.B172] &amp; &quot;, '&quot; &amp; [.C172] &amp; &quot;', &quot; &amp; [.D172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73] &amp; &quot;, &quot; &amp; [.B173] &amp; &quot;, '&quot; &amp; [.C173] &amp; &quot;', &quot; &amp; [.D173] &amp;  &quot;);&quot;" office:value-type="string" office:string-value="insert into group_stage (id, tournament, group_code, squad) values (1, 1989, 'A', 1868);">
            <text:p>insert into group_stage (id, tournament, group_code, squad) values (1, 1989, 'A', 1868);</text:p>
          </table:table-cell>
          <table:table-cell table:number-columns-repeated="1017"/>
        </table:table-row>
        <table:table-row table:style-name="ro2">
          <table:table-cell table:formula="of:=[.A173]+1" office:value-type="float" office:value="2">
            <text:p>2</text:p>
          </table:table-cell>
          <table:table-cell table:formula="of:=[.B17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74] &amp; &quot;, &quot; &amp; [.B174] &amp; &quot;, '&quot; &amp; [.C174] &amp; &quot;', &quot; &amp; [.D174] &amp;  &quot;);&quot;" office:value-type="string" office:string-value="insert into group_stage (id, tournament, group_code, squad) values (2, 1989, 'A', 590);">
            <text:p>insert into group_stage (id, tournament, group_code, squad) values (2, 1989, 'A', 590);</text:p>
          </table:table-cell>
          <table:table-cell table:number-columns-repeated="1017"/>
        </table:table-row>
        <table:table-row table:style-name="ro2">
          <table:table-cell table:formula="of:=[.A174]+1" office:value-type="float" office:value="3">
            <text:p>3</text:p>
          </table:table-cell>
          <table:table-cell table:formula="of:=[.B17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75] &amp; &quot;, &quot; &amp; [.B175] &amp; &quot;, '&quot; &amp; [.C175] &amp; &quot;', &quot; &amp; [.D175] &amp;  &quot;);&quot;" office:value-type="string" office:string-value="insert into group_stage (id, tournament, group_code, squad) values (3, 1989, 'A', 1246);">
            <text:p>insert into group_stage (id, tournament, group_code, squad) values (3, 1989, 'A', 1246);</text:p>
          </table:table-cell>
          <table:table-cell table:number-columns-repeated="1017"/>
        </table:table-row>
        <table:table-row table:style-name="ro2">
          <table:table-cell table:formula="of:=[.A175]+1" office:value-type="float" office:value="4">
            <text:p>4</text:p>
          </table:table-cell>
          <table:table-cell table:formula="of:=[.B175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76] &amp; &quot;, &quot; &amp; [.B176] &amp; &quot;, '&quot; &amp; [.C176] &amp; &quot;', &quot; &amp; [.D176] &amp;  &quot;);&quot;" office:value-type="string" office:string-value="insert into group_stage (id, tournament, group_code, squad) values (4, 1989, 'B', 1473);">
            <text:p>insert into group_stage (id, tournament, group_code, squad) values (4, 1989, 'B', 1473);</text:p>
          </table:table-cell>
          <table:table-cell table:number-columns-repeated="1017"/>
        </table:table-row>
        <table:table-row table:style-name="ro2">
          <table:table-cell table:formula="of:=[.A176]+1" office:value-type="float" office:value="5">
            <text:p>5</text:p>
          </table:table-cell>
          <table:table-cell table:formula="of:=[.B17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group_stage (id, tournament, group_code, squad) values (&quot; &amp; [.A177] &amp; &quot;, &quot; &amp; [.B177] &amp; &quot;, '&quot; &amp; [.C177] &amp; &quot;', &quot; &amp; [.D177] &amp;  &quot;);&quot;" office:value-type="string" office:string-value="insert into group_stage (id, tournament, group_code, squad) values (5, 1989, 'B', 599);">
            <text:p>insert into group_stage (id, tournament, group_code, squad) values (5, 1989, 'B', 599);</text:p>
          </table:table-cell>
          <table:table-cell table:number-columns-repeated="1017"/>
        </table:table-row>
        <table:table-row table:style-name="ro2">
          <table:table-cell table:formula="of:=[.A177]+1" office:value-type="float" office:value="6">
            <text:p>6</text:p>
          </table:table-cell>
          <table:table-cell table:formula="of:=[.B17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78] &amp; &quot;, &quot; &amp; [.B178] &amp; &quot;, '&quot; &amp; [.C178] &amp; &quot;', &quot; &amp; [.D178] &amp;  &quot;);&quot;" office:value-type="string" office:string-value="insert into group_stage (id, tournament, group_code, squad) values (6, 1989, 'B', 1784);">
            <text:p>insert into group_stage (id, tournament, group_code, squad) values (6, 198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0] &amp; &quot;, '&quot; &amp; [.B180] &amp; &quot;', &quot; &amp; [.C180] &amp; &quot;, &quot; &amp; [.D18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31">
            <text:p>31</text:p>
          </table:table-cell>
          <table:table-cell table:style-name="ce5" table:formula="of:=&quot;1989-07-03&quot;" office:value-type="string" office:string-value="1989-07-03">
            <text:p>1989-07-03</text:p>
          </table:table-cell>
          <table:table-cell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81] &amp; &quot;, '&quot; &amp; [.B181] &amp; &quot;', &quot; &amp; [.C181] &amp; &quot;, &quot; &amp; [.D181] &amp;  &quot;);&quot;" office:value-type="string" office:string-value="insert into game (matchid, matchdate, game_type, country) values (31, '1989-07-03', 2, 1246);">
            <text:p>insert into game (matchid, matchdate, game_type, country) values (31, '1989-07-03', 2, 1246);</text:p>
          </table:table-cell>
          <table:table-cell table:number-columns-repeated="1017"/>
        </table:table-row>
        <table:table-row table:style-name="ro2">
          <table:table-cell table:formula="of:=[.A181]+1" office:value-type="float" office:value="32">
            <text:p>32</text:p>
          </table:table-cell>
          <table:table-cell table:style-name="ce5" table:formula="of:=&quot;1989-07-05&quot;" office:value-type="string" office:string-value="1989-07-05">
            <text:p>1989-07-05</text:p>
          </table:table-cell>
          <table:table-cell table:formula="of:=+[.C181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82] &amp; &quot;, '&quot; &amp; [.B182] &amp; &quot;', &quot; &amp; [.C182] &amp; &quot;, &quot; &amp; [.D182] &amp;  &quot;);&quot;" office:value-type="string" office:string-value="insert into game (matchid, matchdate, game_type, country) values (32, '1989-07-05', 2, 1246);">
            <text:p>insert into game (matchid, matchdate, game_type, country) values (32, '1989-07-05', 2, 1246);</text:p>
          </table:table-cell>
          <table:table-cell table:number-columns-repeated="1017"/>
        </table:table-row>
        <table:table-row table:style-name="ro2">
          <table:table-cell table:formula="of:=[.A182]+1" office:value-type="float" office:value="33">
            <text:p>33</text:p>
          </table:table-cell>
          <table:table-cell table:style-name="ce5" table:formula="of:=&quot;1989-07-07&quot;" office:value-type="string" office:string-value="1989-07-07">
            <text:p>1989-07-07</text:p>
          </table:table-cell>
          <table:table-cell table:formula="of:=+[.C182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3] &amp; &quot;, '&quot; &amp; [.B183] &amp; &quot;', &quot; &amp; [.C183] &amp; &quot;, &quot; &amp; [.D183] &amp;  &quot;);&quot;" office:value-type="string" office:string-value="insert into game (matchid, matchdate, game_type, country) values (33, '1989-07-07', 2, 1246);">
            <text:p>insert into game (matchid, matchdate, game_type, country) values (33, '1989-07-07', 2, 1246);</text:p>
          </table:table-cell>
          <table:table-cell table:number-columns-repeated="1017"/>
        </table:table-row>
        <table:table-row table:style-name="ro2">
          <table:table-cell table:formula="of:=[.A183]+1" office:value-type="float" office:value="34">
            <text:p>34</text:p>
          </table:table-cell>
          <table:table-cell table:style-name="ce5" table:formula="of:=&quot;1989-07-02&quot;" office:value-type="string" office:string-value="1989-07-02">
            <text:p>1989-07-02</text:p>
          </table:table-cell>
          <table:table-cell table:formula="of:=+[.C183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84] &amp; &quot;, '&quot; &amp; [.B184] &amp; &quot;', &quot; &amp; [.C184] &amp; &quot;, &quot; &amp; [.D184] &amp;  &quot;);&quot;" office:value-type="string" office:string-value="insert into game (matchid, matchdate, game_type, country) values (34, '1989-07-02', 2, 1246);">
            <text:p>insert into game (matchid, matchdate, game_type, country) values (34, '1989-07-02', 2, 1246);</text:p>
          </table:table-cell>
          <table:table-cell table:number-columns-repeated="1017"/>
        </table:table-row>
        <table:table-row table:style-name="ro2">
          <table:table-cell table:formula="of:=[.A184]+1" office:value-type="float" office:value="35">
            <text:p>35</text:p>
          </table:table-cell>
          <table:table-cell table:style-name="ce5" table:formula="of:=&quot;1989-07-04&quot;" office:value-type="string" office:string-value="1989-07-04">
            <text:p>1989-07-04</text:p>
          </table:table-cell>
          <table:table-cell table:formula="of:=+[.C184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85] &amp; &quot;, '&quot; &amp; [.B185] &amp; &quot;', &quot; &amp; [.C185] &amp; &quot;, &quot; &amp; [.D185] &amp;  &quot;);&quot;" office:value-type="string" office:string-value="insert into game (matchid, matchdate, game_type, country) values (35, '1989-07-04', 2, 1246);">
            <text:p>insert into game (matchid, matchdate, game_type, country) values (35, '1989-07-04', 2, 1246);</text:p>
          </table:table-cell>
          <table:table-cell table:number-columns-repeated="1017"/>
        </table:table-row>
        <table:table-row table:style-name="ro2">
          <table:table-cell table:formula="of:=[.A185]+1" office:value-type="float" office:value="36">
            <text:p>36</text:p>
          </table:table-cell>
          <table:table-cell table:style-name="ce5" table:formula="of:=&quot;1989-07-06&quot;" office:value-type="string" office:string-value="1989-07-06">
            <text:p>1989-07-06</text:p>
          </table:table-cell>
          <table:table-cell table:formula="of:=+[.C185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86] &amp; &quot;, '&quot; &amp; [.B186] &amp; &quot;', &quot; &amp; [.C186] &amp; &quot;, &quot; &amp; [.D186] &amp;  &quot;);&quot;" office:value-type="string" office:string-value="insert into game (matchid, matchdate, game_type, country) values (36, '1989-07-06', 2, 1246);">
            <text:p>insert into game (matchid, matchdate, game_type, country) values (36, '1989-07-06', 2, 1246);</text:p>
          </table:table-cell>
          <table:table-cell table:number-columns-repeated="1017"/>
        </table:table-row>
        <table:table-row table:style-name="ro2">
          <table:table-cell table:formula="of:=[.A186]+1" office:value-type="float" office:value="37">
            <text:p>37</text:p>
          </table:table-cell>
          <table:table-cell table:style-name="ce5" table:formula="of:=&quot;1989-07-09&quot;" office:value-type="string" office:string-value="1989-07-09">
            <text:p>1989-07-09</text:p>
          </table:table-cell>
          <table:table-cell office:value-type="float" office:value="6">
            <text:p>6</text:p>
          </table:table-cell>
          <table:table-cell office:value-type="float" office:value="1246">
            <text:p>124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87] &amp; &quot;, '&quot; &amp; [.B187] &amp; &quot;', &quot; &amp; [.C187] &amp; &quot;, &quot; &amp; [.D187] &amp;  &quot;);&quot;" office:value-type="string" office:string-value="insert into game (matchid, matchdate, game_type, country) values (37, '1989-07-09', 6, 1246);">
            <text:p>insert into game (matchid, matchdate, game_type, country) values (37, '1989-07-09', 6, 124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70]+1" office:value-type="float" office:value="121">
            <text:p>121</text:p>
          </table:table-cell>
          <table:table-cell table:style-name="ce3" table:formula="of:=[.A181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21, 31, 1246, 1, 2, 2);">
            <text:p>insert into game_score (id, matchid, squad, goals, points, time_type) values (121, 31, 1246, 1, 2, 2);</text:p>
          </table:table-cell>
          <table:table-cell table:number-columns-repeated="1017"/>
        </table:table-row>
        <table:table-row table:style-name="ro1">
          <table:table-cell table:style-name="ce3" table:formula="of:=[.A190]+1" office:value-type="float" office:value="122">
            <text:p>122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22, 31, 1246, null, 0, 1);">
            <text:p>insert into game_score (id, matchid, squad, goals, points, time_type) values (122, 31, 1246, null, 0, 1);</text:p>
          </table:table-cell>
          <table:table-cell table:number-columns-repeated="1017"/>
        </table:table-row>
        <table:table-row table:style-name="ro2">
          <table:table-cell table:style-name="ce3" table:formula="of:=[.A191]+1" office:value-type="float" office:value="123">
            <text:p>123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23, 31, 590, 0, 0, 2);">
            <text:p>insert into game_score (id, matchid, squad, goals, points, time_type) values (123, 31, 590, 0, 0, 2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124">
            <text:p>124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24, 31, 590, 0, 0, 1);">
            <text:p>insert into game_score (id, matchid, squad, goals, points, time_type) values (124, 31, 590, 0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125">
            <text:p>125</text:p>
          </table:table-cell>
          <table:table-cell table:style-name="ce4" table:formula="of:=[.B190]+1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25, 32, 1246, 0, 0, 2);">
            <text:p>insert into game_score (id, matchid, squad, goals, points, time_type) values (125, 32, 1246, 0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126">
            <text:p>126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26, 32, 1246, 0, 0, 1);">
            <text:p>insert into game_score (id, matchid, squad, goals, points, time_type) values (126, 32, 1246, 0, 0, 1);</text:p>
          </table:table-cell>
          <table:table-cell table:number-columns-repeated="1017"/>
        </table:table-row>
        <table:table-row table:style-name="ro2">
          <table:table-cell table:style-name="ce4" table:formula="of:=[.A195]+1" office:value-type="float" office:value="127">
            <text:p>127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27, 32, 1868, 3, 2, 2);">
            <text:p>insert into game_score (id, matchid, squad, goals, points, time_type) values (127, 32, 1868, 3, 2, 2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128">
            <text:p>128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28, 32, 1868, null, 0, 1);">
            <text:p>insert into game_score (id, matchid, squad, goals, points, time_type) values (128, 32, 1868, null, 0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129">
            <text:p>129</text:p>
          </table:table-cell>
          <table:table-cell table:style-name="ce3" table:formula="of:=[.B194]+1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29, 33, 1868, 0, 0, 2);">
            <text:p>insert into game_score (id, matchid, squad, goals, points, time_type) values (129, 33, 1868, 0, 0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130">
            <text:p>130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30, 33, 1868, 0, 0, 1);">
            <text:p>insert into game_score (id, matchid, squad, goals, points, time_type) values (130, 33, 1868, 0, 0, 1);</text:p>
          </table:table-cell>
          <table:table-cell table:number-columns-repeated="1017"/>
        </table:table-row>
        <table:table-row table:style-name="ro2">
          <table:table-cell table:style-name="ce3" table:formula="of:=[.A199]+1" office:value-type="float" office:value="131">
            <text:p>131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31, 33, 590, 2, 2, 2);">
            <text:p>insert into game_score (id, matchid, squad, goals, points, time_type) values (131, 33, 590, 2, 2, 2);</text:p>
          </table:table-cell>
          <table:table-cell table:number-columns-repeated="1017"/>
        </table:table-row>
        <table:table-row table:style-name="ro1">
          <table:table-cell table:style-name="ce3" table:formula="of:=[.A200]+1" office:value-type="float" office:value="132">
            <text:p>132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32, 33, 590, null, 0, 1);">
            <text:p>insert into game_score (id, matchid, squad, goals, points, time_type) values (132, 33, 590, null, 0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133">
            <text:p>133</text:p>
          </table:table-cell>
          <table:table-cell table:style-name="ce4" table:formula="of:=[.B198]+1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33, 34, 1473, 2, 2, 2);">
            <text:p>insert into game_score (id, matchid, squad, goals, points, time_type) values (133, 34, 1473, 2, 2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134">
            <text:p>134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34, 34, 1473, 1, 0, 1);">
            <text:p>insert into game_score (id, matchid, squad, goals, points, time_type) values (134, 34, 1473, 1, 0, 1);</text:p>
          </table:table-cell>
          <table:table-cell table:number-columns-repeated="1017"/>
        </table:table-row>
        <table:table-row table:style-name="ro2">
          <table:table-cell table:style-name="ce4" table:formula="of:=[.A203]+1" office:value-type="float" office:value="135">
            <text:p>135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35, 34, 1784, 0, 0, 2);">
            <text:p>insert into game_score (id, matchid, squad, goals, points, time_type) values (135, 34, 1784, 0, 0, 2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136">
            <text:p>136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36, 34, 1784, 0, 0, 1);">
            <text:p>insert into game_score (id, matchid, squad, goals, points, time_type) values (136, 34, 1784, 0, 0, 1);</text:p>
          </table:table-cell>
          <table:table-cell table:number-columns-repeated="1017"/>
        </table:table-row>
        <table:table-row table:style-name="ro2">
          <table:table-cell table:style-name="ce3" table:formula="of:=[.A205]+1" office:value-type="float" office:value="137">
            <text:p>137</text:p>
          </table:table-cell>
          <table:table-cell table:style-name="ce3" table:formula="of:=[.B202]+1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37, 35, 599, 1, 1, 2);">
            <text:p>insert into game_score (id, matchid, squad, goals, points, time_type) values (137, 35, 599, 1, 1, 2);</text:p>
          </table:table-cell>
          <table:table-cell table:number-columns-repeated="1017"/>
        </table:table-row>
        <table:table-row table:style-name="ro1">
          <table:table-cell table:style-name="ce3" table:formula="of:=[.A206]+1" office:value-type="float" office:value="138">
            <text:p>138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38, 35, 599, null, 0, 1);">
            <text:p>insert into game_score (id, matchid, squad, goals, points, time_type) values (138, 35, 599, null, 0, 1);</text:p>
          </table:table-cell>
          <table:table-cell table:number-columns-repeated="1017"/>
        </table:table-row>
        <table:table-row table:style-name="ro2">
          <table:table-cell table:style-name="ce3" table:formula="of:=[.A207]+1" office:value-type="float" office:value="139">
            <text:p>139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39, 35, 1784, 1, 1, 2);">
            <text:p>insert into game_score (id, matchid, squad, goals, points, time_type) values (139, 35, 1784, 1, 1, 2);</text:p>
          </table:table-cell>
          <table:table-cell table:number-columns-repeated="1017"/>
        </table:table-row>
        <table:table-row table:style-name="ro1">
          <table:table-cell table:style-name="ce3" table:formula="of:=[.A208]+1" office:value-type="float" office:value="140">
            <text:p>140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40, 35, 1784, null, 0, 1);">
            <text:p>insert into game_score (id, matchid, squad, goals, points, time_type) values (140, 35, 1784, null, 0, 1);</text:p>
          </table:table-cell>
          <table:table-cell table:number-columns-repeated="1017"/>
        </table:table-row>
        <table:table-row table:style-name="ro2">
          <table:table-cell table:style-name="ce4" table:formula="of:=[.A209]+1" office:value-type="float" office:value="141">
            <text:p>141</text:p>
          </table:table-cell>
          <table:table-cell table:style-name="ce4" table:formula="of:=[.B206]+1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41, 36, 1473, 1, 1, 2);">
            <text:p>insert into game_score (id, matchid, squad, goals, points, time_type) values (141, 36, 1473, 1, 1, 2);</text:p>
          </table:table-cell>
          <table:table-cell table:number-columns-repeated="1017"/>
        </table:table-row>
        <table:table-row table:style-name="ro2">
          <table:table-cell table:style-name="ce4" table:formula="of:=[.A210]+1" office:value-type="float" office:value="142">
            <text:p>142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42, 36, 1473, null, 0, 1);">
            <text:p>insert into game_score (id, matchid, squad, goals, points, time_type) values (142, 36, 1473, null, 0, 1);</text:p>
          </table:table-cell>
          <table:table-cell table:number-columns-repeated="1017"/>
        </table:table-row>
        <table:table-row table:style-name="ro2">
          <table:table-cell table:style-name="ce4" table:formula="of:=[.A211]+1" office:value-type="float" office:value="143">
            <text:p>143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43, 36, 599, 1, 1, 2);">
            <text:p>insert into game_score (id, matchid, squad, goals, points, time_type) values (143, 36, 599, 1, 1, 2);</text:p>
          </table:table-cell>
          <table:table-cell table:number-columns-repeated="1017"/>
        </table:table-row>
        <table:table-row table:style-name="ro2">
          <table:table-cell table:style-name="ce4" table:formula="of:=[.A212]+1" office:value-type="float" office:value="144">
            <text:p>144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44, 36, 599, null, 0, 1);">
            <text:p>insert into game_score (id, matchid, squad, goals, points, time_type) values (144, 36, 599, null, 0, 1);</text:p>
          </table:table-cell>
          <table:table-cell table:number-columns-repeated="1017"/>
        </table:table-row>
        <table:table-row table:style-name="ro2">
          <table:table-cell table:style-name="ce3" table:formula="of:=[.A213]+1" office:value-type="float" office:value="145">
            <text:p>145</text:p>
          </table:table-cell>
          <table:table-cell table:style-name="ce3" table:formula="of:=[.B210]+1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45, 37, 1868, 3, 2, 2);">
            <text:p>insert into game_score (id, matchid, squad, goals, points, time_type) values (145, 37, 1868, 3, 2, 2);</text:p>
          </table:table-cell>
          <table:table-cell table:number-columns-repeated="1017"/>
        </table:table-row>
        <table:table-row table:style-name="ro2">
          <table:table-cell table:style-name="ce3" table:formula="of:=[.A214]+1" office:value-type="float" office:value="146">
            <text:p>146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46, 37, 1868, 1, 0, 1);">
            <text:p>insert into game_score (id, matchid, squad, goals, points, time_type) values (146, 37, 1868, 1, 0, 1);</text:p>
          </table:table-cell>
          <table:table-cell table:number-columns-repeated="1017"/>
        </table:table-row>
        <table:table-row table:style-name="ro2">
          <table:table-cell table:style-name="ce3" table:formula="of:=[.A215]+1" office:value-type="float" office:value="147">
            <text:p>147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47, 37, 1473, 1, 0, 2);">
            <text:p>insert into game_score (id, matchid, squad, goals, points, time_type) values (147, 37, 1473, 1, 0, 2);</text:p>
          </table:table-cell>
          <table:table-cell table:number-columns-repeated="1017"/>
        </table:table-row>
        <table:table-row table:style-name="ro2">
          <table:table-cell table:style-name="ce3" table:formula="of:=[.A216]+1" office:value-type="float" office:value="148">
            <text:p>148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48, 37, 1473, 0, 0, 1);">
            <text:p>insert into game_score (id, matchid, squad, goals, points, time_type) values (148, 37, 1473, 0, 0, 1);</text:p>
          </table:table-cell>
          <table:table-cell table:number-columns-repeated="1017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2" table:number-rows-repeated="10483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89'.A16]+1" office:value-type="float" office:value="16">
            <text:p>16</text:p>
          </table:table-cell>
          <table:table-cell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6, 1990, 'A', 1473);">
            <text:p>insert into qualifying_group_stage (id, tournament, group_code, squad) values (16, 1990, 'A', 147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7">
            <text:p>17</text:p>
          </table:table-cell>
          <table:table-cell table:formula="of:=[.B2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17, 1990, 'A', );">
            <text:p>insert into qualifying_group_stage (id, tournament, group_code, squad) values (17, 1990, 'A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8">
            <text:p>18</text:p>
          </table:table-cell>
          <table:table-cell table:formula="of:=[.B3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D15] &amp;  &quot;);&quot;" office:value-type="string" office:string-value="insert into qualifying_group_stage (id, tournament, group_code, squad) values (18, 1990, 'A', 1869);">
            <text:p>insert into qualifying_group_stage (id, tournament, group_code, squad) values (18, 1990, 'A', 1869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9">
            <text:p>19</text:p>
          </table:table-cell>
          <table:table-cell table:formula="of:=[.B4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8">
            <text:p>598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D8] &amp;  &quot;);&quot;" office:value-type="string" office:string-value="insert into qualifying_group_stage (id, tournament, group_code, squad) values (19, 1990, 'A', 594);">
            <text:p>insert into qualifying_group_stage (id, tournament, group_code, squad) values (19, 1990, 'A', 59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0">
            <text:p>20</text:p>
          </table:table-cell>
          <table:table-cell table:formula="of:=[.B5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20, 1990, 'B', );">
            <text:p>insert into qualifying_group_stage (id, tournament, group_code, squad) values (20, 1990, 'B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1">
            <text:p>21</text:p>
          </table:table-cell>
          <table:table-cell table:formula="of:=[.B6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7] &amp; &quot;', &quot; &amp; [.D6] &amp;  &quot;);&quot;" office:value-type="string" office:string-value="insert into qualifying_group_stage (id, tournament, group_code, squad) values (21, 1990, 'B', 1784);">
            <text:p>insert into qualifying_group_stage (id, tournament, group_code, squad) values (21, 1990, 'B', 178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2">
            <text:p>22</text:p>
          </table:table-cell>
          <table:table-cell table:formula="of:=[.B7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8] &amp; &quot;', &quot; &amp; [.D4] &amp;  &quot;);&quot;" office:value-type="string" office:string-value="insert into qualifying_group_stage (id, tournament, group_code, squad) values (22, 1990, 'B', 599);">
            <text:p>insert into qualifying_group_stage (id, tournament, group_code, squad) values (22, 1990, 'B', 59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3">
            <text:p>23</text:p>
          </table:table-cell>
          <table:table-cell table:formula="of:=[.B8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9] &amp; &quot;', &quot; &amp; [.D7] &amp;  &quot;);&quot;" office:value-type="string" office:string-value="insert into qualifying_group_stage (id, tournament, group_code, squad) values (23, 1990, 'B', 596);">
            <text:p>insert into qualifying_group_stage (id, tournament, group_code, squad) values (23, 1990, 'B', 596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24">
            <text:p>24</text:p>
          </table:table-cell>
          <table:table-cell table:formula="of:=[.B9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0] &amp; &quot;', &quot; &amp; [.E10] &amp;  &quot;);&quot;" office:value-type="string" office:string-value="insert into qualifying_group_stage (id, tournament, group_code, squad) values (24, 1990, 'C', );">
            <text:p>insert into qualifying_group_stage (id, tournament, group_code, squad) values (24, 1990, 'C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25">
            <text:p>25</text:p>
          </table:table-cell>
          <table:table-cell table:formula="of:=[.B10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441">
            <text:p>1441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1] &amp; &quot;', &quot; &amp; [.E11] &amp;  &quot;);&quot;" office:value-type="string" office:string-value="insert into qualifying_group_stage (id, tournament, group_code, squad) values (25, 1990, 'C', );">
            <text:p>insert into qualifying_group_stage (id, tournament, group_code, squad) values (25, 1990, 'C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26">
            <text:p>26</text:p>
          </table:table-cell>
          <table:table-cell table:formula="of:=[.B11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2] &amp; &quot;', &quot; &amp; [.D17] &amp;  &quot;);&quot;" office:value-type="string" office:string-value="insert into qualifying_group_stage (id, tournament, group_code, squad) values (26, 1990, 'C', 590);">
            <text:p>insert into qualifying_group_stage (id, tournament, group_code, squad) values (26, 1990, 'C', 590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27">
            <text:p>27</text:p>
          </table:table-cell>
          <table:table-cell table:formula="of:=[.B12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27, 1990, 'C', 1268);">
            <text:p>insert into qualifying_group_stage (id, tournament, group_code, squad) values (27, 1990, 'C', 1268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28">
            <text:p>28</text:p>
          </table:table-cell>
          <table:table-cell table:formula="of:=[.B13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4] &amp; &quot;', &quot; &amp; [.D12] &amp;  &quot;);&quot;" office:value-type="string" office:string-value="insert into qualifying_group_stage (id, tournament, group_code, squad) values (28, 1990, 'D', 1758);">
            <text:p>insert into qualifying_group_stage (id, tournament, group_code, squad) values (28, 1990, 'D', 1758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29">
            <text:p>29</text:p>
          </table:table-cell>
          <table:table-cell table:formula="of:=[.B14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D14] &amp;  &quot;);&quot;" office:value-type="string" office:string-value="insert into qualifying_group_stage (id, tournament, group_code, squad) values (29, 1990, 'D', 1876);">
            <text:p>insert into qualifying_group_stage (id, tournament, group_code, squad) values (29, 1990, 'D', 187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0">
            <text:p>30</text:p>
          </table:table-cell>
          <table:table-cell table:formula="of:=[.B15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590">
            <text:p>590590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D9] &amp;  &quot;);&quot;" office:value-type="string" office:string-value="insert into qualifying_group_stage (id, tournament, group_code, squad) values (30, 1990, 'D', 1767);">
            <text:p>insert into qualifying_group_stage (id, tournament, group_code, squad) values (30, 1990, 'D', 176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1">
            <text:p>31</text:p>
          </table:table-cell>
          <table:table-cell table:formula="of:=[.B16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31, 1990, 'D', );">
            <text:p>insert into qualifying_group_stage (id, tournament, group_code, squad) values (31, 1990, 'D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89'.A187]+1" office:value-type="float" office:value="38">
            <text:p>38</text:p>
          </table:table-cell>
          <table:table-cell table:style-name="ce5" table:formula="of:=&quot;1990-04-17&quot;" office:value-type="string" office:string-value="1990-04-17">
            <text:p>1990-04-17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8, '1990-04-17', 1, null);">
            <text:p>insert into game (matchid, matchdate, game_type, country) values (38, '1990-04-17', 1, null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9">
            <text:p>39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2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9, '1990-04-29', 1, null);">
            <text:p>insert into game (matchid, matchdate, game_type, country) values (39, '1990-04-29', 1, null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40">
            <text:p>40</text:p>
          </table:table-cell>
          <table:table-cell table:style-name="ce5" table:formula="of:=&quot;1990-05-15&quot;" office:value-type="string" office:string-value="1990-05-15">
            <text:p>1990-05-15</text:p>
          </table:table-cell>
          <table:table-cell table:formula="of:=+[.C2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0, '1990-05-15', 1, null);">
            <text:p>insert into game (matchid, matchdate, game_type, country) values (40, '1990-05-15', 1, null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41">
            <text:p>4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2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1, '1990-05-20', 1, null);">
            <text:p>insert into game (matchid, matchdate, game_type, country) values (41, '1990-05-20', 1, null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42">
            <text:p>42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2, '1990-05-27', 1, null);">
            <text:p>insert into game (matchid, matchdate, game_type, country) values (42, '1990-05-27', 1, null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43">
            <text:p>43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3, '1990-05-27', 1, null);">
            <text:p>insert into game (matchid, matchdate, game_type, country) values (43, '1990-05-27', 1, null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44">
            <text:p>44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4, '1990-04-22', 1, null);">
            <text:p>insert into game (matchid, matchdate, game_type, country) values (44, '1990-04-22', 1, null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45">
            <text:p>45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5, '1990-04-22', 1, null);">
            <text:p>insert into game (matchid, matchdate, game_type, country) values (45, '1990-04-22', 1, null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46">
            <text:p>46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7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46, '1990-05-13', 1, null);">
            <text:p>insert into game (matchid, matchdate, game_type, country) values (46, '1990-05-13', 1, null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47">
            <text:p>47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8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47, '1990-05-13', 1, null);">
            <text:p>insert into game (matchid, matchdate, game_type, country) values (47, '1990-05-13', 1, null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48">
            <text:p>48</text:p>
          </table:table-cell>
          <table:table-cell table:style-name="ce5" table:formula="of:=&quot;1990-05-23&quot;" office:value-type="string" office:string-value="1990-05-23">
            <text:p>1990-05-23</text:p>
          </table:table-cell>
          <table:table-cell table:formula="of:=+[.C2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48, '1990-05-23', 1, null);">
            <text:p>insert into game (matchid, matchdate, game_type, country) values (48, '1990-05-23', 1, null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49">
            <text:p>49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3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9, '1990-05-30', 1, null);">
            <text:p>insert into game (matchid, matchdate, game_type, country) values (49, '1990-05-30', 1, null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50">
            <text:p>50</text:p>
          </table:table-cell>
          <table:table-cell table:style-name="ce5" table:formula="of:=&quot;1990-04-14&quot;" office:value-type="string" office:string-value="1990-04-14">
            <text:p>1990-04-14</text:p>
          </table:table-cell>
          <table:table-cell table:formula="of:=+[.C3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50, '1990-04-14', 1, null);">
            <text:p>insert into game (matchid, matchdate, game_type, country) values (50, '1990-04-14', 1, null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51">
            <text:p>51</text:p>
          </table:table-cell>
          <table:table-cell table:style-name="ce5" table:formula="of:=&quot;1990-04-15&quot;" office:value-type="string" office:string-value="1990-04-15">
            <text:p>1990-04-15</text:p>
          </table:table-cell>
          <table:table-cell table:formula="of:=+[.C3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51, '1990-04-15', 1, null);">
            <text:p>insert into game (matchid, matchdate, game_type, country) values (51, '1990-04-15', 1, null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52">
            <text:p>52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3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52, '1990-04-29', 1, null);">
            <text:p>insert into game (matchid, matchdate, game_type, country) values (52, '1990-04-29', 1, null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53">
            <text:p>53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3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53, '1990-05-13', 1, null);">
            <text:p>insert into game (matchid, matchdate, game_type, country) values (53, '1990-05-13', 1, null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54">
            <text:p>54</text:p>
          </table:table-cell>
          <table:table-cell table:style-name="ce5" table:formula="of:=&quot;1990-05-26&quot;" office:value-type="string" office:string-value="1990-05-26">
            <text:p>1990-05-26</text:p>
          </table:table-cell>
          <table:table-cell table:formula="of:=+[.C3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54, '1990-05-26', 1, null);">
            <text:p>insert into game (matchid, matchdate, game_type, country) values (54, '1990-05-26', 1, null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55">
            <text:p>55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3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55, '1990-05-27', 1, null);">
            <text:p>insert into game (matchid, matchdate, game_type, country) values (55, '1990-05-27', 1, null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56">
            <text:p>56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56, '1990-??-??', 24, null);">
            <text:p>insert into game (matchid, matchdate, game_type, country) values (56, '1990-??-??', 24, null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57">
            <text:p>57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57, '1990-??-??', 24, null);">
            <text:p>insert into game (matchid, matchdate, game_type, country) values (57, '1990-??-??', 24, null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58">
            <text:p>58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58, '1990-04-29', 1, null);">
            <text:p>insert into game (matchid, matchdate, game_type, country) values (58, '1990-04-29', 1, null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59">
            <text:p>59</text:p>
          </table:table-cell>
          <table:table-cell table:style-name="ce5" table:formula="of:=&quot;1990-05-06&quot;" office:value-type="string" office:string-value="1990-05-06">
            <text:p>1990-05-06</text:p>
          </table:table-cell>
          <table:table-cell table:formula="of:=+[.C4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59, '1990-05-06', 1, null);">
            <text:p>insert into game (matchid, matchdate, game_type, country) values (59, '1990-05-06', 1, null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60">
            <text:p>60</text:p>
          </table:table-cell>
          <table:table-cell table:style-name="ce5" table:formula="of:=&quot;1990-05-19&quot;" office:value-type="string" office:string-value="1990-05-19">
            <text:p>1990-05-19</text:p>
          </table:table-cell>
          <table:table-cell table:formula="of:=+[.C4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60, '1990-05-19', 1, null);">
            <text:p>insert into game (matchid, matchdate, game_type, country) values (60, '1990-05-19', 1, null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61">
            <text:p>6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61, '1990-05-20', 1, null);">
            <text:p>insert into game (matchid, matchdate, game_type, country) values (61, '1990-05-20', 1, null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62">
            <text:p>62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62, '1990-05-30', 1, null);">
            <text:p>insert into game (matchid, matchdate, game_type, country) values (62, '1990-05-30', 1, null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63">
            <text:p>63</text:p>
          </table:table-cell>
          <table:table-cell table:style-name="ce5" table:formula="of:=&quot;1990-03-03&quot;" office:value-type="string" office:string-value="1990-03-03">
            <text:p>1990-03-03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63, '1990-03-03', 1, null);">
            <text:p>insert into game (matchid, matchdate, game_type, country) values (63, '1990-03-03', 1, null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89'.A217]+1" office:value-type="float" office:value="149">
            <text:p>149</text:p>
          </table:table-cell>
          <table:table-cell table:style-name="ce3" table:formula="of:=[.A20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9, 38, 1473, 1, 1, 2);">
            <text:p>insert into game_score (id, matchid, squad, goals, points, time_type) values (149, 38, 1473, 1, 1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50">
            <text:p>150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50, 38, 1473, null, 0, 1);">
            <text:p>insert into game_score (id, matchid, squad, goals, points, time_type) values (150, 38, 1473, null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151">
            <text:p>151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51, 38, 599, 1, 1, 2);">
            <text:p>insert into game_score (id, matchid, squad, goals, points, time_type) values (151, 38, 599, 1, 1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152">
            <text:p>152</text:p>
          </table:table-cell>
          <table:table-cell table:style-name="ce3" table:formula="of:=[.B49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2, 38, 599, null, 0, 1);">
            <text:p>insert into game_score (id, matchid, squad, goals, points, time_type) values (152, 38, 599, null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53">
            <text:p>153</text:p>
          </table:table-cell>
          <table:table-cell table:style-name="ce4" table:formula="of:=[.B48]+1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3, 39, 597, 5, 2, 2);">
            <text:p>insert into game_score (id, matchid, squad, goals, points, time_type) values (153, 39, 597, 5, 2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54">
            <text:p>154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4, 39, 597, 1, 0, 1);">
            <text:p>insert into game_score (id, matchid, squad, goals, points, time_type) values (154, 39, 597, 1, 0, 1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155">
            <text:p>155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5, 39, 592, 0, 0, 2);">
            <text:p>insert into game_score (id, matchid, squad, goals, points, time_type) values (155, 39, 592, 0, 0, 2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156">
            <text:p>156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6, 39, 592, 0, 0, 1);">
            <text:p>insert into game_score (id, matchid, squad, goals, points, time_type) values (156, 39, 592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57">
            <text:p>157</text:p>
          </table:table-cell>
          <table:table-cell table:style-name="ce3" table:formula="of:=[.B52]+1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7, 40, 1473, 3, 2, 2);">
            <text:p>insert into game_score (id, matchid, squad, goals, points, time_type) values (157, 40, 1473, 3, 2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58">
            <text:p>158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8, 40, 1473, 1, 0, 1);">
            <text:p>insert into game_score (id, matchid, squad, goals, points, time_type) values (158, 40, 1473, 1, 0, 1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159">
            <text:p>159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9, 40, 597, 1, 0, 2);">
            <text:p>insert into game_score (id, matchid, squad, goals, points, time_type) values (159, 40, 597, 1, 0, 2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160">
            <text:p>160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60, 40, 597, 0, 0, 1);">
            <text:p>insert into game_score (id, matchid, squad, goals, points, time_type) values (160, 40, 597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61">
            <text:p>161</text:p>
          </table:table-cell>
          <table:table-cell table:style-name="ce4" table:formula="of:=[.B56]+1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61, 41, 592, 1, 1, 2);">
            <text:p>insert into game_score (id, matchid, squad, goals, points, time_type) values (161, 41, 592, 1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62">
            <text:p>162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2, 41, 592, 0, 0, 1);">
            <text:p>insert into game_score (id, matchid, squad, goals, points, time_type) values (162, 41, 592, 0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163">
            <text:p>163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3, 41, 599, 1, 1, 2);">
            <text:p>insert into game_score (id, matchid, squad, goals, points, time_type) values (163, 41, 599, 1, 1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64">
            <text:p>164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4, 41, 599, 0, 0, 1);">
            <text:p>insert into game_score (id, matchid, squad, goals, points, time_type) values (164, 41, 599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65">
            <text:p>165</text:p>
          </table:table-cell>
          <table:table-cell table:style-name="ce3" table:formula="of:=[.B60]+1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5, 42, 599, 1, 1, 2);">
            <text:p>insert into game_score (id, matchid, squad, goals, points, time_type) values (165, 42, 599, 1, 1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66">
            <text:p>166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6, 42, 599, null, 0, 1);">
            <text:p>insert into game_score (id, matchid, squad, goals, points, time_type) values (166, 42, 599, null, 0, 1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167">
            <text:p>167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7, 42, 597, 1, 1, 2);">
            <text:p>insert into game_score (id, matchid, squad, goals, points, time_type) values (167, 42, 597, 1, 1, 2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168">
            <text:p>168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8, 42, 597, null, 0, 1);">
            <text:p>insert into game_score (id, matchid, squad, goals, points, time_type) values (168, 42, 597, null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69">
            <text:p>169</text:p>
          </table:table-cell>
          <table:table-cell table:style-name="ce4" table:formula="of:=[.B64]+1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9, 43, 592, 0, 1, 2);">
            <text:p>insert into game_score (id, matchid, squad, goals, points, time_type) values (169, 43, 592, 0, 1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70">
            <text:p>170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70, 43, 592, 0, 0, 1);">
            <text:p>insert into game_score (id, matchid, squad, goals, points, time_type) values (170, 43, 592, 0, 0, 1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171">
            <text:p>171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71, 43, 1473, 0, 1, 2);">
            <text:p>insert into game_score (id, matchid, squad, goals, points, time_type) values (171, 43, 1473, 0, 1, 2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172">
            <text:p>172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2, 43, 1473, 0, 0, 1);">
            <text:p>insert into game_score (id, matchid, squad, goals, points, time_type) values (172, 43, 1473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73">
            <text:p>173</text:p>
          </table:table-cell>
          <table:table-cell table:style-name="ce3" table:formula="of:=[.B68]+1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3, 44, 596, 4, 2, 2);">
            <text:p>insert into game_score (id, matchid, squad, goals, points, time_type) values (173, 44, 596, 4, 2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74">
            <text:p>174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4, 44, 596, null, 0, 1);">
            <text:p>insert into game_score (id, matchid, squad, goals, points, time_type) values (174, 44, 596, null, 0, 1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175">
            <text:p>175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5, 44, 594, 0, 0, 2);">
            <text:p>insert into game_score (id, matchid, squad, goals, points, time_type) values (175, 44, 594, 0, 0, 2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176">
            <text:p>176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6, 44, 594, 0, 0, 1);">
            <text:p>insert into game_score (id, matchid, squad, goals, points, time_type) values (176, 44, 59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77">
            <text:p>177</text:p>
          </table:table-cell>
          <table:table-cell table:style-name="ce4" table:formula="of:=[.B72]+1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7, 45, 1784, 2, 2, 2);">
            <text:p>insert into game_score (id, matchid, squad, goals, points, time_type) values (177, 45, 1784, 2, 2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78">
            <text:p>178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8, 45, 1784, null, 0, 1);">
            <text:p>insert into game_score (id, matchid, squad, goals, points, time_type) values (178, 45, 1784, null, 0, 1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179">
            <text:p>179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9, 45, 1767, 1, 0, 2);">
            <text:p>insert into game_score (id, matchid, squad, goals, points, time_type) values (179, 45, 1767, 1, 0, 2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180">
            <text:p>180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80, 45, 1767, null, 0, 1);">
            <text:p>insert into game_score (id, matchid, squad, goals, points, time_type) values (180, 45, 1767, null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81">
            <text:p>181</text:p>
          </table:table-cell>
          <table:table-cell table:style-name="ce3" table:formula="of:=[.B76]+1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81, 46, 1767, 1, 1, 2);">
            <text:p>insert into game_score (id, matchid, squad, goals, points, time_type) values (181, 46, 1767, 1, 1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82">
            <text:p>182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2, 46, 1767, 1, 0, 1);">
            <text:p>insert into game_score (id, matchid, squad, goals, points, time_type) values (182, 46, 1767, 1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183">
            <text:p>183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3, 46, 594, 1, 1, 2);">
            <text:p>insert into game_score (id, matchid, squad, goals, points, time_type) values (183, 46, 594, 1, 1, 2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184">
            <text:p>184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4, 46, 594, 0, 0, 1);">
            <text:p>insert into game_score (id, matchid, squad, goals, points, time_type) values (184, 46, 594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85">
            <text:p>185</text:p>
          </table:table-cell>
          <table:table-cell table:style-name="ce4" table:formula="of:=[.B80]+1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5, 47, 1784, 1, 2, 2);">
            <text:p>insert into game_score (id, matchid, squad, goals, points, time_type) values (185, 47, 1784, 1, 2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86">
            <text:p>186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6, 47, 1784, null, 0, 1);">
            <text:p>insert into game_score (id, matchid, squad, goals, points, time_type) values (186, 47, 1784, null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87">
            <text:p>187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7, 47, 596, 0, 0, 2);">
            <text:p>insert into game_score (id, matchid, squad, goals, points, time_type) values (187, 47, 596, 0, 0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88">
            <text:p>188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8, 47, 596, 0, 0, 1);">
            <text:p>insert into game_score (id, matchid, squad, goals, points, time_type) values (188, 47, 596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189">
            <text:p>189</text:p>
          </table:table-cell>
          <table:table-cell table:style-name="ce3" table:formula="of:=[.B84]+1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9, 48, 594, 2, 1, 2);">
            <text:p>insert into game_score (id, matchid, squad, goals, points, time_type) values (189, 48, 594, 2, 1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190">
            <text:p>190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90, 48, 594, null, 0, 1);">
            <text:p>insert into game_score (id, matchid, squad, goals, points, time_type) values (190, 48, 594, null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91">
            <text:p>191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91, 48, 1784, 2, 1, 2);">
            <text:p>insert into game_score (id, matchid, squad, goals, points, time_type) values (191, 48, 1784, 2, 1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92">
            <text:p>192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2, 48, 1784, null, 0, 1);">
            <text:p>insert into game_score (id, matchid, squad, goals, points, time_type) values (192, 48, 1784, null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193">
            <text:p>193</text:p>
          </table:table-cell>
          <table:table-cell table:style-name="ce4" table:formula="of:=[.B88]+1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3, 49, 596, null, 2, 2);">
            <text:p>insert into game_score (id, matchid, squad, goals, points, time_type) values (193, 49, 596, null, 2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194">
            <text:p>194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4, 49, 596, null, 0, 1);">
            <text:p>insert into game_score (id, matchid, squad, goals, points, time_type) values (194, 49, 596, null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95">
            <text:p>195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5, 49, 1767, null, 0, 2);">
            <text:p>insert into game_score (id, matchid, squad, goals, points, time_type) values (195, 49, 1767, null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96">
            <text:p>196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6, 49, 1767, null, 0, 1);">
            <text:p>insert into game_score (id, matchid, squad, goals, points, time_type) values (196, 49, 1767, null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197">
            <text:p>197</text:p>
          </table:table-cell>
          <table:table-cell table:style-name="ce3" table:formula="of:=[.B92]+1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7, 50, 1441, 2, 1, 2);">
            <text:p>insert into game_score (id, matchid, squad, goals, points, time_type) values (197, 50, 1441, 2, 1, 2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198">
            <text:p>198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8, 50, 1441, 1, 0, 1);">
            <text:p>insert into game_score (id, matchid, squad, goals, points, time_type) values (198, 50, 1441, 1, 0, 1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199">
            <text:p>199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99, 50, 1268, 2, 1, 2);">
            <text:p>insert into game_score (id, matchid, squad, goals, points, time_type) values (199, 50, 1268, 2, 1, 2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200">
            <text:p>200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200, 50, 1268, 1, 0, 1);">
            <text:p>insert into game_score (id, matchid, squad, goals, points, time_type) values (200, 50, 1268, 1, 0, 1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201">
            <text:p>201</text:p>
          </table:table-cell>
          <table:table-cell table:style-name="ce4" table:formula="of:=[.B96]+1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201, 51, 1246, 1, 2, 2);">
            <text:p>insert into game_score (id, matchid, squad, goals, points, time_type) values (201, 51, 1246, 1, 2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202">
            <text:p>202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202, 51, 1246, 0, 0, 1);">
            <text:p>insert into game_score (id, matchid, squad, goals, points, time_type) values (202, 51, 1246, 0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203">
            <text:p>203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203, 51, 1758, 0, 0, 2);">
            <text:p>insert into game_score (id, matchid, squad, goals, points, time_type) values (203, 51, 1758, 0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204">
            <text:p>204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204, 51, 1758, 0, 0, 1);">
            <text:p>insert into game_score (id, matchid, squad, goals, points, time_type) values (204, 51, 1758, 0, 0, 1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205">
            <text:p>205</text:p>
          </table:table-cell>
          <table:table-cell table:style-name="ce3" table:formula="of:=[.B100]+1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205, 52, 1246, 1, 2, 2);">
            <text:p>insert into game_score (id, matchid, squad, goals, points, time_type) values (205, 52, 1246, 1, 2, 2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206">
            <text:p>206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206, 52, 1246, 0, 0, 1);">
            <text:p>insert into game_score (id, matchid, squad, goals, points, time_type) values (206, 52, 1246, 0, 0, 1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207">
            <text:p>207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207, 52, 1268, 0, 0, 2);">
            <text:p>insert into game_score (id, matchid, squad, goals, points, time_type) values (207, 52, 1268, 0, 0, 2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208">
            <text:p>208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208, 52, 1268, 0, 0, 1);">
            <text:p>insert into game_score (id, matchid, squad, goals, points, time_type) values (208, 52, 1268, 0, 0, 1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209">
            <text:p>209</text:p>
          </table:table-cell>
          <table:table-cell table:style-name="ce4" table:formula="of:=[.B104]+1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209, 53, 1758, 0, 0, 2);">
            <text:p>insert into game_score (id, matchid, squad, goals, points, time_type) values (209, 53, 1758, 0, 0, 2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210">
            <text:p>210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210, 53, 1758, 0, 0, 1);">
            <text:p>insert into game_score (id, matchid, squad, goals, points, time_type) values (210, 53, 1758, 0, 0, 1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211">
            <text:p>211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211, 53, 1441, 2, 2, 2);">
            <text:p>insert into game_score (id, matchid, squad, goals, points, time_type) values (211, 53, 1441, 2, 2, 2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212">
            <text:p>212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212, 53, 1441, 0, 0, 1);">
            <text:p>insert into game_score (id, matchid, squad, goals, points, time_type) values (212, 53, 1441, 0, 0, 1);</text:p>
          </table:table-cell>
          <table:table-cell table:number-columns-repeated="1017"/>
        </table:table-row>
        <table:table-row table:style-name="ro2">
          <table:table-cell table:style-name="ce3" table:formula="of:=[.A111]+1" office:value-type="float" office:value="213">
            <text:p>213</text:p>
          </table:table-cell>
          <table:table-cell table:style-name="ce3" table:formula="of:=[.B108]+1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213, 54, 1441, 1, 1, 2);">
            <text:p>insert into game_score (id, matchid, squad, goals, points, time_type) values (213, 54, 1441, 1, 1, 2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214">
            <text:p>214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214, 54, 1441, null, 0, 1);">
            <text:p>insert into game_score (id, matchid, squad, goals, points, time_type) values (214, 54, 1441, null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215">
            <text:p>215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215, 54, 1246, 1, 1, 2);">
            <text:p>insert into game_score (id, matchid, squad, goals, points, time_type) values (215, 54, 1246, 1, 1, 2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216">
            <text:p>216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216, 54, 1246, null, 0, 1);">
            <text:p>insert into game_score (id, matchid, squad, goals, points, time_type) values (216, 54, 1246, null, 0, 1);</text:p>
          </table:table-cell>
          <table:table-cell table:number-columns-repeated="1017"/>
        </table:table-row>
        <table:table-row table:style-name="ro2">
          <table:table-cell table:style-name="ce4" table:formula="of:=[.A115]+1" office:value-type="float" office:value="217">
            <text:p>217</text:p>
          </table:table-cell>
          <table:table-cell table:style-name="ce4" table:formula="of:=[.B112]+1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217, 55, 1268, 0, 0, 2);">
            <text:p>insert into game_score (id, matchid, squad, goals, points, time_type) values (217, 55, 1268, 0, 0, 2);</text:p>
          </table:table-cell>
          <table:table-cell table:number-columns-repeated="1017"/>
        </table:table-row>
        <table:table-row table:style-name="ro2">
          <table:table-cell table:style-name="ce4" table:formula="of:=[.A116]+1" office:value-type="float" office:value="218">
            <text:p>218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218, 55, 1268, 0, 0, 1);">
            <text:p>insert into game_score (id, matchid, squad, goals, points, time_type) values (218, 55, 1268, 0, 0, 1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219">
            <text:p>219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219, 55, 1758, 2, 2, 2);">
            <text:p>insert into game_score (id, matchid, squad, goals, points, time_type) values (219, 55, 1758, 2, 2, 2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220">
            <text:p>220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220, 55, 1758, 1, 0, 1);">
            <text:p>insert into game_score (id, matchid, squad, goals, points, time_type) values (220, 55, 1758, 1, 0, 1);</text:p>
          </table:table-cell>
          <table:table-cell table:number-columns-repeated="1017"/>
        </table:table-row>
        <table:table-row table:style-name="ro2">
          <table:table-cell table:style-name="ce3" table:formula="of:=[.A119]+1" office:value-type="float" office:value="221">
            <text:p>221</text:p>
          </table:table-cell>
          <table:table-cell table:style-name="ce3" table:formula="of:=[.B116]+1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221, 56, 590590, 3, 2, 2);">
            <text:p>insert into game_score (id, matchid, squad, goals, points, time_type) values (221, 56, 590590, 3, 2, 2);</text:p>
          </table:table-cell>
          <table:table-cell table:number-columns-repeated="1017"/>
        </table:table-row>
        <table:table-row table:style-name="ro2">
          <table:table-cell table:style-name="ce3" table:formula="of:=[.A120]+1" office:value-type="float" office:value="222">
            <text:p>222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222, 56, 590590, 1, 0, 1);">
            <text:p>insert into game_score (id, matchid, squad, goals, points, time_type) values (222, 56, 590590, 1, 0, 1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223">
            <text:p>223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223, 56, 1284, 0, 0, 2);">
            <text:p>insert into game_score (id, matchid, squad, goals, points, time_type) values (223, 56, 1284, 0, 0, 2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224">
            <text:p>224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224, 56, 1284, 0, 0, 1);">
            <text:p>insert into game_score (id, matchid, squad, goals, points, time_type) values (224, 56, 1284, 0, 0, 1);</text:p>
          </table:table-cell>
          <table:table-cell table:number-columns-repeated="1017"/>
        </table:table-row>
        <table:table-row table:style-name="ro2">
          <table:table-cell table:style-name="ce4" table:formula="of:=[.A123]+1" office:value-type="float" office:value="225">
            <text:p>225</text:p>
          </table:table-cell>
          <table:table-cell table:style-name="ce4" table:formula="of:=[.B120]+1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225, 57, 1721, 1, 1, 2);">
            <text:p>insert into game_score (id, matchid, squad, goals, points, time_type) values (225, 57, 1721, 1, 1, 2);</text:p>
          </table:table-cell>
          <table:table-cell table:number-columns-repeated="1017"/>
        </table:table-row>
        <table:table-row table:style-name="ro2">
          <table:table-cell table:style-name="ce4" table:formula="of:=[.A124]+1" office:value-type="float" office:value="226">
            <text:p>226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226, 57, 1721, 0, 0, 1);">
            <text:p>insert into game_score (id, matchid, squad, goals, points, time_type) values (226, 57, 1721, 0, 0, 1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227">
            <text:p>227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227, 57, 1345, 1, 1, 2);">
            <text:p>insert into game_score (id, matchid, squad, goals, points, time_type) values (227, 57, 1345, 1, 1, 2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228">
            <text:p>228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228, 57, 1345, 0, 0, 1);">
            <text:p>insert into game_score (id, matchid, squad, goals, points, time_type) values (228, 57, 1345, 0, 0, 1);</text:p>
          </table:table-cell>
          <table:table-cell table:number-columns-repeated="1017"/>
        </table:table-row>
        <table:table-row table:style-name="ro2">
          <table:table-cell table:style-name="ce3" table:formula="of:=[.A127]+1" office:value-type="float" office:value="229">
            <text:p>229</text:p>
          </table:table-cell>
          <table:table-cell table:style-name="ce3" table:formula="of:=[.B124]+1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229, 58, 1876, 3, 2, 2);">
            <text:p>insert into game_score (id, matchid, squad, goals, points, time_type) values (229, 58, 1876, 3, 2, 2);</text:p>
          </table:table-cell>
          <table:table-cell table:number-columns-repeated="1017"/>
        </table:table-row>
        <table:table-row table:style-name="ro2">
          <table:table-cell table:style-name="ce3" table:formula="of:=[.A128]+1" office:value-type="float" office:value="230">
            <text:p>230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230, 58, 1876, 1, 0, 1);">
            <text:p>insert into game_score (id, matchid, squad, goals, points, time_type) values (230, 58, 1876, 1, 0, 1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231">
            <text:p>231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231, 58, 1869, 0, 0, 2);">
            <text:p>insert into game_score (id, matchid, squad, goals, points, time_type) values (231, 58, 1869, 0, 0, 2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232">
            <text:p>232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232, 58, 1869, 0, 0, 1);">
            <text:p>insert into game_score (id, matchid, squad, goals, points, time_type) values (232, 58, 1869, 0, 0, 1);</text:p>
          </table:table-cell>
          <table:table-cell table:number-columns-repeated="1017"/>
        </table:table-row>
        <table:table-row table:style-name="ro2">
          <table:table-cell table:style-name="ce4" table:formula="of:=[.A131]+1" office:value-type="float" office:value="233">
            <text:p>233</text:p>
          </table:table-cell>
          <table:table-cell table:style-name="ce4" table:formula="of:=[.B128]+1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233, 59, 590590, 2, 2, 2);">
            <text:p>insert into game_score (id, matchid, squad, goals, points, time_type) values (233, 59, 590590, 2, 2, 2);</text:p>
          </table:table-cell>
          <table:table-cell table:number-columns-repeated="1017"/>
        </table:table-row>
        <table:table-row table:style-name="ro2">
          <table:table-cell table:style-name="ce4" table:formula="of:=[.A132]+1" office:value-type="float" office:value="234">
            <text:p>234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234, 59, 590590, 1, 0, 1);">
            <text:p>insert into game_score (id, matchid, squad, goals, points, time_type) values (234, 59, 590590, 1, 0, 1);</text:p>
          </table:table-cell>
          <table:table-cell table:number-columns-repeated="1017"/>
        </table:table-row>
        <table:table-row table:style-name="ro2">
          <table:table-cell table:style-name="ce4" table:formula="of:=[.A133]+1" office:value-type="float" office:value="235">
            <text:p>235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235, 59, 590, 1, 0, 2);">
            <text:p>insert into game_score (id, matchid, squad, goals, points, time_type) values (235, 59, 590, 1, 0, 2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236">
            <text:p>236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236, 59, 590, 0, 0, 1);">
            <text:p>insert into game_score (id, matchid, squad, goals, points, time_type) values (236, 59, 590, 0, 0, 1);</text:p>
          </table:table-cell>
          <table:table-cell table:number-columns-repeated="1017"/>
        </table:table-row>
        <table:table-row table:style-name="ro2">
          <table:table-cell table:style-name="ce3" table:formula="of:=[.A135]+1" office:value-type="float" office:value="237">
            <text:p>237</text:p>
          </table:table-cell>
          <table:table-cell table:style-name="ce3" table:formula="of:=[.B132]+1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237, 60, 1869, 2, 2, 2);">
            <text:p>insert into game_score (id, matchid, squad, goals, points, time_type) values (237, 60, 1869, 2, 2, 2);</text:p>
          </table:table-cell>
          <table:table-cell table:number-columns-repeated="1017"/>
        </table:table-row>
        <table:table-row table:style-name="ro2">
          <table:table-cell table:style-name="ce3" table:formula="of:=[.A136]+1" office:value-type="float" office:value="238">
            <text:p>238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238, 60, 1869, null, 0, 1);">
            <text:p>insert into game_score (id, matchid, squad, goals, points, time_type) values (238, 60, 1869, null, 0, 1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239">
            <text:p>239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239, 60, 590, 0, 0, 2);">
            <text:p>insert into game_score (id, matchid, squad, goals, points, time_type) values (239, 60, 590, 0, 0, 2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240">
            <text:p>240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240, 60, 590, 0, 0, 1);">
            <text:p>insert into game_score (id, matchid, squad, goals, points, time_type) values (240, 60, 590, 0, 0, 1);</text:p>
          </table:table-cell>
          <table:table-cell table:number-columns-repeated="1017"/>
        </table:table-row>
        <table:table-row table:style-name="ro2">
          <table:table-cell table:style-name="ce4" table:formula="of:=[.A139]+1" office:value-type="float" office:value="241">
            <text:p>241</text:p>
          </table:table-cell>
          <table:table-cell table:style-name="ce4" table:formula="of:=[.B136]+1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241, 61, 1876, 1, 2, 2);">
            <text:p>insert into game_score (id, matchid, squad, goals, points, time_type) values (241, 61, 1876, 1, 2, 2);</text:p>
          </table:table-cell>
          <table:table-cell table:number-columns-repeated="1017"/>
        </table:table-row>
        <table:table-row table:style-name="ro2">
          <table:table-cell table:style-name="ce4" table:formula="of:=[.A140]+1" office:value-type="float" office:value="242">
            <text:p>242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242, 61, 1876, 1, 0, 1);">
            <text:p>insert into game_score (id, matchid, squad, goals, points, time_type) values (242, 61, 1876, 1, 0, 1);</text:p>
          </table:table-cell>
          <table:table-cell table:number-columns-repeated="1017"/>
        </table:table-row>
        <table:table-row table:style-name="ro2">
          <table:table-cell table:style-name="ce4" table:formula="of:=[.A141]+1" office:value-type="float" office:value="243">
            <text:p>243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243, 61, 590590, 0, 0, 2);">
            <text:p>insert into game_score (id, matchid, squad, goals, points, time_type) values (243, 61, 590590, 0, 0, 2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244">
            <text:p>244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244, 61, 590590, 0, 0, 1);">
            <text:p>insert into game_score (id, matchid, squad, goals, points, time_type) values (244, 61, 590590, 0, 0, 1);</text:p>
          </table:table-cell>
          <table:table-cell table:number-columns-repeated="1017"/>
        </table:table-row>
        <table:table-row table:style-name="ro2">
          <table:table-cell table:style-name="ce3" table:formula="of:=[.A143]+1" office:value-type="float" office:value="245">
            <text:p>245</text:p>
          </table:table-cell>
          <table:table-cell table:style-name="ce3" table:formula="of:=[.B140]+1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245, 62, 590, 0, 1, 2);">
            <text:p>insert into game_score (id, matchid, squad, goals, points, time_type) values (245, 62, 590, 0, 1, 2);</text:p>
          </table:table-cell>
          <table:table-cell table:number-columns-repeated="1017"/>
        </table:table-row>
        <table:table-row table:style-name="ro2">
          <table:table-cell table:style-name="ce3" table:formula="of:=[.A144]+1" office:value-type="float" office:value="246">
            <text:p>246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246, 62, 590, 0, 0, 1);">
            <text:p>insert into game_score (id, matchid, squad, goals, points, time_type) values (246, 62, 590, 0, 0, 1);</text:p>
          </table:table-cell>
          <table:table-cell table:number-columns-repeated="1017"/>
        </table:table-row>
        <table:table-row table:style-name="ro2">
          <table:table-cell table:style-name="ce3" table:formula="of:=[.A145]+1" office:value-type="float" office:value="247">
            <text:p>247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247, 62, 1876, 0, 1, 2);">
            <text:p>insert into game_score (id, matchid, squad, goals, points, time_type) values (247, 62, 1876, 0, 1, 2);</text:p>
          </table:table-cell>
          <table:table-cell table:number-columns-repeated="1017"/>
        </table:table-row>
        <table:table-row table:style-name="ro2">
          <table:table-cell table:style-name="ce3" table:formula="of:=[.A146]+1" office:value-type="float" office:value="248">
            <text:p>248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248, 62, 1876, 0, 0, 1);">
            <text:p>insert into game_score (id, matchid, squad, goals, points, time_type) values (248, 62, 1876, 0, 0, 1);</text:p>
          </table:table-cell>
          <table:table-cell table:number-columns-repeated="1017"/>
        </table:table-row>
        <table:table-row table:style-name="ro2">
          <table:table-cell table:style-name="ce4" table:formula="of:=[.A147]+1" office:value-type="float" office:value="249">
            <text:p>249</text:p>
          </table:table-cell>
          <table:table-cell table:style-name="ce4" table:formula="of:=[.B144]+1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249, 63, 1869, null, null, 2);">
            <text:p>insert into game_score (id, matchid, squad, goals, points, time_type) values (249, 63, 1869, null, null, 2);</text:p>
          </table:table-cell>
          <table:table-cell table:number-columns-repeated="1017"/>
        </table:table-row>
        <table:table-row table:style-name="ro2">
          <table:table-cell table:style-name="ce4" table:formula="of:=[.A148]+1" office:value-type="float" office:value="250">
            <text:p>250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250, 63, 1869, null, null, 1);">
            <text:p>insert into game_score (id, matchid, squad, goals, points, time_type) values (250, 63, 1869, null, null, 1);</text:p>
          </table:table-cell>
          <table:table-cell table:number-columns-repeated="1017"/>
        </table:table-row>
        <table:table-row table:style-name="ro2">
          <table:table-cell table:style-name="ce4" table:formula="of:=[.A149]+1" office:value-type="float" office:value="251">
            <text:p>251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251, 63, 590590, null, null, 2);">
            <text:p>insert into game_score (id, matchid, squad, goals, points, time_type) values (251, 63, 590590, null, null, 2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252">
            <text:p>252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252, 63, 590590, null, null, 1);">
            <text:p>insert into game_score (id, matchid, squad, goals, points, time_type) values (252, 63, 590590, null, null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53] &amp; &quot;, &quot; &amp; [.B153] &amp; &quot;, '&quot; &amp; [.C153] &amp; &quot;', &quot; &amp; [.D153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89'.A178]+1" office:value-type="float" office:value="7">
            <text:p>7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54] &amp; &quot;, &quot; &amp; [.B154] &amp; &quot;, '&quot; &amp; [.C154] &amp; &quot;', &quot; &amp; [.D154] &amp;  &quot;);&quot;" office:value-type="string" office:string-value="insert into group_stage (id, tournament, group_code, squad) values (7, 1989, 'A', 1868);">
            <text:p>insert into group_stage (id, tournament, group_code, squad) values (7, 1989, 'A', 1868);</text:p>
          </table:table-cell>
          <table:table-cell table:number-columns-repeated="1017"/>
        </table:table-row>
        <table:table-row table:style-name="ro2">
          <table:table-cell table:formula="of:=[.A154]+1" office:value-type="float" office:value="8">
            <text:p>8</text:p>
          </table:table-cell>
          <table:table-cell table:formula="of:=[.B15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55] &amp; &quot;, &quot; &amp; [.B155] &amp; &quot;, '&quot; &amp; [.C155] &amp; &quot;', &quot; &amp; [.D155] &amp;  &quot;);&quot;" office:value-type="string" office:string-value="insert into group_stage (id, tournament, group_code, squad) values (8, 1989, 'A', 1876);">
            <text:p>insert into group_stage (id, tournament, group_code, squad) values (8, 1989, 'A', 1876);</text:p>
          </table:table-cell>
          <table:table-cell table:number-columns-repeated="1017"/>
        </table:table-row>
        <table:table-row table:style-name="ro2">
          <table:table-cell table:formula="of:=[.A155]+1" office:value-type="float" office:value="9">
            <text:p>9</text:p>
          </table:table-cell>
          <table:table-cell table:formula="of:=[.B15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56] &amp; &quot;, &quot; &amp; [.B156] &amp; &quot;, '&quot; &amp; [.C156] &amp; &quot;', &quot; &amp; [.D156] &amp;  &quot;);&quot;" office:value-type="string" office:string-value="insert into group_stage (id, tournament, group_code, squad) values (9, 1989, 'A', 1473);">
            <text:p>insert into group_stage (id, tournament, group_code, squad) values (9, 1989, 'A', 1473);</text:p>
          </table:table-cell>
          <table:table-cell table:number-columns-repeated="1017"/>
        </table:table-row>
        <table:table-row table:style-name="ro2">
          <table:table-cell table:formula="of:=[.A156]+1" office:value-type="float" office:value="10">
            <text:p>10</text:p>
          </table:table-cell>
          <table:table-cell table:formula="of:=[.B15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57] &amp; &quot;, &quot; &amp; [.B157] &amp; &quot;, '&quot; &amp; [.C157] &amp; &quot;', &quot; &amp; [.D157] &amp;  &quot;);&quot;" office:value-type="string" office:string-value="insert into group_stage (id, tournament, group_code, squad) values (10, 1989, 'B', 596);">
            <text:p>insert into group_stage (id, tournament, group_code, squad) values (10, 1989, 'B', 596);</text:p>
          </table:table-cell>
          <table:table-cell table:number-columns-repeated="1017"/>
        </table:table-row>
        <table:table-row table:style-name="ro2">
          <table:table-cell table:formula="of:=[.A157]+1" office:value-type="float" office:value="11">
            <text:p>11</text:p>
          </table:table-cell>
          <table:table-cell table:formula="of:=[.B15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58] &amp; &quot;, &quot; &amp; [.B158] &amp; &quot;, '&quot; &amp; [.C158] &amp; &quot;', &quot; &amp; [.D158] &amp;  &quot;);&quot;" office:value-type="string" office:string-value="insert into group_stage (id, tournament, group_code, squad) values (11, 1989, 'B', 1246);">
            <text:p>insert into group_stage (id, tournament, group_code, squad) values (11, 1989, 'B', 1246);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12">
            <text:p>12</text:p>
          </table:table-cell>
          <table:table-cell table:formula="of:=[.B15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59] &amp; &quot;, &quot; &amp; [.B159] &amp; &quot;, '&quot; &amp; [.C159] &amp; &quot;', &quot; &amp; [.D159] &amp;  &quot;);&quot;" office:value-type="string" office:string-value="insert into group_stage (id, tournament, group_code, squad) values (12, 1989, 'B', 1784);">
            <text:p>insert into group_stage (id, tournament, group_code, squad) values (12, 198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61] &amp; &quot;, '&quot; &amp; [.B161] &amp; &quot;', &quot; &amp; [.C161] &amp; &quot;, &quot; &amp; [.D16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64">
            <text:p>64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62] &amp; &quot;, '&quot; &amp; [.B162] &amp; &quot;', &quot; &amp; [.C162] &amp; &quot;, &quot; &amp; [.D162] &amp;  &quot;);&quot;" office:value-type="string" office:string-value="insert into game (matchid, matchdate, game_type, country) values (64, '1990-07-22', 2, 1868);">
            <text:p>insert into game (matchid, matchdate, game_type, country) values (64, '1990-07-22', 2, 1868);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65">
            <text:p>65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2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63] &amp; &quot;, '&quot; &amp; [.B163] &amp; &quot;', &quot; &amp; [.C163] &amp; &quot;, &quot; &amp; [.D163] &amp;  &quot;);&quot;" office:value-type="string" office:string-value="insert into game (matchid, matchdate, game_type, country) values (65, '1990-07-25', 2, 1868);">
            <text:p>insert into game (matchid, matchdate, game_type, country) values (65, '1990-07-25', 2, 1868);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66">
            <text:p>66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3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64] &amp; &quot;, '&quot; &amp; [.B164] &amp; &quot;', &quot; &amp; [.C164] &amp; &quot;, &quot; &amp; [.D164] &amp;  &quot;);&quot;" office:value-type="string" office:string-value="insert into game (matchid, matchdate, game_type, country) values (66, '1990-07-27', 2, 1868);">
            <text:p>insert into game (matchid, matchdate, game_type, country) values (66, '1990-07-27', 2, 1868);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67">
            <text:p>67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table:formula="of:=+[.C16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65] &amp; &quot;, '&quot; &amp; [.B165] &amp; &quot;', &quot; &amp; [.C165] &amp; &quot;, &quot; &amp; [.D165] &amp;  &quot;);&quot;" office:value-type="string" office:string-value="insert into game (matchid, matchdate, game_type, country) values (67, '1990-07-22', 2, 1868);">
            <text:p>insert into game (matchid, matchdate, game_type, country) values (67, '1990-07-22', 2, 1868);</text:p>
          </table:table-cell>
          <table:table-cell table:number-columns-repeated="1017"/>
        </table:table-row>
        <table:table-row table:style-name="ro2">
          <table:table-cell table:formula="of:=[.A165]+1" office:value-type="float" office:value="68">
            <text:p>68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66] &amp; &quot;, '&quot; &amp; [.B166] &amp; &quot;', &quot; &amp; [.C166] &amp; &quot;, &quot; &amp; [.D166] &amp;  &quot;);&quot;" office:value-type="string" office:string-value="insert into game (matchid, matchdate, game_type, country) values (68, '1990-07-25', 2, 1868);">
            <text:p>insert into game (matchid, matchdate, game_type, country) values (68, '1990-07-25', 2, 1868);</text:p>
          </table:table-cell>
          <table:table-cell table:number-columns-repeated="1017"/>
        </table:table-row>
        <table:table-row table:style-name="ro2">
          <table:table-cell table:formula="of:=[.A166]+1" office:value-type="float" office:value="69">
            <text:p>69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67] &amp; &quot;, '&quot; &amp; [.B167] &amp; &quot;', &quot; &amp; [.C167] &amp; &quot;, &quot; &amp; [.D167] &amp;  &quot;);&quot;" office:value-type="string" office:string-value="insert into game (matchid, matchdate, game_type, country) values (69, '1990-07-27', 2, 1868);">
            <text:p>insert into game (matchid, matchdate, game_type, country) values (69, '1990-07-27', 2, 1868);</text:p>
          </table:table-cell>
          <table:table-cell table:number-columns-repeated="1017"/>
        </table:table-row>
        <table:table-row table:style-name="ro2">
          <table:table-cell table:formula="of:=[.A167]+1" office:value-type="float" office:value="70">
            <text:p>70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8] &amp; &quot;, '&quot; &amp; [.B168] &amp; &quot;', &quot; &amp; [.C168] &amp; &quot;, &quot; &amp; [.D168] &amp;  &quot;);&quot;" office:value-type="string" office:string-value="insert into game (matchid, matchdate, game_type, country) values (70, '1990-07-29', 5, 1868);">
            <text:p>insert into game (matchid, matchdate, game_type, country) values (70, '1990-07-29', 5, 1868);</text:p>
          </table:table-cell>
          <table:table-cell table:number-columns-repeated="1017"/>
        </table:table-row>
        <table:table-row table:style-name="ro2">
          <table:table-cell table:formula="of:=[.A168]+1" office:value-type="float" office:value="71">
            <text:p>71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9] &amp; &quot;, '&quot; &amp; [.B169] &amp; &quot;', &quot; &amp; [.C169] &amp; &quot;, &quot; &amp; [.D169] &amp;  &quot;);&quot;" office:value-type="string" office:string-value="insert into game (matchid, matchdate, game_type, country) values (71, '1990-07-29', 6, 1868);">
            <text:p>insert into game (matchid, matchdate, game_type, country) values (71, '1990-07-29', 6, 186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51]+1" office:value-type="float" office:value="253">
            <text:p>253</text:p>
          </table:table-cell>
          <table:table-cell table:style-name="ce3" table:formula="of:=[.A16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253, 64, 1868, 5, 2, 2);">
            <text:p>insert into game_score (id, matchid, squad, goals, points, time_type) values (253, 64, 1868, 5, 2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254">
            <text:p>254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254, 64, 1868, 3, 0, 1);">
            <text:p>insert into game_score (id, matchid, squad, goals, points, time_type) values (254, 64, 1868, 3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255">
            <text:p>255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255, 64, 1473, 0, 0, 2);">
            <text:p>insert into game_score (id, matchid, squad, goals, points, time_type) values (255, 64, 1473, 0, 0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256">
            <text:p>256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256, 64, 1473, 0, 0, 1);">
            <text:p>insert into game_score (id, matchid, squad, goals, points, time_type) values (256, 64, 1473, 0, 0, 1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257">
            <text:p>257</text:p>
          </table:table-cell>
          <table:table-cell table:style-name="ce4" table:formula="of:=[.B172]+1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257, 65, 1473, 0, 1, 2);">
            <text:p>insert into game_score (id, matchid, squad, goals, points, time_type) values (257, 65, 1473, 0, 1, 2);</text:p>
          </table:table-cell>
          <table:table-cell table:number-columns-repeated="1017"/>
        </table:table-row>
        <table:table-row table:style-name="ro2">
          <table:table-cell table:style-name="ce4" table:formula="of:=[.A176]+1" office:value-type="float" office:value="258">
            <text:p>258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258, 65, 1473, 0, 0, 1);">
            <text:p>insert into game_score (id, matchid, squad, goals, points, time_type) values (258, 65, 1473, 0, 0, 1);</text:p>
          </table:table-cell>
          <table:table-cell table:number-columns-repeated="1017"/>
        </table:table-row>
        <table:table-row table:style-name="ro2">
          <table:table-cell table:style-name="ce4" table:formula="of:=[.A177]+1" office:value-type="float" office:value="259">
            <text:p>259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259, 65, 1876, 0, 1, 2);">
            <text:p>insert into game_score (id, matchid, squad, goals, points, time_type) values (259, 65, 1876, 0, 1, 2);</text:p>
          </table:table-cell>
          <table:table-cell table:number-columns-repeated="1017"/>
        </table:table-row>
        <table:table-row table:style-name="ro2">
          <table:table-cell table:style-name="ce4" table:formula="of:=[.A178]+1" office:value-type="float" office:value="260">
            <text:p>260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260, 65, 1876, 0, 0, 1);">
            <text:p>insert into game_score (id, matchid, squad, goals, points, time_type) values (260, 65, 1876, 0, 0, 1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261">
            <text:p>261</text:p>
          </table:table-cell>
          <table:table-cell table:style-name="ce3" table:formula="of:=[.B176]+1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261, 66, 1868, 0, 1, 2);">
            <text:p>insert into game_score (id, matchid, squad, goals, points, time_type) values (261, 66, 1868, 0, 1, 2);</text:p>
          </table:table-cell>
          <table:table-cell table:number-columns-repeated="1017"/>
        </table:table-row>
        <table:table-row table:style-name="ro2">
          <table:table-cell table:style-name="ce3" table:formula="of:=[.A180]+1" office:value-type="float" office:value="262">
            <text:p>262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262, 66, 1868, 0, 0, 1);">
            <text:p>insert into game_score (id, matchid, squad, goals, points, time_type) values (262, 66, 1868, 0, 0, 1);</text:p>
          </table:table-cell>
          <table:table-cell table:number-columns-repeated="1017"/>
        </table:table-row>
        <table:table-row table:style-name="ro2">
          <table:table-cell table:style-name="ce3" table:formula="of:=[.A181]+1" office:value-type="float" office:value="263">
            <text:p>263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263, 66, 1876, 0, 1, 2);">
            <text:p>insert into game_score (id, matchid, squad, goals, points, time_type) values (263, 66, 1876, 0, 1, 2);</text:p>
          </table:table-cell>
          <table:table-cell table:number-columns-repeated="1017"/>
        </table:table-row>
        <table:table-row table:style-name="ro2">
          <table:table-cell table:style-name="ce3" table:formula="of:=[.A182]+1" office:value-type="float" office:value="264">
            <text:p>264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264, 66, 1876, 0, 0, 1);">
            <text:p>insert into game_score (id, matchid, squad, goals, points, time_type) values (264, 66, 1876, 0, 0, 1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265">
            <text:p>265</text:p>
          </table:table-cell>
          <table:table-cell table:style-name="ce4" table:formula="of:=[.B180]+1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265, 67, 1246, 2, 1, 2);">
            <text:p>insert into game_score (id, matchid, squad, goals, points, time_type) values (265, 67, 1246, 2, 1, 2);</text:p>
          </table:table-cell>
          <table:table-cell table:number-columns-repeated="1017"/>
        </table:table-row>
        <table:table-row table:style-name="ro2">
          <table:table-cell table:style-name="ce4" table:formula="of:=[.A184]+1" office:value-type="float" office:value="266">
            <text:p>266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266, 67, 1246, null, 0, 1);">
            <text:p>insert into game_score (id, matchid, squad, goals, points, time_type) values (266, 67, 1246, null, 0, 1);</text:p>
          </table:table-cell>
          <table:table-cell table:number-columns-repeated="1017"/>
        </table:table-row>
        <table:table-row table:style-name="ro2">
          <table:table-cell table:style-name="ce4" table:formula="of:=[.A185]+1" office:value-type="float" office:value="267">
            <text:p>267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267, 67, 596, 2, 1, 2);">
            <text:p>insert into game_score (id, matchid, squad, goals, points, time_type) values (267, 67, 596, 2, 1, 2);</text:p>
          </table:table-cell>
          <table:table-cell table:number-columns-repeated="1017"/>
        </table:table-row>
        <table:table-row table:style-name="ro2">
          <table:table-cell table:style-name="ce4" table:formula="of:=[.A186]+1" office:value-type="float" office:value="268">
            <text:p>268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268, 67, 596, 1, 0, 1);">
            <text:p>insert into game_score (id, matchid, squad, goals, points, time_type) values (268, 67, 596, 1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269">
            <text:p>269</text:p>
          </table:table-cell>
          <table:table-cell table:style-name="ce3" table:formula="of:=[.B184]+1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269, 68, 596, 2, 2, 2);">
            <text:p>insert into game_score (id, matchid, squad, goals, points, time_type) values (269, 68, 596, 2, 2, 2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270">
            <text:p>270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270, 68, 596, 0, 0, 1);">
            <text:p>insert into game_score (id, matchid, squad, goals, points, time_type) values (270, 68, 596, 0, 0, 1);</text:p>
          </table:table-cell>
          <table:table-cell table:number-columns-repeated="1017"/>
        </table:table-row>
        <table:table-row table:style-name="ro2">
          <table:table-cell table:style-name="ce3" table:formula="of:=[.A189]+1" office:value-type="float" office:value="271">
            <text:p>271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271, 68, 1784, 0, 0, 2);">
            <text:p>insert into game_score (id, matchid, squad, goals, points, time_type) values (271, 68, 1784, 0, 0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272">
            <text:p>272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272, 68, 1784, 0, 0, 1);">
            <text:p>insert into game_score (id, matchid, squad, goals, points, time_type) values (272, 68, 1784, 0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273">
            <text:p>273</text:p>
          </table:table-cell>
          <table:table-cell table:style-name="ce4" table:formula="of:=[.B188]+1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273, 69, 1246, 3, 2, 2);">
            <text:p>insert into game_score (id, matchid, squad, goals, points, time_type) values (273, 69, 1246, 3, 2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274">
            <text:p>274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274, 69, 1246, null, 0, 1);">
            <text:p>insert into game_score (id, matchid, squad, goals, points, time_type) values (274, 69, 1246, null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275">
            <text:p>275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275, 69, 1784, 2, 0, 2);">
            <text:p>insert into game_score (id, matchid, squad, goals, points, time_type) values (275, 69, 1784, 2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276">
            <text:p>276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276, 69, 1784, null, 0, 1);">
            <text:p>insert into game_score (id, matchid, squad, goals, points, time_type) values (276, 69, 1784, null, 0, 1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277">
            <text:p>277</text:p>
          </table:table-cell>
          <table:table-cell table:style-name="ce3" table:formula="of:=[.B192]+1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277, 70, 1246, null, null, 2);">
            <text:p>insert into game_score (id, matchid, squad, goals, points, time_type) values (277, 70, 1246, null, null, 2);</text:p>
          </table:table-cell>
          <table:table-cell table:number-columns-repeated="1017"/>
        </table:table-row>
        <table:table-row table:style-name="ro2">
          <table:table-cell table:style-name="ce3" table:formula="of:=[.A196]+1" office:value-type="float" office:value="278">
            <text:p>278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278, 70, 1246, null, null, 1);">
            <text:p>insert into game_score (id, matchid, squad, goals, points, time_type) values (278, 70, 1246, null, null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279">
            <text:p>279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279, 70, 1876, null, null, 2);">
            <text:p>insert into game_score (id, matchid, squad, goals, points, time_type) values (279, 70, 1876, null, null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280">
            <text:p>280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280, 70, 1876, null, null, 1);">
            <text:p>insert into game_score (id, matchid, squad, goals, points, time_type) values (280, 70, 1876, null, null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281">
            <text:p>281</text:p>
          </table:table-cell>
          <table:table-cell table:style-name="ce4" table:formula="of:=[.B196]+1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281, 71, 1868, null, null, 2);">
            <text:p>insert into game_score (id, matchid, squad, goals, points, time_type) values (281, 71, 1868, null, null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282">
            <text:p>282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282, 71, 1868, null, null, 1);">
            <text:p>insert into game_score (id, matchid, squad, goals, points, time_type) values (282, 71, 1868, null, null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283">
            <text:p>283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283, 71, 596, null, null, 2);">
            <text:p>insert into game_score (id, matchid, squad, goals, points, time_type) values (283, 71, 596, null, null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284">
            <text:p>284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284, 71, 596, null, null, 1);">
            <text:p>insert into game_score (id, matchid, squad, goals, points, time_type) values (284, 71, 596, null, null, 1);</text:p>
          </table:table-cell>
          <table:table-cell table:number-columns-repeated="1017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/>
          <table:table-cell table:number-columns-repeated="1023"/>
        </table:table-row>
        <table:table-row table:style-name="ro2" table:number-rows-repeated="1048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0'.A17]+1" office:value-type="float" office:value="32">
            <text:p>32</text:p>
          </table:table-cell>
          <table:table-cell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32, 1991, '1', );">
            <text:p>insert into qualifying_group_stage (id, tournament, group_code, squad) values (32, 1991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33">
            <text:p>33</text:p>
          </table:table-cell>
          <table:table-cell table:formula="of:=[.B2]"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33, 1991, '1', );">
            <text:p>insert into qualifying_group_stage (id, tournament, group_code, squad) values (33, 1991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4">
            <text:p>34</text:p>
          </table:table-cell>
          <table:table-cell table:formula="of:=[.B3]"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34, 1991, '1', );">
            <text:p>insert into qualifying_group_stage (id, tournament, group_code, squad) values (34, 1991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5">
            <text:p>35</text:p>
          </table:table-cell>
          <table:table-cell table:formula="of:=[.B4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35, 1991, '2', );">
            <text:p>insert into qualifying_group_stage (id, tournament, group_code, squad) values (35, 1991, '2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6">
            <text:p>36</text:p>
          </table:table-cell>
          <table:table-cell table:formula="of:=[.B5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36, 1991, '2', );">
            <text:p>insert into qualifying_group_stage (id, tournament, group_code, squad) values (36, 1991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7">
            <text:p>37</text:p>
          </table:table-cell>
          <table:table-cell table:formula="of:=[.B6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37, 1991, '3', );">
            <text:p>insert into qualifying_group_stage (id, tournament, group_code, squad) values (37, 1991, '3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8">
            <text:p>38</text:p>
          </table:table-cell>
          <table:table-cell table:formula="of:=[.B7]" office:value-type="float" office:value="1991">
            <text:p>1991</text:p>
          </table:table-cell>
          <table:table-cell table:formula="of:=+&quot;3&quot;" office:value-type="string" office:string-value="3">
            <text:p>3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38, 1991, '4', );">
            <text:p>insert into qualifying_group_stage (id, tournament, group_code, squad) values (38, 1991, '4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9">
            <text:p>39</text:p>
          </table:table-cell>
          <table:table-cell table:formula="of:=[.B8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39, 1991, '4', );">
            <text:p>insert into qualifying_group_stage (id, tournament, group_code, squad) values (39, 1991, '4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40">
            <text:p>40</text:p>
          </table:table-cell>
          <table:table-cell table:formula="of:=[.B9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40, 1991, '4', );">
            <text:p>insert into qualifying_group_stage (id, tournament, group_code, squad) values (40, 1991, '4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41">
            <text:p>41</text:p>
          </table:table-cell>
          <table:table-cell table:formula="of:=[.B10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41, 1991, '5', );">
            <text:p>insert into qualifying_group_stage (id, tournament, group_code, squad) values (41, 1991, '5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42">
            <text:p>42</text:p>
          </table:table-cell>
          <table:table-cell table:formula="of:=[.B11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42, 1991, '5', );">
            <text:p>insert into qualifying_group_stage (id, tournament, group_code, squad) values (42, 1991, '5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43">
            <text:p>43</text:p>
          </table:table-cell>
          <table:table-cell table:formula="of:=[.B12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43, 1991, '5', );">
            <text:p>insert into qualifying_group_stage (id, tournament, group_code, squad) values (43, 1991, '5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44">
            <text:p>44</text:p>
          </table:table-cell>
          <table:table-cell table:formula="of:=[.B13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44, 1991, '6', );">
            <text:p>insert into qualifying_group_stage (id, tournament, group_code, squad) values (44, 1991, '6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5">
            <text:p>45</text:p>
          </table:table-cell>
          <table:table-cell table:formula="of:=[.B14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45, 1991, '6', );">
            <text:p>insert into qualifying_group_stage (id, tournament, group_code, squad) values (45, 1991, '6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46">
            <text:p>46</text:p>
          </table:table-cell>
          <table:table-cell table:formula="of:=[.B15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46, 1991, '6', );">
            <text:p>insert into qualifying_group_stage (id, tournament, group_code, squad) values (46, 1991, '6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47">
            <text:p>47</text:p>
          </table:table-cell>
          <table:table-cell table:formula="of:=[.B16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47, 1991, '6', );">
            <text:p>insert into qualifying_group_stage (id, tournament, group_code, squad) values (47, 1991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0'.A203]+1" office:value-type="float" office:value="285">
            <text:p>285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85, '1990-05-10', 1, 1787);">
            <text:p>insert into game (matchid, matchdate, game_type, country) values (285, '1990-05-10', 1, 178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286">
            <text:p>286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20]"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86, '1990-05-12', 1, 1787);">
            <text:p>insert into game (matchid, matchdate, game_type, country) values (286, '1990-05-12', 1, 178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287">
            <text:p>287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21]"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287, '1990-05-14', 1, 1787);">
            <text:p>insert into game (matchid, matchdate, game_type, country) values (287, '1990-05-14', 1, 178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288">
            <text:p>288</text:p>
          </table:table-cell>
          <table:table-cell table:style-name="ce5" table:formula="of:=&quot;1990-05-15&quot;" office:value-type="string" office:string-value="1990-05-15">
            <text:p>1990-05-15</text:p>
          </table:table-cell>
          <table:table-cell table:formula="of:=+[.C22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88, '1990-05-15', 1, 596);">
            <text:p>insert into game (matchid, matchdate, game_type, country) values (288, '1990-05-15', 1, 59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89">
            <text:p>289</text:p>
          </table:table-cell>
          <table:table-cell table:style-name="ce5" table:formula="of:=&quot;1990-05-17&quot;" office:value-type="string" office:string-value="1990-05-17">
            <text:p>1990-05-17</text:p>
          </table:table-cell>
          <table:table-cell table:formula="of:=+[.C2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89, '1990-05-17', 1, 596);">
            <text:p>insert into game (matchid, matchdate, game_type, country) values (289, '1990-05-17', 1, 59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90">
            <text:p>290</text:p>
          </table:table-cell>
          <table:table-cell table:style-name="ce5" table:formula="of:=&quot;1990-05-19&quot;" office:value-type="string" office:string-value="1990-05-19">
            <text:p>1990-05-19</text:p>
          </table:table-cell>
          <table:table-cell table:formula="of:=+[.C24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90, '1990-05-19', 1, 596);">
            <text:p>insert into game (matchid, matchdate, game_type, country) values (290, '1990-05-19', 1, 59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91">
            <text:p>291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25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91, '1990-05-10', 1, 1784);">
            <text:p>insert into game (matchid, matchdate, game_type, country) values (291, '1990-05-10', 1, 178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92">
            <text:p>292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26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92, '1990-05-12', 1, 1784);">
            <text:p>insert into game (matchid, matchdate, game_type, country) values (292, '1990-05-12', 1, 1784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293">
            <text:p>293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2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293, '1990-05-14', 1, 1784);">
            <text:p>insert into game (matchid, matchdate, game_type, country) values (293, '1990-05-14', 1, 1784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294">
            <text:p>294</text:p>
          </table:table-cell>
          <table:table-cell table:style-name="ce5" table:formula="of:=&quot;1990-05-08&quot;" office:value-type="string" office:string-value="1990-05-08">
            <text:p>1990-05-08</text:p>
          </table:table-cell>
          <table:table-cell table:formula="of:=+[.C28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294, '1990-05-08', 1, 592);">
            <text:p>insert into game (matchid, matchdate, game_type, country) values (294, '1990-05-08', 1, 592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295">
            <text:p>295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29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295, '1990-05-10', 1, 592);">
            <text:p>insert into game (matchid, matchdate, game_type, country) values (295, '1990-05-10', 1, 592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296">
            <text:p>296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30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296, '1990-05-12', 1, 592);">
            <text:p>insert into game (matchid, matchdate, game_type, country) values (296, '1990-05-12', 1, 592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297">
            <text:p>297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31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297, '1990-05-10', 1, 1758);">
            <text:p>insert into game (matchid, matchdate, game_type, country) values (297, '1990-05-10', 1, 1758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298">
            <text:p>298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32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298, '1990-05-14', 1, 1758);">
            <text:p>insert into game (matchid, matchdate, game_type, country) values (298, '1990-05-14', 1, 1758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299">
            <text:p>299</text:p>
          </table:table-cell>
          <table:table-cell table:style-name="ce5" table:formula="of:=&quot;1990-05-16&quot;" office:value-type="string" office:string-value="1990-05-16">
            <text:p>1990-05-16</text:p>
          </table:table-cell>
          <table:table-cell table:formula="of:=+[.C33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299, '1990-05-16', 1, 1758);">
            <text:p>insert into game (matchid, matchdate, game_type, country) values (299, '1990-05-16', 1, 175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0'.A217]+1" office:value-type="float" office:value="1">
            <text:p>1</text:p>
          </table:table-cell>
          <table:table-cell table:style-name="ce3" table:formula="of:=[.A20]" office:value-type="float" office:value="285">
            <text:p>285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1, 285, 1787, 2, 0, 2);">
            <text:p>insert into game_score (id, matchid, squad, goals, points, time_type) values (1, 285, 1787, 2, 0, 2);</text:p>
          </table:table-cell>
          <table:table-cell table:number-columns-repeated="1017"/>
        </table:table-row>
        <table:table-row table:style-name="ro3">
          <table:table-cell table:style-name="ce3" table:formula="of:=[.A37]+1" office:value-type="float" office:value="2">
            <text:p>2</text:p>
          </table:table-cell>
          <table:table-cell table:style-name="ce3" table:formula="of:=[.B37]" office:value-type="float" office:value="285">
            <text:p>285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, 285, 1787, null, 0, 1);">
            <text:p>insert into game_score (id, matchid, squad, goals, points, time_type) values (2, 285, 1787, null, 0, 1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3">
            <text:p>3</text:p>
          </table:table-cell>
          <table:table-cell table:style-name="ce3" table:formula="of:=[.B37]" office:value-type="float" office:value="285">
            <text:p>285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, 285, 509, 3, 2, 2);">
            <text:p>insert into game_score (id, matchid, squad, goals, points, time_type) values (3, 285, 509, 3, 2, 2);</text:p>
          </table:table-cell>
          <table:table-cell table:number-columns-repeated="1017"/>
        </table:table-row>
        <table:table-row table:style-name="ro3">
          <table:table-cell table:style-name="ce3" table:formula="of:=[.A39]+1" office:value-type="float" office:value="4">
            <text:p>4</text:p>
          </table:table-cell>
          <table:table-cell table:style-name="ce3" table:formula="of:=[.B38]" office:value-type="float" office:value="285">
            <text:p>285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, 285, 509, null, 0, 1);">
            <text:p>insert into game_score (id, matchid, squad, goals, points, time_type) values (4, 285, 509, null, 0, 1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5">
            <text:p>5</text:p>
          </table:table-cell>
          <table:table-cell table:style-name="ce4" table:formula="of:=[.B37]+1" office:value-type="float" office:value="286">
            <text:p>286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5, 286, 1809, 1, 1, 2);">
            <text:p>insert into game_score (id, matchid, squad, goals, points, time_type) values (5, 286, 1809, 1, 1, 2);</text:p>
          </table:table-cell>
          <table:table-cell table:number-columns-repeated="1017"/>
        </table:table-row>
        <table:table-row table:style-name="ro4">
          <table:table-cell table:style-name="ce4" table:formula="of:=[.A41]+1" office:value-type="float" office:value="6">
            <text:p>6</text:p>
          </table:table-cell>
          <table:table-cell table:style-name="ce4" table:formula="of:=[.B41]" office:value-type="float" office:value="286">
            <text:p>286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6, 286, 1809, null, 0, 1);">
            <text:p>insert into game_score (id, matchid, squad, goals, points, time_type) values (6, 286, 1809, null, 0, 1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7">
            <text:p>7</text:p>
          </table:table-cell>
          <table:table-cell table:style-name="ce4" table:formula="of:=[.B41]" office:value-type="float" office:value="286">
            <text:p>286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7, 286, 509, 1, 1, 2);">
            <text:p>insert into game_score (id, matchid, squad, goals, points, time_type) values (7, 286, 509, 1, 1, 2);</text:p>
          </table:table-cell>
          <table:table-cell table:number-columns-repeated="1017"/>
        </table:table-row>
        <table:table-row table:style-name="ro4">
          <table:table-cell table:style-name="ce4" table:formula="of:=[.A43]+1" office:value-type="float" office:value="8">
            <text:p>8</text:p>
          </table:table-cell>
          <table:table-cell table:style-name="ce4" table:formula="of:=[.B41]" office:value-type="float" office:value="286">
            <text:p>286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8, 286, 509, null, 0, 1);">
            <text:p>insert into game_score (id, matchid, squad, goals, points, time_type) values (8, 286, 509, null, 0, 1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9">
            <text:p>9</text:p>
          </table:table-cell>
          <table:table-cell table:style-name="ce3" table:formula="of:=[.B41]+1" office:value-type="float" office:value="287">
            <text:p>287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9, 287, 1787, 1, 0, 2);">
            <text:p>insert into game_score (id, matchid, squad, goals, points, time_type) values (9, 287, 1787, 1, 0, 2);</text:p>
          </table:table-cell>
          <table:table-cell table:number-columns-repeated="1017"/>
        </table:table-row>
        <table:table-row table:style-name="ro3">
          <table:table-cell table:style-name="ce3" table:formula="of:=[.A45]+1" office:value-type="float" office:value="10">
            <text:p>10</text:p>
          </table:table-cell>
          <table:table-cell table:style-name="ce3" table:formula="of:=[.B45]" office:value-type="float" office:value="287">
            <text:p>287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0, 287, 1787, null, 0, 1);">
            <text:p>insert into game_score (id, matchid, squad, goals, points, time_type) values (10, 287, 1787, null, 0, 1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11">
            <text:p>11</text:p>
          </table:table-cell>
          <table:table-cell table:style-name="ce3" table:formula="of:=[.B45]" office:value-type="float" office:value="287">
            <text:p>287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1, 287, 1809, 3, 2, 2);">
            <text:p>insert into game_score (id, matchid, squad, goals, points, time_type) values (11, 287, 1809, 3, 2, 2);</text:p>
          </table:table-cell>
          <table:table-cell table:number-columns-repeated="1017"/>
        </table:table-row>
        <table:table-row table:style-name="ro3">
          <table:table-cell table:style-name="ce3" table:formula="of:=[.A47]+1" office:value-type="float" office:value="12">
            <text:p>12</text:p>
          </table:table-cell>
          <table:table-cell table:style-name="ce3" table:formula="of:=[.B45]" office:value-type="float" office:value="287">
            <text:p>287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2, 287, 1809, null, 0, 1);">
            <text:p>insert into game_score (id, matchid, squad, goals, points, time_type) values (12, 287, 1809, null, 0, 1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13">
            <text:p>13</text:p>
          </table:table-cell>
          <table:table-cell table:style-name="ce4" table:formula="of:=[.B45]+1" office:value-type="float" office:value="288">
            <text:p>28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3, 288, 596, 1, 0, 2);">
            <text:p>insert into game_score (id, matchid, squad, goals, points, time_type) values (13, 288, 596, 1, 0, 2);</text:p>
          </table:table-cell>
          <table:table-cell table:number-columns-repeated="1017"/>
        </table:table-row>
        <table:table-row table:style-name="ro4">
          <table:table-cell table:style-name="ce4" table:formula="of:=[.A49]+1" office:value-type="float" office:value="14">
            <text:p>14</text:p>
          </table:table-cell>
          <table:table-cell table:style-name="ce4" table:formula="of:=[.B49]" office:value-type="float" office:value="288">
            <text:p>288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4, 288, 596, null, 0, 1);">
            <text:p>insert into game_score (id, matchid, squad, goals, points, time_type) values (14, 288, 596, null, 0, 1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15">
            <text:p>15</text:p>
          </table:table-cell>
          <table:table-cell table:style-name="ce4" table:formula="of:=[.B49]" office:value-type="float" office:value="288">
            <text:p>288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, 288, 594, 2, 2, 2);">
            <text:p>insert into game_score (id, matchid, squad, goals, points, time_type) values (15, 288, 594, 2, 2, 2);</text:p>
          </table:table-cell>
          <table:table-cell table:number-columns-repeated="1017"/>
        </table:table-row>
        <table:table-row table:style-name="ro4">
          <table:table-cell table:style-name="ce4" table:formula="of:=[.A51]+1" office:value-type="float" office:value="16">
            <text:p>16</text:p>
          </table:table-cell>
          <table:table-cell table:style-name="ce4" table:formula="of:=[.B49]" office:value-type="float" office:value="288">
            <text:p>288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6, 288, 594, null, 0, 1);">
            <text:p>insert into game_score (id, matchid, squad, goals, points, time_type) values (16, 288, 594, null, 0, 1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17">
            <text:p>17</text:p>
          </table:table-cell>
          <table:table-cell table:style-name="ce3" table:formula="of:=[.B49]+1" office:value-type="float" office:value="289">
            <text:p>289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7, 289, 590, 1, 2, 2);">
            <text:p>insert into game_score (id, matchid, squad, goals, points, time_type) values (17, 289, 590, 1, 2, 2);</text:p>
          </table:table-cell>
          <table:table-cell table:number-columns-repeated="1017"/>
        </table:table-row>
        <table:table-row table:style-name="ro3">
          <table:table-cell table:style-name="ce3" table:formula="of:=[.A53]+1" office:value-type="float" office:value="18">
            <text:p>18</text:p>
          </table:table-cell>
          <table:table-cell table:style-name="ce3" table:formula="of:=[.B53]" office:value-type="float" office:value="289">
            <text:p>28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8, 289, 590, null, 0, 1);">
            <text:p>insert into game_score (id, matchid, squad, goals, points, time_type) values (18, 289, 590, null, 0, 1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19">
            <text:p>19</text:p>
          </table:table-cell>
          <table:table-cell table:style-name="ce3" table:formula="of:=[.B53]" office:value-type="float" office:value="289">
            <text:p>289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9, 289, 594, 0, 0, 2);">
            <text:p>insert into game_score (id, matchid, squad, goals, points, time_type) values (19, 289, 594, 0, 0, 2);</text:p>
          </table:table-cell>
          <table:table-cell table:number-columns-repeated="1017"/>
        </table:table-row>
        <table:table-row table:style-name="ro3">
          <table:table-cell table:style-name="ce3" table:formula="of:=[.A55]+1" office:value-type="float" office:value="20">
            <text:p>20</text:p>
          </table:table-cell>
          <table:table-cell table:style-name="ce3" table:formula="of:=[.B53]" office:value-type="float" office:value="289">
            <text:p>289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0, 289, 594, null, 0, 1);">
            <text:p>insert into game_score (id, matchid, squad, goals, points, time_type) values (20, 289, 594, null, 0, 1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21">
            <text:p>21</text:p>
          </table:table-cell>
          <table:table-cell table:style-name="ce4" table:formula="of:=[.B53]+1" office:value-type="float" office:value="290">
            <text:p>290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1, 290, 596, 3, 2, 2);">
            <text:p>insert into game_score (id, matchid, squad, goals, points, time_type) values (21, 290, 596, 3, 2, 2);</text:p>
          </table:table-cell>
          <table:table-cell table:number-columns-repeated="1017"/>
        </table:table-row>
        <table:table-row table:style-name="ro4">
          <table:table-cell table:style-name="ce4" table:formula="of:=[.A57]+1" office:value-type="float" office:value="22">
            <text:p>22</text:p>
          </table:table-cell>
          <table:table-cell table:style-name="ce4" table:formula="of:=[.B57]" office:value-type="float" office:value="290">
            <text:p>290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2, 290, 596, null, 0, 1);">
            <text:p>insert into game_score (id, matchid, squad, goals, points, time_type) values (22, 290, 596, null, 0, 1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3">
            <text:p>23</text:p>
          </table:table-cell>
          <table:table-cell table:style-name="ce4" table:formula="of:=[.B57]" office:value-type="float" office:value="290">
            <text:p>290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3, 290, 590, 1, 0, 2);">
            <text:p>insert into game_score (id, matchid, squad, goals, points, time_type) values (23, 290, 590, 1, 0, 2);</text:p>
          </table:table-cell>
          <table:table-cell table:number-columns-repeated="1017"/>
        </table:table-row>
        <table:table-row table:style-name="ro4">
          <table:table-cell table:style-name="ce4" table:formula="of:=[.A59]+1" office:value-type="float" office:value="24">
            <text:p>24</text:p>
          </table:table-cell>
          <table:table-cell table:style-name="ce4" table:formula="of:=[.B57]" office:value-type="float" office:value="290">
            <text:p>290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4, 290, 590, null, 0, 1);">
            <text:p>insert into game_score (id, matchid, squad, goals, points, time_type) values (24, 290, 590, null, 0, 1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25">
            <text:p>25</text:p>
          </table:table-cell>
          <table:table-cell table:style-name="ce3" table:formula="of:=[.B57]+1" office:value-type="float" office:value="291">
            <text:p>291</text:p>
          </table:table-cell>
          <table:table-cell table:style-name="ce3" office:value-type="float" office:value="1345">
            <text:p>134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5, 291, 1345, 2, 2, 2);">
            <text:p>insert into game_score (id, matchid, squad, goals, points, time_type) values (25, 291, 1345, 2, 2, 2);</text:p>
          </table:table-cell>
          <table:table-cell table:number-columns-repeated="1017"/>
        </table:table-row>
        <table:table-row table:style-name="ro3">
          <table:table-cell table:style-name="ce3" table:formula="of:=[.A61]+1" office:value-type="float" office:value="26">
            <text:p>26</text:p>
          </table:table-cell>
          <table:table-cell table:style-name="ce3" table:formula="of:=[.B61]" office:value-type="float" office:value="291">
            <text:p>291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6, 291, 1345, null, 0, 1);">
            <text:p>insert into game_score (id, matchid, squad, goals, points, time_type) values (26, 291, 1345, null, 0, 1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7">
            <text:p>27</text:p>
          </table:table-cell>
          <table:table-cell table:style-name="ce3" table:formula="of:=[.B61]" office:value-type="float" office:value="291">
            <text:p>291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7, 291, 1284, 1, 0, 2);">
            <text:p>insert into game_score (id, matchid, squad, goals, points, time_type) values (27, 291, 1284, 1, 0, 2);</text:p>
          </table:table-cell>
          <table:table-cell table:number-columns-repeated="1017"/>
        </table:table-row>
        <table:table-row table:style-name="ro3">
          <table:table-cell table:style-name="ce3" table:formula="of:=[.A63]+1" office:value-type="float" office:value="28">
            <text:p>28</text:p>
          </table:table-cell>
          <table:table-cell table:style-name="ce3" table:formula="of:=[.B61]" office:value-type="float" office:value="291">
            <text:p>291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8, 291, 1284, null, 0, 1);">
            <text:p>insert into game_score (id, matchid, squad, goals, points, time_type) values (28, 291, 1284, null, 0, 1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29">
            <text:p>29</text:p>
          </table:table-cell>
          <table:table-cell table:style-name="ce4" table:formula="of:=[.B61]+1" office:value-type="float" office:value="292">
            <text:p>292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9, 292, 1869, 1, 1, 2);">
            <text:p>insert into game_score (id, matchid, squad, goals, points, time_type) values (29, 292, 1869, 1, 1, 2);</text:p>
          </table:table-cell>
          <table:table-cell table:number-columns-repeated="1017"/>
        </table:table-row>
        <table:table-row table:style-name="ro4">
          <table:table-cell table:style-name="ce4" table:formula="of:=[.A65]+1" office:value-type="float" office:value="30">
            <text:p>30</text:p>
          </table:table-cell>
          <table:table-cell table:style-name="ce4" table:formula="of:=[.B65]" office:value-type="float" office:value="292">
            <text:p>29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0, 292, 1869, null, 0, 1);">
            <text:p>insert into game_score (id, matchid, squad, goals, points, time_type) values (30, 292, 1869, null, 0, 1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31">
            <text:p>31</text:p>
          </table:table-cell>
          <table:table-cell table:style-name="ce4" table:formula="of:=[.B65]" office:value-type="float" office:value="292">
            <text:p>292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1, 292, 1345, 1, 1, 2);">
            <text:p>insert into game_score (id, matchid, squad, goals, points, time_type) values (31, 292, 1345, 1, 1, 2);</text:p>
          </table:table-cell>
          <table:table-cell table:number-columns-repeated="1017"/>
        </table:table-row>
        <table:table-row table:style-name="ro4">
          <table:table-cell table:style-name="ce4" table:formula="of:=[.A67]+1" office:value-type="float" office:value="32">
            <text:p>32</text:p>
          </table:table-cell>
          <table:table-cell table:style-name="ce4" table:formula="of:=[.B65]" office:value-type="float" office:value="292">
            <text:p>292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2, 292, 1345, null, 0, 1);">
            <text:p>insert into game_score (id, matchid, squad, goals, points, time_type) values (32, 292, 1345, null, 0, 1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33">
            <text:p>33</text:p>
          </table:table-cell>
          <table:table-cell table:style-name="ce3" table:formula="of:=[.B65]+1" office:value-type="float" office:value="293">
            <text:p>29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3, 293, 1869, 0, 1, 2);">
            <text:p>insert into game_score (id, matchid, squad, goals, points, time_type) values (33, 293, 1869, 0, 1, 2);</text:p>
          </table:table-cell>
          <table:table-cell table:number-columns-repeated="1017"/>
        </table:table-row>
        <table:table-row table:style-name="ro3">
          <table:table-cell table:style-name="ce3" table:formula="of:=[.A69]+1" office:value-type="float" office:value="34">
            <text:p>34</text:p>
          </table:table-cell>
          <table:table-cell table:style-name="ce3" table:formula="of:=[.B69]" office:value-type="float" office:value="293">
            <text:p>29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4, 293, 1869, null, 0, 1);">
            <text:p>insert into game_score (id, matchid, squad, goals, points, time_type) values (34, 293, 1869, null, 0, 1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5">
            <text:p>35</text:p>
          </table:table-cell>
          <table:table-cell table:style-name="ce3" table:formula="of:=[.B69]" office:value-type="float" office:value="293">
            <text:p>293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5, 293, 1284, 0, 1, 2);">
            <text:p>insert into game_score (id, matchid, squad, goals, points, time_type) values (35, 293, 1284, 0, 1, 2);</text:p>
          </table:table-cell>
          <table:table-cell table:number-columns-repeated="1017"/>
        </table:table-row>
        <table:table-row table:style-name="ro3">
          <table:table-cell table:style-name="ce3" table:formula="of:=[.A71]+1" office:value-type="float" office:value="36">
            <text:p>36</text:p>
          </table:table-cell>
          <table:table-cell table:style-name="ce3" table:formula="of:=[.B69]" office:value-type="float" office:value="293">
            <text:p>293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6, 293, 1284, null, 0, 1);">
            <text:p>insert into game_score (id, matchid, squad, goals, points, time_type) values (36, 293, 1284, null, 0, 1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37">
            <text:p>37</text:p>
          </table:table-cell>
          <table:table-cell table:style-name="ce4" table:formula="of:=[.B69]+1" office:value-type="float" office:value="294">
            <text:p>294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7, 294, 597, 1, 2, 2);">
            <text:p>insert into game_score (id, matchid, squad, goals, points, time_type) values (37, 294, 597, 1, 2, 2);</text:p>
          </table:table-cell>
          <table:table-cell table:number-columns-repeated="1017"/>
        </table:table-row>
        <table:table-row table:style-name="ro4">
          <table:table-cell table:style-name="ce4" table:formula="of:=[.A73]+1" office:value-type="float" office:value="38">
            <text:p>38</text:p>
          </table:table-cell>
          <table:table-cell table:style-name="ce4" table:formula="of:=[.B73]" office:value-type="float" office:value="294">
            <text:p>294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8, 294, 597, null, 0, 1);">
            <text:p>insert into game_score (id, matchid, squad, goals, points, time_type) values (38, 294, 597, null, 0, 1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9">
            <text:p>39</text:p>
          </table:table-cell>
          <table:table-cell table:style-name="ce4" table:formula="of:=[.B73]" office:value-type="float" office:value="294">
            <text:p>294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9, 294, 297, 0, 0, 2);">
            <text:p>insert into game_score (id, matchid, squad, goals, points, time_type) values (39, 294, 297, 0, 0, 2);</text:p>
          </table:table-cell>
          <table:table-cell table:number-columns-repeated="1017"/>
        </table:table-row>
        <table:table-row table:style-name="ro4">
          <table:table-cell table:style-name="ce4" table:formula="of:=[.A75]+1" office:value-type="float" office:value="40">
            <text:p>40</text:p>
          </table:table-cell>
          <table:table-cell table:style-name="ce4" table:formula="of:=[.B73]" office:value-type="float" office:value="294">
            <text:p>294</text:p>
          </table:table-cell>
          <table:table-cell table:style-name="Default" office:value-type="float" office:value="297">
            <text:p>2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0, 294, 297, null, 0, 1);">
            <text:p>insert into game_score (id, matchid, squad, goals, points, time_type) values (40, 294, 297, null, 0, 1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41">
            <text:p>41</text:p>
          </table:table-cell>
          <table:table-cell table:style-name="ce3" table:formula="of:=[.B73]+1" office:value-type="float" office:value="295">
            <text:p>295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1, 295, 592, 4, 2, 2);">
            <text:p>insert into game_score (id, matchid, squad, goals, points, time_type) values (41, 295, 592, 4, 2, 2);</text:p>
          </table:table-cell>
          <table:table-cell table:number-columns-repeated="1017"/>
        </table:table-row>
        <table:table-row table:style-name="ro3">
          <table:table-cell table:style-name="ce3" table:formula="of:=[.A77]+1" office:value-type="float" office:value="42">
            <text:p>42</text:p>
          </table:table-cell>
          <table:table-cell table:style-name="ce3" table:formula="of:=[.B77]" office:value-type="float" office:value="295">
            <text:p>295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2, 295, 592, null, 0, 1);">
            <text:p>insert into game_score (id, matchid, squad, goals, points, time_type) values (42, 295, 592, null, 0, 1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43">
            <text:p>43</text:p>
          </table:table-cell>
          <table:table-cell table:style-name="ce3" table:formula="of:=[.B77]" office:value-type="float" office:value="295">
            <text:p>295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3, 295, 297, 1, 0, 2);">
            <text:p>insert into game_score (id, matchid, squad, goals, points, time_type) values (43, 295, 297, 1, 0, 2);</text:p>
          </table:table-cell>
          <table:table-cell table:number-columns-repeated="1017"/>
        </table:table-row>
        <table:table-row table:style-name="ro3">
          <table:table-cell table:style-name="ce3" table:formula="of:=[.A79]+1" office:value-type="float" office:value="44">
            <text:p>44</text:p>
          </table:table-cell>
          <table:table-cell table:style-name="ce3" table:formula="of:=[.B77]" office:value-type="float" office:value="295">
            <text:p>295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4, 295, 297, null, 0, 1);">
            <text:p>insert into game_score (id, matchid, squad, goals, points, time_type) values (44, 295, 297, null, 0, 1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45">
            <text:p>45</text:p>
          </table:table-cell>
          <table:table-cell table:style-name="ce4" table:formula="of:=[.B77]+1" office:value-type="float" office:value="296">
            <text:p>296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5, 296, 592, 1, 1, 2);">
            <text:p>insert into game_score (id, matchid, squad, goals, points, time_type) values (45, 296, 592, 1, 1, 2);</text:p>
          </table:table-cell>
          <table:table-cell table:number-columns-repeated="1017"/>
        </table:table-row>
        <table:table-row table:style-name="ro4">
          <table:table-cell table:style-name="ce4" table:formula="of:=[.A81]+1" office:value-type="float" office:value="46">
            <text:p>46</text:p>
          </table:table-cell>
          <table:table-cell table:style-name="ce4" table:formula="of:=[.B81]" office:value-type="float" office:value="296">
            <text:p>296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6, 296, 592, null, 0, 1);">
            <text:p>insert into game_score (id, matchid, squad, goals, points, time_type) values (46, 296, 592, null, 0, 1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47">
            <text:p>47</text:p>
          </table:table-cell>
          <table:table-cell table:style-name="ce4" table:formula="of:=[.B81]" office:value-type="float" office:value="296">
            <text:p>296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7, 296, 597, 1, 1, 2);">
            <text:p>insert into game_score (id, matchid, squad, goals, points, time_type) values (47, 296, 597, 1, 1, 2);</text:p>
          </table:table-cell>
          <table:table-cell table:number-columns-repeated="1017"/>
        </table:table-row>
        <table:table-row table:style-name="ro4">
          <table:table-cell table:style-name="ce4" table:formula="of:=[.A83]+1" office:value-type="float" office:value="48">
            <text:p>48</text:p>
          </table:table-cell>
          <table:table-cell table:style-name="ce4" table:formula="of:=[.B81]" office:value-type="float" office:value="296">
            <text:p>296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8, 296, 597, null, 0, 1);">
            <text:p>insert into game_score (id, matchid, squad, goals, points, time_type) values (48, 296, 597, null, 0, 1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49">
            <text:p>49</text:p>
          </table:table-cell>
          <table:table-cell table:style-name="ce3" table:formula="of:=[.B81]+1" office:value-type="float" office:value="297">
            <text:p>297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9, 297, 1758, 3, 2, 2);">
            <text:p>insert into game_score (id, matchid, squad, goals, points, time_type) values (49, 297, 1758, 3, 2, 2);</text:p>
          </table:table-cell>
          <table:table-cell table:number-columns-repeated="1017"/>
        </table:table-row>
        <table:table-row table:style-name="ro3">
          <table:table-cell table:style-name="ce3" table:formula="of:=[.A85]+1" office:value-type="float" office:value="50">
            <text:p>50</text:p>
          </table:table-cell>
          <table:table-cell table:style-name="ce3" table:formula="of:=[.B85]" office:value-type="float" office:value="297">
            <text:p>29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50, 297, 1758, null, 0, 1);">
            <text:p>insert into game_score (id, matchid, squad, goals, points, time_type) values (50, 297, 1758, null, 0, 1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51">
            <text:p>51</text:p>
          </table:table-cell>
          <table:table-cell table:style-name="ce3" table:formula="of:=[.B85]" office:value-type="float" office:value="297">
            <text:p>297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51, 297, 1664, 0, 0, 2);">
            <text:p>insert into game_score (id, matchid, squad, goals, points, time_type) values (51, 297, 1664, 0, 0, 2);</text:p>
          </table:table-cell>
          <table:table-cell table:number-columns-repeated="1017"/>
        </table:table-row>
        <table:table-row table:style-name="ro3">
          <table:table-cell table:style-name="ce3" table:formula="of:=[.A87]+1" office:value-type="float" office:value="52">
            <text:p>52</text:p>
          </table:table-cell>
          <table:table-cell table:style-name="ce3" table:formula="of:=[.B85]" office:value-type="float" office:value="297">
            <text:p>297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52, 297, 1664, null, 0, 1);">
            <text:p>insert into game_score (id, matchid, squad, goals, points, time_type) values (52, 297, 1664, null, 0, 1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53">
            <text:p>53</text:p>
          </table:table-cell>
          <table:table-cell table:style-name="ce4" table:formula="of:=[.B85]+1" office:value-type="float" office:value="298">
            <text:p>298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53, 298, 1664, 1, 1, 2);">
            <text:p>insert into game_score (id, matchid, squad, goals, points, time_type) values (53, 298, 1664, 1, 1, 2);</text:p>
          </table:table-cell>
          <table:table-cell table:number-columns-repeated="1017"/>
        </table:table-row>
        <table:table-row table:style-name="ro4">
          <table:table-cell table:style-name="ce4" table:formula="of:=[.A89]+1" office:value-type="float" office:value="54">
            <text:p>54</text:p>
          </table:table-cell>
          <table:table-cell table:style-name="ce4" table:formula="of:=[.B89]" office:value-type="float" office:value="298">
            <text:p>298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54, 298, 1664, null, 0, 1);">
            <text:p>insert into game_score (id, matchid, squad, goals, points, time_type) values (54, 298, 1664, null, 0, 1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55">
            <text:p>55</text:p>
          </table:table-cell>
          <table:table-cell table:style-name="ce4" table:formula="of:=[.B89]" office:value-type="float" office:value="298">
            <text:p>298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55, 298, 1264, 1, 1, 2);">
            <text:p>insert into game_score (id, matchid, squad, goals, points, time_type) values (55, 298, 1264, 1, 1, 2);</text:p>
          </table:table-cell>
          <table:table-cell table:number-columns-repeated="1017"/>
        </table:table-row>
        <table:table-row table:style-name="ro4">
          <table:table-cell table:style-name="ce4" table:formula="of:=[.A91]+1" office:value-type="float" office:value="56">
            <text:p>56</text:p>
          </table:table-cell>
          <table:table-cell table:style-name="ce4" table:formula="of:=[.B89]" office:value-type="float" office:value="298">
            <text:p>298</text:p>
          </table:table-cell>
          <table:table-cell table:style-name="Default" office:value-type="float" office:value="1264">
            <text:p>12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56, 298, 1264, null, 0, 1);">
            <text:p>insert into game_score (id, matchid, squad, goals, points, time_type) values (56, 298, 1264, null, 0, 1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57">
            <text:p>57</text:p>
          </table:table-cell>
          <table:table-cell table:style-name="ce3" table:formula="of:=[.B89]+1" office:value-type="float" office:value="299">
            <text:p>299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57, 299, 1758, 6, 2, 2);">
            <text:p>insert into game_score (id, matchid, squad, goals, points, time_type) values (57, 299, 1758, 6, 2, 2);</text:p>
          </table:table-cell>
          <table:table-cell table:number-columns-repeated="1017"/>
        </table:table-row>
        <table:table-row table:style-name="ro3">
          <table:table-cell table:style-name="ce3" table:formula="of:=[.A93]+1" office:value-type="float" office:value="58">
            <text:p>58</text:p>
          </table:table-cell>
          <table:table-cell table:style-name="ce3" table:formula="of:=[.B93]" office:value-type="float" office:value="299">
            <text:p>299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58, 299, 1758, null, 0, 1);">
            <text:p>insert into game_score (id, matchid, squad, goals, points, time_type) values (58, 299, 1758, null, 0, 1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59">
            <text:p>59</text:p>
          </table:table-cell>
          <table:table-cell table:style-name="ce3" table:formula="of:=[.B93]" office:value-type="float" office:value="299">
            <text:p>299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59, 299, 1264, 0, 0, 2);">
            <text:p>insert into game_score (id, matchid, squad, goals, points, time_type) values (59, 299, 1264, 0, 0, 2);</text:p>
          </table:table-cell>
          <table:table-cell table:number-columns-repeated="1017"/>
        </table:table-row>
        <table:table-row table:style-name="ro3">
          <table:table-cell table:style-name="ce3" table:formula="of:=[.A95]+1" office:value-type="float" office:value="60">
            <text:p>60</text:p>
          </table:table-cell>
          <table:table-cell table:style-name="ce3" table:formula="of:=[.B93]" office:value-type="float" office:value="299">
            <text:p>299</text:p>
          </table:table-cell>
          <table:table-cell table:style-name="ce3" office:value-type="float" office:value="1264">
            <text:p>12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60, 299, 1264, null, 0, 1);">
            <text:p>insert into game_score (id, matchid, squad, goals, points, time_type) values (60, 299, 1264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98] &amp; &quot;, &quot; &amp; [.B98] &amp; &quot;, '&quot; &amp; [.C98] &amp; &quot;', &quot; &amp; [.D98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0'.A178]+1" office:value-type="float" office:value="260">
            <text:p>260</text:p>
          </table:table-cell>
          <table:table-cell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99] &amp; &quot;, &quot; &amp; [.B99] &amp; &quot;, '&quot; &amp; [.C99] &amp; &quot;', &quot; &amp; [.D99] &amp;  &quot;);&quot;" office:value-type="string" office:string-value="insert into group_stage (id, tournament, group_code, squad) values (260, 1991, 'A', 1876);">
            <text:p>insert into group_stage (id, tournament, group_code, squad) values (260, 1991, 'A', 1876);</text:p>
          </table:table-cell>
          <table:table-cell table:number-columns-repeated="1017"/>
        </table:table-row>
        <table:table-row table:style-name="ro2">
          <table:table-cell table:formula="of:=[.A99]+1" office:value-type="float" office:value="261">
            <text:p>261</text:p>
          </table:table-cell>
          <table:table-cell table:formula="of:=[.B99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92">
            <text:p>592</text:p>
          </table:table-cell>
          <table:table-cell table:number-columns-repeated="2"/>
          <table:table-cell table:formula="of:=&quot;insert into group_stage (id, tournament, group_code, squad) values (&quot; &amp; [.A100] &amp; &quot;, &quot; &amp; [.B100] &amp; &quot;, '&quot; &amp; [.C100] &amp; &quot;', &quot; &amp; [.D100] &amp;  &quot;);&quot;" office:value-type="string" office:string-value="insert into group_stage (id, tournament, group_code, squad) values (261, 1991, 'A', 592);">
            <text:p>insert into group_stage (id, tournament, group_code, squad) values (261, 1991, 'A', 592);</text:p>
          </table:table-cell>
          <table:table-cell table:number-columns-repeated="1017"/>
        </table:table-row>
        <table:table-row table:style-name="ro2">
          <table:table-cell table:formula="of:=[.A100]+1" office:value-type="float" office:value="262">
            <text:p>262</text:p>
          </table:table-cell>
          <table:table-cell table:formula="of:=[.B100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1345">
            <text:p>1345</text:p>
          </table:table-cell>
          <table:table-cell table:number-columns-repeated="2"/>
          <table:table-cell table:formula="of:=&quot;insert into group_stage (id, tournament, group_code, squad) values (&quot; &amp; [.A101] &amp; &quot;, &quot; &amp; [.B101] &amp; &quot;, '&quot; &amp; [.C101] &amp; &quot;', &quot; &amp; [.D101] &amp;  &quot;);&quot;" office:value-type="string" office:string-value="insert into group_stage (id, tournament, group_code, squad) values (262, 1991, 'A', 1345);">
            <text:p>insert into group_stage (id, tournament, group_code, squad) values (262, 1991, 'A', 1345);</text:p>
          </table:table-cell>
          <table:table-cell table:number-columns-repeated="1017"/>
        </table:table-row>
        <table:table-row table:style-name="ro2">
          <table:table-cell table:formula="of:=[.A101]+1" office:value-type="float" office:value="263">
            <text:p>263</text:p>
          </table:table-cell>
          <table:table-cell table:formula="of:=[.B101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02] &amp; &quot;, &quot; &amp; [.B102] &amp; &quot;, '&quot; &amp; [.C102] &amp; &quot;', &quot; &amp; [.D102] &amp;  &quot;);&quot;" office:value-type="string" office:string-value="insert into group_stage (id, tournament, group_code, squad) values (263, 1991, 'A', 53);">
            <text:p>insert into group_stage (id, tournament, group_code, squad) values (263, 1991, 'A', 53);</text:p>
          </table:table-cell>
          <table:table-cell table:number-columns-repeated="1017"/>
        </table:table-row>
        <table:table-row table:style-name="ro2">
          <table:table-cell table:formula="of:=[.A102]+1" office:value-type="float" office:value="264">
            <text:p>264</text:p>
          </table:table-cell>
          <table:table-cell table:formula="of:=[.B102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03] &amp; &quot;, &quot; &amp; [.B103] &amp; &quot;, '&quot; &amp; [.C103] &amp; &quot;', &quot; &amp; [.D103] &amp;  &quot;);&quot;" office:value-type="string" office:string-value="insert into group_stage (id, tournament, group_code, squad) values (264, 1991, 'B', 1868);">
            <text:p>insert into group_stage (id, tournament, group_code, squad) values (264, 1991, 'B', 1868);</text:p>
          </table:table-cell>
          <table:table-cell table:number-columns-repeated="1017"/>
        </table:table-row>
        <table:table-row table:style-name="ro2">
          <table:table-cell table:formula="of:=[.A103]+1" office:value-type="float" office:value="265">
            <text:p>265</text:p>
          </table:table-cell>
          <table:table-cell table:formula="of:=[.B103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809">
            <text:p>1809</text:p>
          </table:table-cell>
          <table:table-cell table:number-columns-repeated="2"/>
          <table:table-cell table:formula="of:=&quot;insert into group_stage (id, tournament, group_code, squad) values (&quot; &amp; [.A104] &amp; &quot;, &quot; &amp; [.B104] &amp; &quot;, '&quot; &amp; [.C104] &amp; &quot;', &quot; &amp; [.D104] &amp;  &quot;);&quot;" office:value-type="string" office:string-value="insert into group_stage (id, tournament, group_code, squad) values (265, 1991, 'B', 1809);">
            <text:p>insert into group_stage (id, tournament, group_code, squad) values (265, 1991, 'B', 1809);</text:p>
          </table:table-cell>
          <table:table-cell table:number-columns-repeated="1017"/>
        </table:table-row>
        <table:table-row table:style-name="ro2">
          <table:table-cell table:formula="of:=[.A104]+1" office:value-type="float" office:value="266">
            <text:p>266</text:p>
          </table:table-cell>
          <table:table-cell table:formula="of:=[.B104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group_stage (id, tournament, group_code, squad) values (&quot; &amp; [.A105] &amp; &quot;, &quot; &amp; [.B105] &amp; &quot;, '&quot; &amp; [.C105] &amp; &quot;', &quot; &amp; [.D105] &amp;  &quot;);&quot;" office:value-type="string" office:string-value="insert into group_stage (id, tournament, group_code, squad) values (266, 1991, 'B', 1758);">
            <text:p>insert into group_stage (id, tournament, group_code, squad) values (266, 1991, 'B', 1758);</text:p>
          </table:table-cell>
          <table:table-cell table:number-columns-repeated="1017"/>
        </table:table-row>
        <table:table-row table:style-name="ro2">
          <table:table-cell table:formula="of:=[.A105]+1" office:value-type="float" office:value="267">
            <text:p>267</text:p>
          </table:table-cell>
          <table:table-cell table:formula="of:=[.B105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06] &amp; &quot;, &quot; &amp; [.B106] &amp; &quot;, '&quot; &amp; [.C106] &amp; &quot;', &quot; &amp; [.D106] &amp;  &quot;);&quot;" office:value-type="string" office:string-value="insert into group_stage (id, tournament, group_code, squad) values (267, 1991, 'B', 596);">
            <text:p>insert into group_stage (id, tournament, group_code, squad) values (267, 1991, 'B', 59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08] &amp; &quot;, '&quot; &amp; [.B108] &amp; &quot;', &quot; &amp; [.C108] &amp; &quot;, &quot; &amp; [.D10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300">
            <text:p>300</text:p>
          </table:table-cell>
          <table:table-cell table:style-name="ce5" table:formula="of:=&quot;1991-05-24&quot;" office:value-type="string" office:string-value="1991-05-24">
            <text:p>1991-05-24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9] &amp; &quot;, '&quot; &amp; [.B109] &amp; &quot;', &quot; &amp; [.C109] &amp; &quot;, &quot; &amp; [.D109] &amp;  &quot;);&quot;" office:value-type="string" office:string-value="insert into game (matchid, matchdate, game_type, country) values (300, '1991-05-24', 2, 1876);">
            <text:p>insert into game (matchid, matchdate, game_type, country) values (300, '1991-05-24', 2, 1876);</text:p>
          </table:table-cell>
          <table:table-cell table:number-columns-repeated="1017"/>
        </table:table-row>
        <table:table-row table:style-name="ro2">
          <table:table-cell table:formula="of:=+[.A109]+1" office:value-type="float" office:value="301">
            <text:p>301</text:p>
          </table:table-cell>
          <table:table-cell table:style-name="ce5" table:formula="of:=&quot;1991-05-26&quot;" office:value-type="string" office:string-value="1991-05-26">
            <text:p>1991-05-26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10] &amp; &quot;, '&quot; &amp; [.B110] &amp; &quot;', &quot; &amp; [.C110] &amp; &quot;, &quot; &amp; [.D110] &amp;  &quot;);&quot;" office:value-type="string" office:string-value="insert into game (matchid, matchdate, game_type, country) values (301, '1991-05-26', 2, 1876);">
            <text:p>insert into game (matchid, matchdate, game_type, country) values (301, '1991-05-26', 2, 1876);</text:p>
          </table:table-cell>
          <table:table-cell table:number-columns-repeated="1017"/>
        </table:table-row>
        <table:table-row table:style-name="ro2">
          <table:table-cell table:formula="of:=+[.A110]+1" office:value-type="float" office:value="302">
            <text:p>302</text:p>
          </table:table-cell>
          <table:table-cell table:style-name="ce5" table:formula="of:=&quot;1991-05-28&quot;" office:value-type="string" office:string-value="1991-05-28">
            <text:p>1991-05-28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1] &amp; &quot;, '&quot; &amp; [.B111] &amp; &quot;', &quot; &amp; [.C111] &amp; &quot;, &quot; &amp; [.D111] &amp;  &quot;);&quot;" office:value-type="string" office:string-value="insert into game (matchid, matchdate, game_type, country) values (302, '1991-05-28', 2, 1876);">
            <text:p>insert into game (matchid, matchdate, game_type, country) values (302, '1991-05-28', 2, 1876);</text:p>
          </table:table-cell>
          <table:table-cell table:number-columns-repeated="1017"/>
        </table:table-row>
        <table:table-row table:style-name="ro2">
          <table:table-cell table:formula="of:=+[.A111]+1" office:value-type="float" office:value="303">
            <text:p>303</text:p>
          </table:table-cell>
          <table:table-cell table:style-name="ce5" table:formula="of:=&quot;1991-05-23&quot;" office:value-type="string" office:string-value="1991-05-23">
            <text:p>1991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12] &amp; &quot;, '&quot; &amp; [.B112] &amp; &quot;', &quot; &amp; [.C112] &amp; &quot;, &quot; &amp; [.D112] &amp;  &quot;);&quot;" office:value-type="string" office:string-value="insert into game (matchid, matchdate, game_type, country) values (303, '1991-05-23', 2, 1876);">
            <text:p>insert into game (matchid, matchdate, game_type, country) values (303, '1991-05-23', 2, 1876);</text:p>
          </table:table-cell>
          <table:table-cell table:number-columns-repeated="1017"/>
        </table:table-row>
        <table:table-row table:style-name="ro2">
          <table:table-cell table:formula="of:=+[.A112]+1" office:value-type="float" office:value="304">
            <text:p>304</text:p>
          </table:table-cell>
          <table:table-cell table:style-name="ce5" table:formula="of:=&quot;1991-05-23&quot;" office:value-type="string" office:string-value="1991-05-23">
            <text:p>1991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13] &amp; &quot;, '&quot; &amp; [.B113] &amp; &quot;', &quot; &amp; [.C113] &amp; &quot;, &quot; &amp; [.D113] &amp;  &quot;);&quot;" office:value-type="string" office:string-value="insert into game (matchid, matchdate, game_type, country) values (304, '1991-05-23', 2, 1876);">
            <text:p>insert into game (matchid, matchdate, game_type, country) values (304, '1991-05-23', 2, 1876);</text:p>
          </table:table-cell>
          <table:table-cell table:number-columns-repeated="1017"/>
        </table:table-row>
        <table:table-row table:style-name="ro2">
          <table:table-cell table:formula="of:=+[.A113]+1" office:value-type="float" office:value="305">
            <text:p>305</text:p>
          </table:table-cell>
          <table:table-cell table:style-name="ce5" table:formula="of:=&quot;1991-05-25&quot;" office:value-type="string" office:string-value="1991-05-25">
            <text:p>1991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14] &amp; &quot;, '&quot; &amp; [.B114] &amp; &quot;', &quot; &amp; [.C114] &amp; &quot;, &quot; &amp; [.D114] &amp;  &quot;);&quot;" office:value-type="string" office:string-value="insert into game (matchid, matchdate, game_type, country) values (305, '1991-05-25', 2, 1876);">
            <text:p>insert into game (matchid, matchdate, game_type, country) values (305, '1991-05-25', 2, 1876);</text:p>
          </table:table-cell>
          <table:table-cell table:number-columns-repeated="1017"/>
        </table:table-row>
        <table:table-row table:style-name="ro2">
          <table:table-cell table:formula="of:=+[.A114]+1" office:value-type="float" office:value="306">
            <text:p>306</text:p>
          </table:table-cell>
          <table:table-cell table:style-name="ce5" table:formula="of:=&quot;1991-05-25&quot;" office:value-type="string" office:string-value="1991-05-25">
            <text:p>1991-05-25</text:p>
          </table:table-cell>
          <table:table-cell table:formula="of:=+[.C109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15] &amp; &quot;, '&quot; &amp; [.B115] &amp; &quot;', &quot; &amp; [.C115] &amp; &quot;, &quot; &amp; [.D115] &amp;  &quot;);&quot;" office:value-type="string" office:string-value="insert into game (matchid, matchdate, game_type, country) values (306, '1991-05-25', 2, 1876);">
            <text:p>insert into game (matchid, matchdate, game_type, country) values (306, '1991-05-25', 2, 1876);</text:p>
          </table:table-cell>
          <table:table-cell table:number-columns-repeated="1017"/>
        </table:table-row>
        <table:table-row table:style-name="ro2">
          <table:table-cell table:formula="of:=+[.A115]+1" office:value-type="float" office:value="307">
            <text:p>307</text:p>
          </table:table-cell>
          <table:table-cell table:style-name="ce5" table:formula="of:=&quot;1991-05-27&quot;" office:value-type="string" office:string-value="1991-05-27">
            <text:p>1991-05-27</text:p>
          </table:table-cell>
          <table:table-cell table:formula="of:=+[.C115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16] &amp; &quot;, '&quot; &amp; [.B116] &amp; &quot;', &quot; &amp; [.C116] &amp; &quot;, &quot; &amp; [.D116] &amp;  &quot;);&quot;" office:value-type="string" office:string-value="insert into game (matchid, matchdate, game_type, country) values (307, '1991-05-27', 2, 1876);">
            <text:p>insert into game (matchid, matchdate, game_type, country) values (307, '1991-05-27', 2, 1876);</text:p>
          </table:table-cell>
          <table:table-cell table:number-columns-repeated="1017"/>
        </table:table-row>
        <table:table-row table:style-name="ro2">
          <table:table-cell table:formula="of:=+[.A116]+1" office:value-type="float" office:value="308">
            <text:p>308</text:p>
          </table:table-cell>
          <table:table-cell table:style-name="ce5" table:formula="of:=&quot;1991-05-27&quot;" office:value-type="string" office:string-value="1991-05-27">
            <text:p>1991-05-27</text:p>
          </table:table-cell>
          <table:table-cell table:formula="of:=+[.C116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17] &amp; &quot;, '&quot; &amp; [.B117] &amp; &quot;', &quot; &amp; [.C117] &amp; &quot;, &quot; &amp; [.D117] &amp;  &quot;);&quot;" office:value-type="string" office:string-value="insert into game (matchid, matchdate, game_type, country) values (308, '1991-05-27', 2, 1876);">
            <text:p>insert into game (matchid, matchdate, game_type, country) values (308, '1991-05-27', 2, 1876);</text:p>
          </table:table-cell>
          <table:table-cell table:number-columns-repeated="1017"/>
        </table:table-row>
        <table:table-row table:style-name="ro2">
          <table:table-cell table:formula="of:=+[.A117]+1" office:value-type="float" office:value="309">
            <text:p>309</text:p>
          </table:table-cell>
          <table:table-cell table:style-name="ce5" table:formula="of:=&quot;1991-05-30&quot;" office:value-type="string" office:string-value="1991-05-30">
            <text:p>1991-05-30</text:p>
          </table:table-cell>
          <table:table-cell table:formula="of:=+[.C117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18] &amp; &quot;, '&quot; &amp; [.B118] &amp; &quot;', &quot; &amp; [.C118] &amp; &quot;, &quot; &amp; [.D118] &amp;  &quot;);&quot;" office:value-type="string" office:string-value="insert into game (matchid, matchdate, game_type, country) values (309, '1991-05-30', 2, 1876);">
            <text:p>insert into game (matchid, matchdate, game_type, country) values (309, '1991-05-30', 2, 1876);</text:p>
          </table:table-cell>
          <table:table-cell table:number-columns-repeated="1017"/>
        </table:table-row>
        <table:table-row table:style-name="ro2">
          <table:table-cell table:formula="of:=+[.A118]+1" office:value-type="float" office:value="310">
            <text:p>310</text:p>
          </table:table-cell>
          <table:table-cell table:style-name="ce5" table:formula="of:=&quot;1991-05-30&quot;" office:value-type="string" office:string-value="1991-05-30">
            <text:p>1991-05-30</text:p>
          </table:table-cell>
          <table:table-cell table:formula="of:=+[.C118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19] &amp; &quot;, '&quot; &amp; [.B119] &amp; &quot;', &quot; &amp; [.C119] &amp; &quot;, &quot; &amp; [.D119] &amp;  &quot;);&quot;" office:value-type="string" office:string-value="insert into game (matchid, matchdate, game_type, country) values (310, '1991-05-30', 2, 1876);">
            <text:p>insert into game (matchid, matchdate, game_type, country) values (310, '1991-05-30', 2, 1876);</text:p>
          </table:table-cell>
          <table:table-cell table:number-columns-repeated="1017"/>
        </table:table-row>
        <table:table-row table:style-name="ro2">
          <table:table-cell table:formula="of:=+[.A119]+1" office:value-type="float" office:value="311">
            <text:p>311</text:p>
          </table:table-cell>
          <table:table-cell table:style-name="ce5" table:formula="of:=&quot;1991-06-02&quot;" office:value-type="string" office:string-value="1991-06-02">
            <text:p>1991-06-02</text:p>
          </table:table-cell>
          <table:table-cell office:value-type="float" office:value="5">
            <text:p>5</text:p>
          </table:table-cell>
          <table:table-cell office:value-type="float" office:value="1876">
            <text:p>187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20] &amp; &quot;, '&quot; &amp; [.B120] &amp; &quot;', &quot; &amp; [.C120] &amp; &quot;, &quot; &amp; [.D120] &amp;  &quot;);&quot;" office:value-type="string" office:string-value="insert into game (matchid, matchdate, game_type, country) values (311, '1991-06-02', 5, 1876);">
            <text:p>insert into game (matchid, matchdate, game_type, country) values (311, '1991-06-02', 5, 1876);</text:p>
          </table:table-cell>
          <table:table-cell table:number-columns-repeated="1017"/>
        </table:table-row>
        <table:table-row table:style-name="ro2">
          <table:table-cell table:formula="of:=+[.A120]+1" office:value-type="float" office:value="312">
            <text:p>312</text:p>
          </table:table-cell>
          <table:table-cell table:style-name="ce5" table:formula="of:=&quot;1991-06-02&quot;" office:value-type="string" office:string-value="1991-06-02">
            <text:p>1991-06-02</text:p>
          </table:table-cell>
          <table:table-cell office:value-type="float" office:value="6">
            <text:p>6</text:p>
          </table:table-cell>
          <table:table-cell office:value-type="float" office:value="1876">
            <text:p>187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21] &amp; &quot;, '&quot; &amp; [.B121] &amp; &quot;', &quot; &amp; [.C121] &amp; &quot;, &quot; &amp; [.D121] &amp;  &quot;);&quot;" office:value-type="string" office:string-value="insert into game (matchid, matchdate, game_type, country) values (312, '1991-06-02', 6, 1876);">
            <text:p>insert into game (matchid, matchdate, game_type, country) values (312, '1991-06-02', 6, 187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61">
            <text:p>61</text:p>
          </table:table-cell>
          <table:table-cell table:style-name="ce3" table:formula="of:=[.A109]" office:value-type="float" office:value="300">
            <text:p>300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61, 300, 1876, 6, 2, 2);">
            <text:p>insert into game_score (id, matchid, squad, goals, points, time_type) values (61, 300, 1876, 6, 2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62">
            <text:p>62</text:p>
          </table:table-cell>
          <table:table-cell table:style-name="ce3" table:formula="of:=[.B124]" office:value-type="float" office:value="300">
            <text:p>300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62, 300, 1876, 2, 0, 1);">
            <text:p>insert into game_score (id, matchid, squad, goals, points, time_type) values (62, 300, 1876, 2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63">
            <text:p>63</text:p>
          </table:table-cell>
          <table:table-cell table:style-name="ce3" table:formula="of:=[.B124]" office:value-type="float" office:value="300">
            <text:p>30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63, 300, 592, 0, 0, 2);">
            <text:p>insert into game_score (id, matchid, squad, goals, points, time_type) values (63, 300, 592, 0, 0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64">
            <text:p>64</text:p>
          </table:table-cell>
          <table:table-cell table:style-name="ce3" table:formula="of:=[.B124]" office:value-type="float" office:value="300">
            <text:p>30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64, 300, 592, 0, 0, 1);">
            <text:p>insert into game_score (id, matchid, squad, goals, points, time_type) values (64, 300, 592, 0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65">
            <text:p>65</text:p>
          </table:table-cell>
          <table:table-cell table:style-name="ce4" table:formula="of:=[.B124]+1" office:value-type="float" office:value="301">
            <text:p>30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65, 301, 1876, 3, 2, 2);">
            <text:p>insert into game_score (id, matchid, squad, goals, points, time_type) values (65, 301, 1876, 3, 2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66">
            <text:p>66</text:p>
          </table:table-cell>
          <table:table-cell table:style-name="ce4" table:formula="of:=[.B128]" office:value-type="float" office:value="301">
            <text:p>30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66, 301, 1876, 1, 0, 1);">
            <text:p>insert into game_score (id, matchid, squad, goals, points, time_type) values (66, 301, 1876, 1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67">
            <text:p>67</text:p>
          </table:table-cell>
          <table:table-cell table:style-name="ce4" table:formula="of:=[.B128]" office:value-type="float" office:value="301">
            <text:p>301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67, 301, 1345, 2, 0, 2);">
            <text:p>insert into game_score (id, matchid, squad, goals, points, time_type) values (67, 301, 1345, 2, 0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68">
            <text:p>68</text:p>
          </table:table-cell>
          <table:table-cell table:style-name="ce4" table:formula="of:=[.B128]" office:value-type="float" office:value="301">
            <text:p>301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68, 301, 1345, 1, 0, 1);">
            <text:p>insert into game_score (id, matchid, squad, goals, points, time_type) values (68, 301, 1345, 1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69">
            <text:p>69</text:p>
          </table:table-cell>
          <table:table-cell table:style-name="ce3" table:formula="of:=[.B128]+1" office:value-type="float" office:value="302">
            <text:p>302</text:p>
          </table:table-cell>
          <table:table-cell table:style-name="ce3" office:value-type="float" office:value="592">
            <text:p>592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69, 302, 592, 2, 2, 2);">
            <text:p>insert into game_score (id, matchid, squad, goals, points, time_type) values (69, 302, 592, 2, 2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70">
            <text:p>70</text:p>
          </table:table-cell>
          <table:table-cell table:style-name="ce3" table:formula="of:=[.B132]" office:value-type="float" office:value="302">
            <text:p>302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70, 302, 592, 1, 0, 1);">
            <text:p>insert into game_score (id, matchid, squad, goals, points, time_type) values (70, 302, 592, 1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71">
            <text:p>71</text:p>
          </table:table-cell>
          <table:table-cell table:style-name="ce3" table:formula="of:=[.B132]" office:value-type="float" office:value="302">
            <text:p>302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71, 302, 1345, 1, 0, 2);">
            <text:p>insert into game_score (id, matchid, squad, goals, points, time_type) values (71, 302, 1345, 1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72">
            <text:p>72</text:p>
          </table:table-cell>
          <table:table-cell table:style-name="ce3" table:formula="of:=[.B132]" office:value-type="float" office:value="302">
            <text:p>302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72, 302, 1345, 1, 0, 1);">
            <text:p>insert into game_score (id, matchid, squad, goals, points, time_type) values (72, 302, 1345, 1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73">
            <text:p>73</text:p>
          </table:table-cell>
          <table:table-cell table:style-name="ce4" table:formula="of:=[.B132]+1" office:value-type="float" office:value="303">
            <text:p>303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73, 303, 1868, 7, 2, 2);">
            <text:p>insert into game_score (id, matchid, squad, goals, points, time_type) values (73, 303, 1868, 7, 2, 2);</text:p>
          </table:table-cell>
          <table:table-cell table:number-columns-repeated="1017"/>
        </table:table-row>
        <table:table-row table:style-name="ro4">
          <table:table-cell table:style-name="ce4" table:formula="of:=[.A136]+1" office:value-type="float" office:value="74">
            <text:p>74</text:p>
          </table:table-cell>
          <table:table-cell table:style-name="ce4" table:formula="of:=[.B136]" office:value-type="float" office:value="303">
            <text:p>303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74, 303, 1868, null, 0, 1);">
            <text:p>insert into game_score (id, matchid, squad, goals, points, time_type) values (74, 303, 1868, null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75">
            <text:p>75</text:p>
          </table:table-cell>
          <table:table-cell table:style-name="ce4" table:formula="of:=[.B136]" office:value-type="float" office:value="303">
            <text:p>303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75, 303, 1809, 0, 0, 2);">
            <text:p>insert into game_score (id, matchid, squad, goals, points, time_type) values (75, 303, 1809, 0, 0, 2);</text:p>
          </table:table-cell>
          <table:table-cell table:number-columns-repeated="1017"/>
        </table:table-row>
        <table:table-row table:style-name="ro2">
          <table:table-cell table:style-name="ce4" table:formula="of:=[.A138]+1" office:value-type="float" office:value="76">
            <text:p>76</text:p>
          </table:table-cell>
          <table:table-cell table:style-name="ce4" table:formula="of:=[.B136]" office:value-type="float" office:value="303">
            <text:p>303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76, 303, 1809, 0, 0, 1);">
            <text:p>insert into game_score (id, matchid, squad, goals, points, time_type) values (76, 303, 1809, 0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77">
            <text:p>77</text:p>
          </table:table-cell>
          <table:table-cell table:style-name="ce3" table:formula="of:=[.B136]+1" office:value-type="float" office:value="304">
            <text:p>304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77, 304, 1758, 0, 1, 2);">
            <text:p>insert into game_score (id, matchid, squad, goals, points, time_type) values (77, 304, 1758, 0, 1, 2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78">
            <text:p>78</text:p>
          </table:table-cell>
          <table:table-cell table:style-name="ce3" table:formula="of:=[.B140]" office:value-type="float" office:value="304">
            <text:p>304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78, 304, 1758, 0, 0, 1);">
            <text:p>insert into game_score (id, matchid, squad, goals, points, time_type) values (78, 304, 1758, 0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79">
            <text:p>79</text:p>
          </table:table-cell>
          <table:table-cell table:style-name="ce3" table:formula="of:=[.B140]" office:value-type="float" office:value="304">
            <text:p>304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79, 304, 596, 0, 1, 2);">
            <text:p>insert into game_score (id, matchid, squad, goals, points, time_type) values (79, 304, 596, 0, 1, 2);</text:p>
          </table:table-cell>
          <table:table-cell table:number-columns-repeated="1017"/>
        </table:table-row>
        <table:table-row table:style-name="ro2">
          <table:table-cell table:style-name="ce3" table:formula="of:=[.A142]+1" office:value-type="float" office:value="80">
            <text:p>80</text:p>
          </table:table-cell>
          <table:table-cell table:style-name="ce3" table:formula="of:=[.B140]" office:value-type="float" office:value="304">
            <text:p>304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80, 304, 596, 0, 0, 1);">
            <text:p>insert into game_score (id, matchid, squad, goals, points, time_type) values (80, 304, 596, 0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81">
            <text:p>81</text:p>
          </table:table-cell>
          <table:table-cell table:style-name="ce4" table:formula="of:=[.B140]+1" office:value-type="float" office:value="305">
            <text:p>305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81, 305, 1868, 1, 2, 2);">
            <text:p>insert into game_score (id, matchid, squad, goals, points, time_type) values (81, 305, 1868, 1, 2, 2);</text:p>
          </table:table-cell>
          <table:table-cell table:number-columns-repeated="1017"/>
        </table:table-row>
        <table:table-row table:style-name="ro4">
          <table:table-cell table:style-name="ce4" table:formula="of:=[.A144]+1" office:value-type="float" office:value="82">
            <text:p>82</text:p>
          </table:table-cell>
          <table:table-cell table:style-name="ce4" table:formula="of:=[.B144]" office:value-type="float" office:value="305">
            <text:p>305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82, 305, 1868, null, 0, 1);">
            <text:p>insert into game_score (id, matchid, squad, goals, points, time_type) values (82, 305, 1868, null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83">
            <text:p>83</text:p>
          </table:table-cell>
          <table:table-cell table:style-name="ce4" table:formula="of:=[.B144]" office:value-type="float" office:value="305">
            <text:p>305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83, 305, 596, 0, 0, 2);">
            <text:p>insert into game_score (id, matchid, squad, goals, points, time_type) values (83, 305, 596, 0, 0, 2);</text:p>
          </table:table-cell>
          <table:table-cell table:number-columns-repeated="1017"/>
        </table:table-row>
        <table:table-row table:style-name="ro2">
          <table:table-cell table:style-name="ce4" table:formula="of:=[.A146]+1" office:value-type="float" office:value="84">
            <text:p>84</text:p>
          </table:table-cell>
          <table:table-cell table:style-name="ce4" table:formula="of:=[.B144]" office:value-type="float" office:value="305">
            <text:p>305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84, 305, 596, 0, 0, 1);">
            <text:p>insert into game_score (id, matchid, squad, goals, points, time_type) values (84, 305, 596, 0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85">
            <text:p>85</text:p>
          </table:table-cell>
          <table:table-cell table:style-name="ce3" table:formula="of:=[.B144]+1" office:value-type="float" office:value="306">
            <text:p>306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85, 306, 1758, 0, 1, 2);">
            <text:p>insert into game_score (id, matchid, squad, goals, points, time_type) values (85, 306, 1758, 0, 1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86">
            <text:p>86</text:p>
          </table:table-cell>
          <table:table-cell table:style-name="ce3" table:formula="of:=[.B148]" office:value-type="float" office:value="306">
            <text:p>306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86, 306, 1758, 0, 0, 1);">
            <text:p>insert into game_score (id, matchid, squad, goals, points, time_type) values (86, 306, 1758, 0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87">
            <text:p>87</text:p>
          </table:table-cell>
          <table:table-cell table:style-name="ce3" table:formula="of:=[.B148]" office:value-type="float" office:value="306">
            <text:p>306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87, 306, 1809, 0, 1, 2);">
            <text:p>insert into game_score (id, matchid, squad, goals, points, time_type) values (87, 306, 1809, 0, 1, 2);</text:p>
          </table:table-cell>
          <table:table-cell table:number-columns-repeated="1017"/>
        </table:table-row>
        <table:table-row table:style-name="ro2">
          <table:table-cell table:style-name="ce3" table:formula="of:=[.A150]+1" office:value-type="float" office:value="88">
            <text:p>88</text:p>
          </table:table-cell>
          <table:table-cell table:style-name="ce3" table:formula="of:=[.B148]" office:value-type="float" office:value="306">
            <text:p>306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88, 306, 1809, 0, 0, 1);">
            <text:p>insert into game_score (id, matchid, squad, goals, points, time_type) values (88, 306, 1809, 0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89">
            <text:p>89</text:p>
          </table:table-cell>
          <table:table-cell table:style-name="ce4" table:formula="of:=[.B148]+1" office:value-type="float" office:value="307">
            <text:p>307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89, 307, 1868, 1, 0, 2);">
            <text:p>insert into game_score (id, matchid, squad, goals, points, time_type) values (89, 307, 1868, 1, 0, 2);</text:p>
          </table:table-cell>
          <table:table-cell table:number-columns-repeated="1017"/>
        </table:table-row>
        <table:table-row table:style-name="ro4">
          <table:table-cell table:style-name="ce4" table:formula="of:=[.A152]+1" office:value-type="float" office:value="90">
            <text:p>90</text:p>
          </table:table-cell>
          <table:table-cell table:style-name="ce4" table:formula="of:=[.B152]" office:value-type="float" office:value="307">
            <text:p>307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90, 307, 1868, null, 0, 1);">
            <text:p>insert into game_score (id, matchid, squad, goals, points, time_type) values (90, 307, 1868, null, 0, 1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91">
            <text:p>91</text:p>
          </table:table-cell>
          <table:table-cell table:style-name="ce4" table:formula="of:=[.B152]" office:value-type="float" office:value="307">
            <text:p>307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91, 307, 1758, 2, 2, 2);">
            <text:p>insert into game_score (id, matchid, squad, goals, points, time_type) values (91, 307, 1758, 2, 2, 2);</text:p>
          </table:table-cell>
          <table:table-cell table:number-columns-repeated="1017"/>
        </table:table-row>
        <table:table-row table:style-name="ro4">
          <table:table-cell table:style-name="ce4" table:formula="of:=[.A154]+1" office:value-type="float" office:value="92">
            <text:p>92</text:p>
          </table:table-cell>
          <table:table-cell table:style-name="ce4" table:formula="of:=[.B152]" office:value-type="float" office:value="307">
            <text:p>307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92, 307, 1758, null, 0, 1);">
            <text:p>insert into game_score (id, matchid, squad, goals, points, time_type) values (92, 307, 1758, null, 0, 1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93">
            <text:p>93</text:p>
          </table:table-cell>
          <table:table-cell table:style-name="ce3" table:formula="of:=[.B152]+1" office:value-type="float" office:value="308">
            <text:p>30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93, 308, 596, 4, 2, 2);">
            <text:p>insert into game_score (id, matchid, squad, goals, points, time_type) values (93, 308, 596, 4, 2, 2);</text:p>
          </table:table-cell>
          <table:table-cell table:number-columns-repeated="1017"/>
        </table:table-row>
        <table:table-row table:style-name="ro2">
          <table:table-cell table:style-name="ce3" table:formula="of:=[.A156]+1" office:value-type="float" office:value="94">
            <text:p>94</text:p>
          </table:table-cell>
          <table:table-cell table:style-name="ce3" table:formula="of:=[.B156]" office:value-type="float" office:value="308">
            <text:p>30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94, 308, 596, 2, 0, 1);">
            <text:p>insert into game_score (id, matchid, squad, goals, points, time_type) values (94, 308, 596, 2, 0, 1);</text:p>
          </table:table-cell>
          <table:table-cell table:number-columns-repeated="1017"/>
        </table:table-row>
        <table:table-row table:style-name="ro2">
          <table:table-cell table:style-name="ce3" table:formula="of:=[.A157]+1" office:value-type="float" office:value="95">
            <text:p>95</text:p>
          </table:table-cell>
          <table:table-cell table:style-name="ce3" table:formula="of:=[.B156]" office:value-type="float" office:value="308">
            <text:p>308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95, 308, 1809, 1, 0, 2);">
            <text:p>insert into game_score (id, matchid, squad, goals, points, time_type) values (95, 308, 1809, 1, 0, 2);</text:p>
          </table:table-cell>
          <table:table-cell table:number-columns-repeated="1017"/>
        </table:table-row>
        <table:table-row table:style-name="ro2">
          <table:table-cell table:style-name="ce3" table:formula="of:=[.A158]+1" office:value-type="float" office:value="96">
            <text:p>96</text:p>
          </table:table-cell>
          <table:table-cell table:style-name="ce3" table:formula="of:=[.B156]" office:value-type="float" office:value="308">
            <text:p>308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96, 308, 1809, 0, 0, 1);">
            <text:p>insert into game_score (id, matchid, squad, goals, points, time_type) values (96, 308, 1809, 0, 0, 1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97">
            <text:p>97</text:p>
          </table:table-cell>
          <table:table-cell table:style-name="ce4" table:formula="of:=[.B156]+1" office:value-type="float" office:value="309">
            <text:p>30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97, 309, 1868, 3, 2, 2);">
            <text:p>insert into game_score (id, matchid, squad, goals, points, time_type) values (97, 309, 1868, 3, 2, 2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98">
            <text:p>98</text:p>
          </table:table-cell>
          <table:table-cell table:style-name="ce4" table:formula="of:=[.B160]" office:value-type="float" office:value="309">
            <text:p>30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98, 309, 1868, 2, 0, 1);">
            <text:p>insert into game_score (id, matchid, squad, goals, points, time_type) values (98, 309, 1868, 2, 0, 1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99">
            <text:p>99</text:p>
          </table:table-cell>
          <table:table-cell table:style-name="ce4" table:formula="of:=[.B160]" office:value-type="float" office:value="309">
            <text:p>309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99, 309, 592, 1, 0, 2);">
            <text:p>insert into game_score (id, matchid, squad, goals, points, time_type) values (99, 309, 592, 1, 0, 2);</text:p>
          </table:table-cell>
          <table:table-cell table:number-columns-repeated="1017"/>
        </table:table-row>
        <table:table-row table:style-name="ro4">
          <table:table-cell table:style-name="ce4" table:formula="of:=[.A162]+1" office:value-type="float" office:value="100">
            <text:p>100</text:p>
          </table:table-cell>
          <table:table-cell table:style-name="ce4" table:formula="of:=[.B160]" office:value-type="float" office:value="309">
            <text:p>309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00, 309, 592, null, 0, 1);">
            <text:p>insert into game_score (id, matchid, squad, goals, points, time_type) values (100, 309, 592, null, 0, 1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101">
            <text:p>101</text:p>
          </table:table-cell>
          <table:table-cell table:style-name="ce3" table:formula="of:=[.B160]+1" office:value-type="float" office:value="310">
            <text:p>310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01, 310, 1876, 2, 2, 2);">
            <text:p>insert into game_score (id, matchid, squad, goals, points, time_type) values (101, 310, 1876, 2, 2, 2);</text:p>
          </table:table-cell>
          <table:table-cell table:number-columns-repeated="1017"/>
        </table:table-row>
        <table:table-row table:style-name="ro2">
          <table:table-cell table:style-name="ce3" table:formula="of:=[.A164]+1" office:value-type="float" office:value="102">
            <text:p>102</text:p>
          </table:table-cell>
          <table:table-cell table:style-name="ce3" table:formula="of:=[.B164]" office:value-type="float" office:value="310">
            <text:p>310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02, 310, 1876, 1, 0, 1);">
            <text:p>insert into game_score (id, matchid, squad, goals, points, time_type) values (102, 310, 1876, 1, 0, 1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103">
            <text:p>103</text:p>
          </table:table-cell>
          <table:table-cell table:style-name="ce3" table:formula="of:=[.B164]" office:value-type="float" office:value="310">
            <text:p>310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03, 310, 1758, 0, 0, 2);">
            <text:p>insert into game_score (id, matchid, squad, goals, points, time_type) values (103, 310, 1758, 0, 0, 2);</text:p>
          </table:table-cell>
          <table:table-cell table:number-columns-repeated="1017"/>
        </table:table-row>
        <table:table-row table:style-name="ro2">
          <table:table-cell table:style-name="ce3" table:formula="of:=[.A166]+1" office:value-type="float" office:value="104">
            <text:p>104</text:p>
          </table:table-cell>
          <table:table-cell table:style-name="ce3" table:formula="of:=[.B164]" office:value-type="float" office:value="310">
            <text:p>310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04, 310, 1758, 0, 0, 1);">
            <text:p>insert into game_score (id, matchid, squad, goals, points, time_type) values (104, 310, 1758, 0, 0, 1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105">
            <text:p>105</text:p>
          </table:table-cell>
          <table:table-cell table:style-name="ce4" table:formula="of:=[.B164]+1" office:value-type="float" office:value="311">
            <text:p>311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05, 311, 1758, 4, 2, 2);">
            <text:p>insert into game_score (id, matchid, squad, goals, points, time_type) values (105, 311, 1758, 4, 2, 2);</text:p>
          </table:table-cell>
          <table:table-cell table:number-columns-repeated="1017"/>
        </table:table-row>
        <table:table-row table:style-name="ro4">
          <table:table-cell table:style-name="ce4" table:formula="of:=[.A168]+1" office:value-type="float" office:value="106">
            <text:p>106</text:p>
          </table:table-cell>
          <table:table-cell table:style-name="ce4" table:formula="of:=[.B168]" office:value-type="float" office:value="311">
            <text:p>311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06, 311, 1758, null, 0, 1);">
            <text:p>insert into game_score (id, matchid, squad, goals, points, time_type) values (106, 311, 1758, null, 0, 1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107">
            <text:p>107</text:p>
          </table:table-cell>
          <table:table-cell table:style-name="ce4" table:formula="of:=[.B168]" office:value-type="float" office:value="311">
            <text:p>311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07, 311, 592, 1, 0, 2);">
            <text:p>insert into game_score (id, matchid, squad, goals, points, time_type) values (107, 311, 592, 1, 0, 2);</text:p>
          </table:table-cell>
          <table:table-cell table:number-columns-repeated="1017"/>
        </table:table-row>
        <table:table-row table:style-name="ro4">
          <table:table-cell table:style-name="ce4" table:formula="of:=[.A170]+1" office:value-type="float" office:value="108">
            <text:p>108</text:p>
          </table:table-cell>
          <table:table-cell table:style-name="ce4" table:formula="of:=[.B168]" office:value-type="float" office:value="311">
            <text:p>311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08, 311, 592, null, 0, 1);">
            <text:p>insert into game_score (id, matchid, squad, goals, points, time_type) values (108, 311, 592, null, 0, 1);</text:p>
          </table:table-cell>
          <table:table-cell table:number-columns-repeated="1017"/>
        </table:table-row>
        <table:table-row table:style-name="ro2">
          <table:table-cell table:style-name="ce3" table:formula="of:=[.A171]+1" office:value-type="float" office:value="109">
            <text:p>109</text:p>
          </table:table-cell>
          <table:table-cell table:style-name="ce3" table:formula="of:=[.B168]+1" office:value-type="float" office:value="312">
            <text:p>312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09, 312, 1868, 0, 0, 2);">
            <text:p>insert into game_score (id, matchid, squad, goals, points, time_type) values (109, 312, 1868, 0, 0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110">
            <text:p>110</text:p>
          </table:table-cell>
          <table:table-cell table:style-name="ce3" table:formula="of:=[.B172]" office:value-type="float" office:value="312">
            <text:p>312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10, 312, 1868, 0, 0, 1);">
            <text:p>insert into game_score (id, matchid, squad, goals, points, time_type) values (110, 312, 1868, 0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111">
            <text:p>111</text:p>
          </table:table-cell>
          <table:table-cell table:style-name="ce3" table:formula="of:=[.B172]" office:value-type="float" office:value="312">
            <text:p>312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11, 312, 1876, 2, 2, 2);">
            <text:p>insert into game_score (id, matchid, squad, goals, points, time_type) values (111, 312, 1876, 2, 2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112">
            <text:p>112</text:p>
          </table:table-cell>
          <table:table-cell table:style-name="ce3" table:formula="of:=[.B172]" office:value-type="float" office:value="312">
            <text:p>312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12, 312, 1876, 1, 0, 1);">
            <text:p>insert into game_score (id, matchid, squad, goals, points, time_type) values (112, 312, 1876, 1, 0, 1);</text:p>
          </table:table-cell>
          <table:table-cell table:number-columns-repeated="1017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2" table:number-rows-repeated="104839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7/05/2017</text:date>, <text:time>21:57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5-07T21:57:24</dc:date>
    <dc:creator>Esdras Salazar</dc:creator>
    <meta:editing-duration>P2DT4H17M32S</meta:editing-duration>
    <meta:editing-cycles>456</meta:editing-cycles>
    <meta:document-statistic meta:table-count="3" meta:cell-count="3829" meta:object-count="0"/>
  </office:meta>
</office:document-meta>
</file>